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rel@airel-System-Product-Name:~$ bash 3</text:p>
      <text:p text:style-name="Standard">Lancement <text:s/>de Minicom</text:p>
      <text:p text:style-name="Standard">[sudo] Mot de passe de airel : </text:p>
      <text:p text:style-name="Standard">chown: impossible d'accéder à '/dev/ttyACM0': Aucun fichier ou dossier de ce type</text:p>
      <text:p text:style-name="Standard">minicom: ne peut ouvrir /dev/ttyACM0: Aucun fichier ou dossier de ce type</text:p>
      <text:p text:style-name="Standard">airel@airel-System-Product-Name:~$ bash 3</text:p>
      <text:p text:style-name="Standard">Lancement <text:s/>de Minicom</text:p>
      <text:p text:style-name="Standard"/>
      <text:p text:style-name="Standard"/>
      <text:p text:style-name="Standard">Bienvenue avec minicom 2.7.1</text:p>
      <text:p text:style-name="Standard"/>
      <text:p text:style-name="Standard">OPTIONS: I18n </text:p>
      <text:p text:style-name="Standard">Compilé le Aug 13 2017, 15:25:34.</text:p>
      <text:p text:style-name="Standard">Port /dev/ttyACM0, 12:44:40</text:p>
      <text:p text:style-name="Standard"/>
      <text:p text:style-name="Standard">Tapez CTRL-A Z pour voir l'aide concernant les touches spéciales</text:p>
      <text:p text:style-name="Standard"/>
      <text:p text:style-name="Standard">Systeme de Cuisson Intelligent (SCI) </text:p>
      <text:p text:style-name="Standard">Saisie wifi (O) ou clavier (N)</text:p>
      <text:p text:style-name="Standard">Entrer la duree de cuisson (mn) &gt; 0 (attention : apres la frappe du premier chi)</text:p>
      <text:p text:style-name="Standard">300 mn </text:p>
      <text:p text:style-name="Standard">Par defaut le gabarit est 5, voulez-vous le changer o/n ?</text:p>
      <text:p text:style-name="Standard">Voulez-vous continuer ? taper O</text:p>
      <text:p text:style-name="Standard">Duree de cuisson 300 mn - </text:p>
      <text:p text:style-name="Standard">Le gabarit choisi est : 5</text:p>
      <text:p text:style-name="Standard">1 - attente de la cmd start</text:p>
      <text:p text:style-name="Standard">Cuisson en cours</text:p>
      <text:p text:style-name="Standard">t;T2 (degres C);Tcons (degres C);Dich (s);Dur (mn))</text:p>
      <text:p text:style-name="Standard">t <text:s text:c="25"/>: 0.50</text:p>
      <text:p text:style-name="Standard">temperature mesuree <text:s text:c="7"/>: 77.75 degres Celsius</text:p>
      <text:p text:style-name="Standard">temperature de consigne <text:s text:c="3"/>: 77.76 degres Celsius</text:p>
      <text:p text:style-name="Standard">duree iterative de chauffe : 0.02 secondes <text:s text:c="37"/></text:p>
      <text:p text:style-name="Standard">duree restante <text:s text:c="12"/>: 299.50 minutes <text:s text:c="36"/></text:p>
      <text:p text:style-name="Standard">cout <text:s text:c="22"/>: 0.0000 euros <text:s text:c="38"/></text:p>
      <text:p text:style-name="Standard">Somme des Dich <text:s text:c="12"/>: 0.00 secondes <text:s text:c="37"/></text:p>
      <text:p text:style-name="Standard">FC1 <text:s text:c="23"/>: 0 <text:s text:c="49"/></text:p>
      <text:p text:style-name="Standard"><text:s text:c="80"/></text:p>
      <text:p text:style-name="Standard">t <text:s text:c="25"/>: 1.00 <text:s text:c="46"/></text:p>
      <text:p text:style-name="Standard">temperature mesuree <text:s text:c="7"/>: 77.50 degres Celsius <text:s text:c="30"/></text:p>
      <text:p text:style-name="Standard">temperature de consigne <text:s text:c="3"/>: 77.76 degres Celsius <text:s text:c="30"/></text:p>
      <text:p text:style-name="Standard">duree iterative de chauffe : 0.87 secondes <text:s text:c="37"/></text:p>
      <text:p text:style-name="Standard">duree restante <text:s text:c="12"/>: 299.00 minutes <text:s text:c="36"/></text:p>
      <text:p text:style-name="Standard">cout <text:s text:c="22"/>: 0.0000 euros <text:s text:c="38"/></text:p>
      <text:p text:style-name="Standard">Somme des Dich <text:s text:c="12"/>: 0.02 secondes <text:s text:c="37"/></text:p>
      <text:p text:style-name="Standard">FC1 <text:s text:c="23"/>: 0 <text:s text:c="49"/></text:p>
      <text:p text:style-name="Standard"><text:s text:c="80"/></text:p>
      <text:p text:style-name="Standard">t <text:s text:c="25"/>: 1.50 <text:s text:c="46"/></text:p>
      <text:p text:style-name="Standard">temperature mesuree <text:s text:c="7"/>: 77.31 degres Celsius <text:s text:c="30"/></text:p>
      <text:p text:style-name="Standard">temperature de consigne <text:s text:c="3"/>: 77.77 degres Celsius <text:s text:c="30"/></text:p>
      <text:p text:style-name="Standard">duree iterative de chauffe : 1.52 secondes <text:s text:c="37"/></text:p>
      <text:p text:style-name="Standard">duree restante <text:s text:c="12"/>: 298.50 minutes <text:s text:c="36"/></text:p>
      <text:p text:style-name="Standard">cout <text:s text:c="22"/>: 0.0001 euros <text:s text:c="38"/></text:p>
      <text:p text:style-name="Standard"><text:soft-page-break/>Somme des Dich <text:s text:c="12"/>: 0.90 secondes <text:s text:c="37"/></text:p>
      <text:p text:style-name="Standard">FC1 <text:s text:c="23"/>: 0 <text:s text:c="49"/></text:p>
      <text:p text:style-name="Standard"><text:s text:c="80"/></text:p>
      <text:p text:style-name="Standard">t <text:s text:c="25"/>: 2.00 <text:s text:c="46"/></text:p>
      <text:p text:style-name="Standard">temperature mesuree <text:s text:c="7"/>: 77.06 degres Celsius <text:s text:c="30"/></text:p>
      <text:p text:style-name="Standard">temperature de consigne <text:s text:c="3"/>: 77.78 degres Celsius <text:s text:c="30"/></text:p>
      <text:p text:style-name="Standard">duree iterative de chauffe : 2.37 secondes <text:s text:c="37"/></text:p>
      <text:p text:style-name="Standard">duree restante <text:s text:c="12"/>: 298.00 minutes <text:s text:c="36"/></text:p>
      <text:p text:style-name="Standard">cout <text:s text:c="22"/>: 0.0002 euros <text:s text:c="38"/></text:p>
      <text:p text:style-name="Standard">Somme des Dich <text:s text:c="12"/>: 2.42 secondes <text:s text:c="37"/></text:p>
      <text:p text:style-name="Standard">FC1 <text:s text:c="23"/>: 0 <text:s text:c="49"/></text:p>
      <text:p text:style-name="Standard"><text:s text:c="80"/></text:p>
      <text:p text:style-name="Standard">t <text:s text:c="25"/>: 2.50 <text:s text:c="46"/></text:p>
      <text:p text:style-name="Standard">temperature mesuree <text:s text:c="7"/>: 76.87 degres Celsius <text:s text:c="30"/></text:p>
      <text:p text:style-name="Standard">temperature de consigne <text:s text:c="3"/>: 77.79 degres Celsius <text:s text:c="30"/></text:p>
      <text:p text:style-name="Standard">duree iterative de chauffe : 3.01 secondes <text:s text:c="37"/></text:p>
      <text:p text:style-name="Standard">duree restante <text:s text:c="12"/>: 297.50 minutes <text:s text:c="36"/></text:p>
      <text:p text:style-name="Standard">cout <text:s text:c="22"/>: 0.0004 euros <text:s text:c="38"/></text:p>
      <text:p text:style-name="Standard">Somme des Dich <text:s text:c="12"/>: 4.78 secondes <text:s text:c="37"/></text:p>
      <text:p text:style-name="Standard">FC1 <text:s text:c="23"/>: 0 <text:s text:c="49"/></text:p>
      <text:p text:style-name="Standard"><text:s text:c="80"/></text:p>
      <text:p text:style-name="Standard">t <text:s text:c="25"/>: 3.00 <text:s text:c="46"/></text:p>
      <text:p text:style-name="Standard">temperature mesuree <text:s text:c="7"/>: 76.62 degres Celsius <text:s text:c="30"/></text:p>
      <text:p text:style-name="Standard">temperature de consigne <text:s text:c="3"/>: 77.79 degres Celsius <text:s text:c="30"/></text:p>
      <text:p text:style-name="Standard">duree iterative de chauffe : 3.86 secondes <text:s text:c="37"/></text:p>
      <text:p text:style-name="Standard">duree restante <text:s text:c="12"/>: 297.00 minutes <text:s text:c="36"/></text:p>
      <text:p text:style-name="Standard">cout <text:s text:c="22"/>: 0.0006 euros <text:s text:c="38"/></text:p>
      <text:p text:style-name="Standard">Somme des Dich <text:s text:c="12"/>: 7.80 secondes <text:s text:c="37"/></text:p>
      <text:p text:style-name="Standard">FC1 <text:s text:c="23"/>: 0 <text:s text:c="49"/></text:p>
      <text:p text:style-name="Standard"><text:s text:c="80"/></text:p>
      <text:p text:style-name="Standard">t <text:s text:c="25"/>: 3.50 <text:s text:c="46"/></text:p>
      <text:p text:style-name="Standard">temperature mesuree <text:s text:c="7"/>: 76.31 degres Celsius <text:s text:c="30"/></text:p>
      <text:p text:style-name="Standard">temperature de consigne <text:s text:c="3"/>: 77.80 degres Celsius <text:s text:c="30"/></text:p>
      <text:p text:style-name="Standard">duree iterative de chauffe : 4.92 secondes <text:s text:c="37"/></text:p>
      <text:p text:style-name="Standard">duree restante <text:s text:c="12"/>: 296.50 minutes <text:s text:c="36"/></text:p>
      <text:p text:style-name="Standard">cout <text:s text:c="22"/>: 0.0009 euros <text:s text:c="38"/></text:p>
      <text:p text:style-name="Standard">Somme des Dich <text:s text:c="12"/>: 11.66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4.00 <text:s text:c="46"/></text:p>
      <text:p text:style-name="Standard">temperature mesuree <text:s text:c="7"/>: 76.06 degres Celsius <text:s text:c="30"/></text:p>
      <text:p text:style-name="Standard">temperature de consigne <text:s text:c="3"/>: 77.81 degres Celsius <text:s text:c="30"/></text:p>
      <text:p text:style-name="Standard">duree iterative de chauffe : 5.77 secondes <text:s text:c="37"/></text:p>
      <text:p text:style-name="Standard">duree restante <text:s text:c="12"/>: 296.00 minutes <text:s text:c="36"/></text:p>
      <text:p text:style-name="Standard">cout <text:s text:c="22"/>: 0.0012 euros <text:s text:c="38"/></text:p>
      <text:p text:style-name="Standard">Somme des Dich <text:s text:c="12"/>: 16.57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4.50 <text:s text:c="46"/></text:p>
      <text:p text:style-name="Standard">temperature mesuree <text:s text:c="7"/>: 75.81 degres Celsius <text:s text:c="30"/></text:p>
      <text:p text:style-name="Standard">temperature de consigne <text:s text:c="3"/>: 77.82 degres Celsius <text:s text:c="30"/></text:p>
      <text:p text:style-name="Standard">duree iterative de chauffe : 6.62 secondes <text:s text:c="37"/></text:p>
      <text:p text:style-name="Standard"><text:soft-page-break/>duree restante <text:s text:c="12"/>: 295.50 minutes <text:s text:c="36"/></text:p>
      <text:p text:style-name="Standard">cout <text:s text:c="22"/>: 0.0017 euros <text:s text:c="38"/></text:p>
      <text:p text:style-name="Standard">Somme des Dich <text:s text:c="12"/>: 22.34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5.00 <text:s text:c="46"/></text:p>
      <text:p text:style-name="Standard">temperature mesuree <text:s text:c="7"/>: 75.56 degres Celsius <text:s text:c="30"/></text:p>
      <text:p text:style-name="Standard">temperature de consigne <text:s text:c="3"/>: 77.82 degres Celsius <text:s text:c="30"/></text:p>
      <text:p text:style-name="Standard">duree iterative de chauffe : 7.47 secondes <text:s text:c="37"/></text:p>
      <text:p text:style-name="Standard">duree restante <text:s text:c="12"/>: 295.00 minutes <text:s text:c="36"/></text:p>
      <text:p text:style-name="Standard">cout <text:s text:c="22"/>: 0.0021 euros <text:s text:c="38"/></text:p>
      <text:p text:style-name="Standard">Somme des Dich <text:s text:c="12"/>: 28.96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5.50 <text:s text:c="46"/></text:p>
      <text:p text:style-name="Standard">temperature mesuree <text:s text:c="7"/>: 75.44 degres Celsius <text:s text:c="30"/></text:p>
      <text:p text:style-name="Standard">temperature de consigne <text:s text:c="3"/>: 77.83 degres Celsius <text:s text:c="30"/></text:p>
      <text:p text:style-name="Standard">duree iterative de chauffe : 7.90 secondes <text:s text:c="37"/></text:p>
      <text:p text:style-name="Standard">duree restante <text:s text:c="12"/>: 294.50 minutes <text:s text:c="36"/></text:p>
      <text:p text:style-name="Standard">cout <text:s text:c="22"/>: 0.0027 euros <text:s text:c="38"/></text:p>
      <text:p text:style-name="Standard">Somme des Dich <text:s text:c="12"/>: 36.42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6.00 <text:s text:c="46"/></text:p>
      <text:p text:style-name="Standard">temperature mesuree <text:s text:c="7"/>: 75.37 degres Celsius <text:s text:c="30"/></text:p>
      <text:p text:style-name="Standard">temperature de consigne <text:s text:c="3"/>: 77.84 degres Celsius <text:s text:c="30"/></text:p>
      <text:p text:style-name="Standard">duree iterative de chauffe : 8.13 secondes <text:s text:c="37"/></text:p>
      <text:p text:style-name="Standard">duree restante <text:s text:c="12"/>: 294.00 minutes <text:s text:c="36"/></text:p>
      <text:p text:style-name="Standard">cout <text:s text:c="22"/>: 0.0033 euros <text:s text:c="38"/></text:p>
      <text:p text:style-name="Standard">Somme des Dich <text:s text:c="12"/>: 44.33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6.50 <text:s text:c="46"/></text:p>
      <text:p text:style-name="Standard">temperature mesuree <text:s text:c="7"/>: 75.31 degres Celsius <text:s text:c="30"/></text:p>
      <text:p text:style-name="Standard">temperature de consigne <text:s text:c="3"/>: 77.85 degres Celsius <text:s text:c="30"/></text:p>
      <text:p text:style-name="Standard">duree iterative de chauffe : 8.25 secondes <text:s text:c="37"/></text:p>
      <text:p text:style-name="Standard">duree restante <text:s text:c="12"/>: 293.50 minutes <text:s text:c="36"/></text:p>
      <text:p text:style-name="Standard">cout <text:s text:c="22"/>: 0.0039 euros <text:s text:c="38"/></text:p>
      <text:p text:style-name="Standard">Somme des Dich <text:s text:c="12"/>: 52.46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7.00 <text:s text:c="46"/></text:p>
      <text:p text:style-name="Standard">temperature mesuree <text:s text:c="7"/>: 75.44 degres Celsius <text:s text:c="30"/></text:p>
      <text:p text:style-name="Standard">temperature de consigne <text:s text:c="3"/>: 77.85 degres Celsius <text:s text:c="30"/></text:p>
      <text:p text:style-name="Standard">duree iterative de chauffe : 7.98 secondes <text:s text:c="37"/></text:p>
      <text:p text:style-name="Standard">duree restante <text:s text:c="12"/>: 293.00 minutes <text:s text:c="36"/></text:p>
      <text:p text:style-name="Standard">cout <text:s text:c="22"/>: 0.0045 euros <text:s text:c="38"/></text:p>
      <text:p text:style-name="Standard">Somme des Dich <text:s text:c="12"/>: 60.71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7.50 <text:s text:c="46"/></text:p>
      <text:p text:style-name="Standard">temperature mesuree <text:s text:c="7"/>: 75.56 degres Celsius <text:s text:c="30"/></text:p>
      <text:p text:style-name="Standard"><text:soft-page-break/>temperature de consigne <text:s text:c="3"/>: 77.86 degres Celsius <text:s text:c="30"/></text:p>
      <text:p text:style-name="Standard">duree iterative de chauffe : 7.59 secondes <text:s text:c="37"/></text:p>
      <text:p text:style-name="Standard">duree restante <text:s text:c="12"/>: 292.50 minutes <text:s text:c="36"/></text:p>
      <text:p text:style-name="Standard">cout <text:s text:c="22"/>: 0.0051 euros <text:s text:c="38"/></text:p>
      <text:p text:style-name="Standard">Somme des Dich <text:s text:c="12"/>: 68.6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8.00 <text:s text:c="46"/></text:p>
      <text:p text:style-name="Standard">temperature mesuree <text:s text:c="7"/>: 75.87 degres Celsius <text:s text:c="30"/></text:p>
      <text:p text:style-name="Standard">temperature de consigne <text:s text:c="3"/>: 77.87 degres Celsius <text:s text:c="30"/></text:p>
      <text:p text:style-name="Standard">duree iterative de chauffe : 6.58 secondes <text:s text:c="37"/></text:p>
      <text:p text:style-name="Standard">duree restante <text:s text:c="12"/>: 292.00 minutes <text:s text:c="36"/></text:p>
      <text:p text:style-name="Standard">cout <text:s text:c="22"/>: 0.0056 euros <text:s text:c="38"/></text:p>
      <text:p text:style-name="Standard">Somme des Dich <text:s text:c="12"/>: 76.28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8.50 <text:s text:c="46"/></text:p>
      <text:p text:style-name="Standard">temperature mesuree <text:s text:c="7"/>: 76.31 degres Celsius <text:s text:c="30"/></text:p>
      <text:p text:style-name="Standard">temperature de consigne <text:s text:c="3"/>: 77.88 degres Celsius <text:s text:c="30"/></text:p>
      <text:p text:style-name="Standard">duree iterative de chauffe : 5.16 secondes <text:s text:c="37"/></text:p>
      <text:p text:style-name="Standard">duree restante <text:s text:c="12"/>: 291.50 minutes <text:s text:c="36"/></text:p>
      <text:p text:style-name="Standard">cout <text:s text:c="22"/>: 0.0061 euros <text:s text:c="38"/></text:p>
      <text:p text:style-name="Standard">Somme des Dich <text:s text:c="12"/>: 82.86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9.00 <text:s text:c="46"/></text:p>
      <text:p text:style-name="Standard">temperature mesuree <text:s text:c="7"/>: 76.75 degres Celsius <text:s text:c="30"/></text:p>
      <text:p text:style-name="Standard">temperature de consigne <text:s text:c="3"/>: 77.89 degres Celsius <text:s text:c="30"/></text:p>
      <text:p text:style-name="Standard">duree iterative de chauffe : 3.75 secondes <text:s text:c="37"/></text:p>
      <text:p text:style-name="Standard">duree restante <text:s text:c="12"/>: 291.00 minutes <text:s text:c="36"/></text:p>
      <text:p text:style-name="Standard">cout <text:s text:c="22"/>: 0.0065 euros <text:s text:c="38"/></text:p>
      <text:p text:style-name="Standard">Somme des Dich <text:s text:c="12"/>: 88.03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9.50 <text:s text:c="46"/></text:p>
      <text:p text:style-name="Standard">temperature mesuree <text:s text:c="7"/>: 77.25 degres Celsius <text:s text:c="30"/></text:p>
      <text:p text:style-name="Standard">temperature de consigne <text:s text:c="3"/>: 77.89 degres Celsius <text:s text:c="30"/></text:p>
      <text:p text:style-name="Standard">duree iterative de chauffe : 2.12 secondes <text:s text:c="37"/></text:p>
      <text:p text:style-name="Standard">duree restante <text:s text:c="12"/>: 290.50 minutes <text:s text:c="36"/></text:p>
      <text:p text:style-name="Standard">cout <text:s text:c="22"/>: 0.0068 euros <text:s text:c="38"/></text:p>
      <text:p text:style-name="Standard">Somme des Dich <text:s text:c="12"/>: 91.77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10.00 <text:s text:c="45"/></text:p>
      <text:p text:style-name="Standard">temperature mesuree <text:s text:c="7"/>: 77.75 degres Celsius <text:s text:c="30"/></text:p>
      <text:p text:style-name="Standard">temperature de consigne <text:s text:c="3"/>: 77.90 degres Celsius <text:s text:c="30"/></text:p>
      <text:p text:style-name="Standard">duree iterative de chauffe : 0.50 secondes <text:s text:c="37"/></text:p>
      <text:p text:style-name="Standard">duree restante <text:s text:c="12"/>: 290.00 minutes <text:s text:c="36"/></text:p>
      <text:p text:style-name="Standard">cout <text:s text:c="22"/>: 0.0070 euros <text:s text:c="38"/></text:p>
      <text:p text:style-name="Standard">Somme des Dich <text:s text:c="12"/>: 93.89 secondes <text:s text:c="36"/></text:p>
      <text:p text:style-name="Standard">FC1 <text:s text:c="23"/>: 0 <text:s text:c="49"/></text:p>
      <text:p text:style-name="Standard"><text:s text:c="80"/></text:p>
      <text:p text:style-name="Standard"><text:soft-page-break/>t <text:s text:c="25"/>: 10.50 <text:s text:c="45"/></text:p>
      <text:p text:style-name="Standard">temperature mesuree <text:s text:c="7"/>: 78.31 degres Celsius <text:s text:c="30"/></text:p>
      <text:p text:style-name="Standard">temperature de consigne <text:s text:c="3"/>: 77.91 degres Celsius <text:s text:c="30"/></text:p>
      <text:p text:style-name="Standard">duree iterative de chauffe : 0.00 secondes <text:s text:c="37"/></text:p>
      <text:p text:style-name="Standard">duree restante <text:s text:c="12"/>: 289.5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11.00 <text:s text:c="45"/></text:p>
      <text:p text:style-name="Standard">temperature mesuree <text:s text:c="7"/>: 78.75 degres Celsius <text:s text:c="30"/></text:p>
      <text:p text:style-name="Standard">temperature de consigne <text:s text:c="3"/>: 77.92 degres Celsius <text:s text:c="30"/></text:p>
      <text:p text:style-name="Standard">duree iterative de chauffe : 0.00 secondes <text:s text:c="37"/></text:p>
      <text:p text:style-name="Standard">duree restante <text:s text:c="12"/>: 289.0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11.50 <text:s text:c="45"/></text:p>
      <text:p text:style-name="Standard">temperature mesuree <text:s text:c="7"/>: 79.12 degres Celsius <text:s text:c="30"/></text:p>
      <text:p text:style-name="Standard">temperature de consigne <text:s text:c="3"/>: 77.92 degres Celsius <text:s text:c="30"/></text:p>
      <text:p text:style-name="Standard">duree iterative de chauffe : 0.00 secondes <text:s text:c="37"/></text:p>
      <text:p text:style-name="Standard">duree restante <text:s text:c="12"/>: 288.5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12.00 <text:s text:c="45"/></text:p>
      <text:p text:style-name="Standard">temperature mesuree <text:s text:c="7"/>: 79.44 degres Celsius <text:s text:c="30"/></text:p>
      <text:p text:style-name="Standard">temperature de consigne <text:s text:c="3"/>: 77.93 degres Celsius <text:s text:c="30"/></text:p>
      <text:p text:style-name="Standard">duree iterative de chauffe : 0.00 secondes <text:s text:c="37"/></text:p>
      <text:p text:style-name="Standard">duree restante <text:s text:c="12"/>: 288.0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12.50 <text:s text:c="45"/></text:p>
      <text:p text:style-name="Standard">temperature mesuree <text:s text:c="7"/>: 79.62 degres Celsius <text:s text:c="30"/></text:p>
      <text:p text:style-name="Standard">temperature de consigne <text:s text:c="3"/>: 77.94 degres Celsius <text:s text:c="30"/></text:p>
      <text:p text:style-name="Standard">duree iterative de chauffe : 0.00 secondes <text:s text:c="37"/></text:p>
      <text:p text:style-name="Standard">duree restante <text:s text:c="12"/>: 287.5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13.00 <text:s text:c="45"/></text:p>
      <text:p text:style-name="Standard">temperature mesuree <text:s text:c="7"/>: 79.75 degres Celsius <text:s text:c="30"/></text:p>
      <text:p text:style-name="Standard">temperature de consigne <text:s text:c="3"/>: 77.94 degres Celsius <text:s text:c="30"/></text:p>
      <text:p text:style-name="Standard">duree iterative de chauffe : 0.00 secondes <text:s text:c="37"/></text:p>
      <text:p text:style-name="Standard">duree restante <text:s text:c="12"/>: 287.0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<text:soft-page-break/>FC1 <text:s text:c="23"/>: 0 <text:s text:c="49"/></text:p>
      <text:p text:style-name="Standard"><text:s text:c="80"/></text:p>
      <text:p text:style-name="Standard">t <text:s text:c="25"/>: 13.50 <text:s text:c="45"/></text:p>
      <text:p text:style-name="Standard">temperature mesuree <text:s text:c="7"/>: 79.75 degres Celsius <text:s text:c="30"/></text:p>
      <text:p text:style-name="Standard">temperature de consigne <text:s text:c="3"/>: 77.95 degres Celsius <text:s text:c="30"/></text:p>
      <text:p text:style-name="Standard">duree iterative de chauffe : 0.00 secondes <text:s text:c="37"/></text:p>
      <text:p text:style-name="Standard">duree restante <text:s text:c="12"/>: 286.5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14.00 <text:s text:c="45"/></text:p>
      <text:p text:style-name="Standard">temperature mesuree <text:s text:c="7"/>: 79.75 degres Celsius <text:s text:c="30"/></text:p>
      <text:p text:style-name="Standard">temperature de consigne <text:s text:c="3"/>: 77.96 degres Celsius <text:s text:c="30"/></text:p>
      <text:p text:style-name="Standard">duree iterative de chauffe : 0.00 secondes <text:s text:c="37"/></text:p>
      <text:p text:style-name="Standard">duree restante <text:s text:c="12"/>: 286.0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14.50 <text:s text:c="45"/></text:p>
      <text:p text:style-name="Standard">temperature mesuree <text:s text:c="7"/>: 79.69 degres Celsius <text:s text:c="30"/></text:p>
      <text:p text:style-name="Standard">temperature de consigne <text:s text:c="3"/>: 77.97 degres Celsius <text:s text:c="30"/></text:p>
      <text:p text:style-name="Standard">duree iterative de chauffe : 0.00 secondes <text:s text:c="37"/></text:p>
      <text:p text:style-name="Standard">duree restante <text:s text:c="12"/>: 285.5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0.00 <text:s text:c="46"/></text:p>
      <text:p text:style-name="Standard">temperature mesuree <text:s text:c="7"/>: 79.62 degres Celsius <text:s text:c="30"/></text:p>
      <text:p text:style-name="Standard">temperature de consigne <text:s text:c="3"/>: 77.97 degres Celsius <text:s text:c="30"/></text:p>
      <text:p text:style-name="Standard">duree iterative de chauffe : 0.00 secondes <text:s text:c="37"/></text:p>
      <text:p text:style-name="Standard">duree restante <text:s text:c="12"/>: 285.0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0.50 <text:s text:c="46"/></text:p>
      <text:p text:style-name="Standard">temperature mesuree <text:s text:c="7"/>: 79.50 degres Celsius <text:s text:c="30"/></text:p>
      <text:p text:style-name="Standard">temperature de consigne <text:s text:c="3"/>: 78.02 degres Celsius <text:s text:c="30"/></text:p>
      <text:p text:style-name="Standard">duree iterative de chauffe : 0.00 secondes <text:s text:c="37"/></text:p>
      <text:p text:style-name="Standard">duree restante <text:s text:c="12"/>: 284.5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1.00 <text:s text:c="46"/></text:p>
      <text:p text:style-name="Standard">temperature mesuree <text:s text:c="7"/>: 79.37 degres Celsius <text:s text:c="30"/></text:p>
      <text:p text:style-name="Standard">temperature de consigne <text:s text:c="3"/>: 78.07 degres Celsius <text:s text:c="30"/></text:p>
      <text:p text:style-name="Standard">duree iterative de chauffe : 0.00 secondes <text:s text:c="37"/></text:p>
      <text:p text:style-name="Standard">duree restante <text:s text:c="12"/>: 284.00 minutes <text:s text:c="36"/></text:p>
      <text:p text:style-name="Standard"><text:soft-page-break/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1.50 <text:s text:c="46"/></text:p>
      <text:p text:style-name="Standard">temperature mesuree <text:s text:c="7"/>: 79.31 degres Celsius <text:s text:c="30"/></text:p>
      <text:p text:style-name="Standard">temperature de consigne <text:s text:c="3"/>: 78.12 degres Celsius <text:s text:c="30"/></text:p>
      <text:p text:style-name="Standard">duree iterative de chauffe : 0.00 secondes <text:s text:c="37"/></text:p>
      <text:p text:style-name="Standard">duree restante <text:s text:c="12"/>: 283.5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2.00 <text:s text:c="46"/></text:p>
      <text:p text:style-name="Standard">temperature mesuree <text:s text:c="7"/>: 79.19 degres Celsius <text:s text:c="30"/></text:p>
      <text:p text:style-name="Standard">temperature de consigne <text:s text:c="3"/>: 78.17 degres Celsius <text:s text:c="30"/></text:p>
      <text:p text:style-name="Standard">duree iterative de chauffe : 0.00 secondes <text:s text:c="37"/></text:p>
      <text:p text:style-name="Standard">duree restante <text:s text:c="12"/>: 283.0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2.50 <text:s text:c="46"/></text:p>
      <text:p text:style-name="Standard">temperature mesuree <text:s text:c="7"/>: 79.00 degres Celsius <text:s text:c="30"/></text:p>
      <text:p text:style-name="Standard">temperature de consigne <text:s text:c="3"/>: 78.21 degres Celsius <text:s text:c="30"/></text:p>
      <text:p text:style-name="Standard">duree iterative de chauffe : 0.00 secondes <text:s text:c="37"/></text:p>
      <text:p text:style-name="Standard">duree restante <text:s text:c="12"/>: 282.5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3.00 <text:s text:c="46"/></text:p>
      <text:p text:style-name="Standard">temperature mesuree <text:s text:c="7"/>: 78.75 degres Celsius <text:s text:c="30"/></text:p>
      <text:p text:style-name="Standard">temperature de consigne <text:s text:c="3"/>: 78.26 degres Celsius <text:s text:c="30"/></text:p>
      <text:p text:style-name="Standard">duree iterative de chauffe : 0.00 secondes <text:s text:c="37"/></text:p>
      <text:p text:style-name="Standard">duree restante <text:s text:c="12"/>: 282.0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3.50 <text:s text:c="46"/></text:p>
      <text:p text:style-name="Standard">temperature mesuree <text:s text:c="7"/>: 78.50 degres Celsius <text:s text:c="30"/></text:p>
      <text:p text:style-name="Standard">temperature de consigne <text:s text:c="3"/>: 78.30 degres Celsius <text:s text:c="30"/></text:p>
      <text:p text:style-name="Standard">duree iterative de chauffe : 0.00 secondes <text:s text:c="37"/></text:p>
      <text:p text:style-name="Standard">duree restante <text:s text:c="12"/>: 281.5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4.00 <text:s text:c="46"/></text:p>
      <text:p text:style-name="Standard">temperature mesuree <text:s text:c="7"/>: 78.25 degres Celsius <text:s text:c="30"/></text:p>
      <text:p text:style-name="Standard">temperature de consigne <text:s text:c="3"/>: 78.34 degres Celsius <text:s text:c="30"/></text:p>
      <text:p text:style-name="Standard"><text:soft-page-break/>duree iterative de chauffe : 0.30 secondes <text:s text:c="37"/></text:p>
      <text:p text:style-name="Standard">duree restante <text:s text:c="12"/>: 281.00 minutes <text:s text:c="36"/></text:p>
      <text:p text:style-name="Standard">cout <text:s text:c="22"/>: 0.0070 euros <text:s text:c="38"/></text:p>
      <text:p text:style-name="Standard">Somme des Dich <text:s text:c="12"/>: 94.3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4.50 <text:s text:c="46"/></text:p>
      <text:p text:style-name="Standard">temperature mesuree <text:s text:c="7"/>: 78.06 degres Celsius <text:s text:c="30"/></text:p>
      <text:p text:style-name="Standard">temperature de consigne <text:s text:c="3"/>: 78.38 degres Celsius <text:s text:c="30"/></text:p>
      <text:p text:style-name="Standard">duree iterative de chauffe : 1.06 secondes <text:s text:c="37"/></text:p>
      <text:p text:style-name="Standard">duree restante <text:s text:c="12"/>: 280.50 minutes <text:s text:c="36"/></text:p>
      <text:p text:style-name="Standard">cout <text:s text:c="22"/>: 0.0070 euros <text:s text:c="38"/></text:p>
      <text:p text:style-name="Standard">Somme des Dich <text:s text:c="12"/>: 94.69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5.00 <text:s text:c="46"/></text:p>
      <text:p text:style-name="Standard">temperature mesuree <text:s text:c="7"/>: 77.87 degres Celsius <text:s text:c="30"/></text:p>
      <text:p text:style-name="Standard">temperature de consigne <text:s text:c="3"/>: 78.42 degres Celsius <text:s text:c="30"/></text:p>
      <text:p text:style-name="Standard">duree iterative de chauffe : 1.81 secondes <text:s text:c="37"/></text:p>
      <text:p text:style-name="Standard">duree restante <text:s text:c="12"/>: 280.00 minutes <text:s text:c="36"/></text:p>
      <text:p text:style-name="Standard">cout <text:s text:c="22"/>: 0.0071 euros <text:s text:c="38"/></text:p>
      <text:p text:style-name="Standard">Somme des Dich <text:s text:c="12"/>: 95.75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5.50 <text:s text:c="46"/></text:p>
      <text:p text:style-name="Standard">temperature mesuree <text:s text:c="7"/>: 77.62 degres Celsius <text:s text:c="30"/></text:p>
      <text:p text:style-name="Standard">temperature de consigne <text:s text:c="3"/>: 78.46 degres Celsius <text:s text:c="30"/></text:p>
      <text:p text:style-name="Standard">duree iterative de chauffe : 2.76 secondes <text:s text:c="37"/></text:p>
      <text:p text:style-name="Standard">duree restante <text:s text:c="12"/>: 279.50 minutes <text:s text:c="36"/></text:p>
      <text:p text:style-name="Standard">cout <text:s text:c="22"/>: 0.0072 euros <text:s text:c="38"/></text:p>
      <text:p text:style-name="Standard">Somme des Dich <text:s text:c="12"/>: 97.56 secondes <text:s text:c="36"/></text:p>
      <text:p text:style-name="Standard">FC1 <text:s text:c="23"/>: 0 <text:s text:c="49"/></text:p>
      <text:p text:style-name="Standard"><text:s text:c="80"/></text:p>
      <text:p text:style-name="Standard">t <text:s text:c="25"/>: 6.00 <text:s text:c="46"/></text:p>
      <text:p text:style-name="Standard">temperature mesuree <text:s text:c="7"/>: 77.37 degres Celsius <text:s text:c="30"/></text:p>
      <text:p text:style-name="Standard">temperature de consigne <text:s text:c="3"/>: 78.50 degres Celsius <text:s text:c="30"/></text:p>
      <text:p text:style-name="Standard">duree iterative de chauffe : 3.71 secondes <text:s text:c="37"/></text:p>
      <text:p text:style-name="Standard">duree restante <text:s text:c="12"/>: 279.00 minutes <text:s text:c="36"/></text:p>
      <text:p text:style-name="Standard">cout <text:s text:c="22"/>: 0.0074 euros <text:s text:c="38"/></text:p>
      <text:p text:style-name="Standard">Somme des Dich <text:s text:c="12"/>: 100.3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.50 <text:s text:c="46"/></text:p>
      <text:p text:style-name="Standard">temperature mesuree <text:s text:c="7"/>: 77.19 degres Celsius <text:s text:c="30"/></text:p>
      <text:p text:style-name="Standard">temperature de consigne <text:s text:c="3"/>: 78.54 degres Celsius <text:s text:c="30"/></text:p>
      <text:p text:style-name="Standard">duree iterative de chauffe : 4.45 secondes <text:s text:c="37"/></text:p>
      <text:p text:style-name="Standard">duree restante <text:s text:c="12"/>: 278.50 minutes <text:s text:c="36"/></text:p>
      <text:p text:style-name="Standard">cout <text:s text:c="22"/>: 0.0077 euros <text:s text:c="38"/></text:p>
      <text:p text:style-name="Standard">Somme des Dich <text:s text:c="12"/>: 104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.00 <text:s text:c="46"/></text:p>
      <text:p text:style-name="Standard"><text:soft-page-break/>temperature mesuree <text:s text:c="7"/>: 76.94 degres Celsius <text:s text:c="30"/></text:p>
      <text:p text:style-name="Standard">temperature de consigne <text:s text:c="3"/>: 78.57 degres Celsius <text:s text:c="30"/></text:p>
      <text:p text:style-name="Standard">duree iterative de chauffe : 5.40 secondes <text:s text:c="37"/></text:p>
      <text:p text:style-name="Standard">duree restante <text:s text:c="12"/>: 278.00 minutes <text:s text:c="36"/></text:p>
      <text:p text:style-name="Standard">cout <text:s text:c="22"/>: 0.0080 euros <text:s text:c="38"/></text:p>
      <text:p text:style-name="Standard">Somme des Dich <text:s text:c="12"/>: 108.4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.50 <text:s text:c="46"/></text:p>
      <text:p text:style-name="Standard">temperature mesuree <text:s text:c="7"/>: 76.69 degres Celsius <text:s text:c="30"/></text:p>
      <text:p text:style-name="Standard">temperature de consigne <text:s text:c="3"/>: 78.61 degres Celsius <text:s text:c="30"/></text:p>
      <text:p text:style-name="Standard">duree iterative de chauffe : 6.34 secondes <text:s text:c="37"/></text:p>
      <text:p text:style-name="Standard">duree restante <text:s text:c="12"/>: 277.50 minutes <text:s text:c="36"/></text:p>
      <text:p text:style-name="Standard">cout <text:s text:c="22"/>: 0.0084 euros <text:s text:c="38"/></text:p>
      <text:p text:style-name="Standard">Somme des Dich <text:s text:c="12"/>: 113.8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.00 <text:s text:c="46"/></text:p>
      <text:p text:style-name="Standard">temperature mesuree <text:s text:c="7"/>: 76.44 degres Celsius <text:s text:c="30"/></text:p>
      <text:p text:style-name="Standard">temperature de consigne <text:s text:c="3"/>: 78.64 degres Celsius <text:s text:c="30"/></text:p>
      <text:p text:style-name="Standard">duree iterative de chauffe : 7.28 secondes <text:s text:c="37"/></text:p>
      <text:p text:style-name="Standard">duree restante <text:s text:c="12"/>: 277.00 minutes <text:s text:c="36"/></text:p>
      <text:p text:style-name="Standard">cout <text:s text:c="22"/>: 0.0089 euros <text:s text:c="38"/></text:p>
      <text:p text:style-name="Standard">Somme des Dich <text:s text:c="12"/>: 120.2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.50 <text:s text:c="46"/></text:p>
      <text:p text:style-name="Standard">temperature mesuree <text:s text:c="7"/>: 76.31 degres Celsius <text:s text:c="30"/></text:p>
      <text:p text:style-name="Standard">temperature de consigne <text:s text:c="3"/>: 78.68 degres Celsius <text:s text:c="30"/></text:p>
      <text:p text:style-name="Standard">duree iterative de chauffe : 7.80 secondes <text:s text:c="37"/></text:p>
      <text:p text:style-name="Standard">duree restante <text:s text:c="12"/>: 276.50 minutes <text:s text:c="36"/></text:p>
      <text:p text:style-name="Standard">cout <text:s text:c="22"/>: 0.0094 euros <text:s text:c="38"/></text:p>
      <text:p text:style-name="Standard">Somme des Dich <text:s text:c="12"/>: 127.5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.00 <text:s text:c="46"/></text:p>
      <text:p text:style-name="Standard">temperature mesuree <text:s text:c="7"/>: 76.19 degres Celsius <text:s text:c="30"/></text:p>
      <text:p text:style-name="Standard">temperature de consigne <text:s text:c="3"/>: 78.71 degres Celsius <text:s text:c="30"/></text:p>
      <text:p text:style-name="Standard">duree iterative de chauffe : 8.25 secondes <text:s text:c="37"/></text:p>
      <text:p text:style-name="Standard">duree restante <text:s text:c="12"/>: 276.00 minutes <text:s text:c="36"/></text:p>
      <text:p text:style-name="Standard">cout <text:s text:c="22"/>: 0.0100 euros <text:s text:c="38"/></text:p>
      <text:p text:style-name="Standard">Somme des Dich <text:s text:c="12"/>: 135.3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.50 <text:s text:c="46"/></text:p>
      <text:p text:style-name="Standard">temperature mesuree <text:s text:c="7"/>: 76.19 degres Celsius <text:s text:c="30"/></text:p>
      <text:p text:style-name="Standard">temperature de consigne <text:s text:c="3"/>: 78.74 degres Celsius <text:s text:c="30"/></text:p>
      <text:p text:style-name="Standard">duree iterative de chauffe : 8.25 secondes <text:s text:c="37"/></text:p>
      <text:p text:style-name="Standard">duree restante <text:s text:c="12"/>: 275.50 minutes <text:s text:c="36"/></text:p>
      <text:p text:style-name="Standard">cout <text:s text:c="22"/>: 0.0106 euros <text:s text:c="38"/></text:p>
      <text:p text:style-name="Standard">Somme des Dich <text:s text:c="12"/>: 143.55 secondes <text:s text:c="35"/></text:p>
      <text:p text:style-name="Standard">FC1 <text:s text:c="23"/>: 0 <text:s text:c="49"/></text:p>
      <text:p text:style-name="Standard"><text:soft-page-break/><text:s text:c="80"/></text:p>
      <text:p text:style-name="Standard">t <text:s text:c="25"/>: 10.00 <text:s text:c="45"/></text:p>
      <text:p text:style-name="Standard">temperature mesuree <text:s text:c="7"/>: 76.25 degres Celsius <text:s text:c="30"/></text:p>
      <text:p text:style-name="Standard">temperature de consigne <text:s text:c="3"/>: 78.77 degres Celsius <text:s text:c="30"/></text:p>
      <text:p text:style-name="Standard">duree iterative de chauffe : 8.25 secondes <text:s text:c="37"/></text:p>
      <text:p text:style-name="Standard">duree restante <text:s text:c="12"/>: 275.00 minutes <text:s text:c="36"/></text:p>
      <text:p text:style-name="Standard">cout <text:s text:c="22"/>: 0.0112 euros <text:s text:c="38"/></text:p>
      <text:p text:style-name="Standard">Somme des Dich <text:s text:c="12"/>: 151.8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.50 <text:s text:c="45"/></text:p>
      <text:p text:style-name="Standard">temperature mesuree <text:s text:c="7"/>: 76.37 degres Celsius <text:s text:c="30"/></text:p>
      <text:p text:style-name="Standard">temperature de consigne <text:s text:c="3"/>: 78.80 degres Celsius <text:s text:c="30"/></text:p>
      <text:p text:style-name="Standard">duree iterative de chauffe : 8.01 secondes <text:s text:c="37"/></text:p>
      <text:p text:style-name="Standard">duree restante <text:s text:c="12"/>: 274.50 minutes <text:s text:c="36"/></text:p>
      <text:p text:style-name="Standard">cout <text:s text:c="22"/>: 0.0118 euros <text:s text:c="38"/></text:p>
      <text:p text:style-name="Standard">Somme des Dich <text:s text:c="12"/>: 160.0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.00 <text:s text:c="45"/></text:p>
      <text:p text:style-name="Standard">temperature mesuree <text:s text:c="7"/>: 76.62 degres Celsius <text:s text:c="30"/></text:p>
      <text:p text:style-name="Standard">temperature de consigne <text:s text:c="3"/>: 78.83 degres Celsius <text:s text:c="30"/></text:p>
      <text:p text:style-name="Standard">duree iterative de chauffe : 7.28 secondes <text:s text:c="37"/></text:p>
      <text:p text:style-name="Standard">duree restante <text:s text:c="12"/>: 274.00 minutes <text:s text:c="36"/></text:p>
      <text:p text:style-name="Standard">cout <text:s text:c="22"/>: 0.0124 euros <text:s text:c="38"/></text:p>
      <text:p text:style-name="Standard">Somme des Dich <text:s text:c="12"/>: 168.0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.50 <text:s text:c="45"/></text:p>
      <text:p text:style-name="Standard">temperature mesuree <text:s text:c="7"/>: 77.00 degres Celsius <text:s text:c="30"/></text:p>
      <text:p text:style-name="Standard">temperature de consigne <text:s text:c="3"/>: 78.86 degres Celsius <text:s text:c="30"/></text:p>
      <text:p text:style-name="Standard">duree iterative de chauffe : 6.14 secondes <text:s text:c="37"/></text:p>
      <text:p text:style-name="Standard">duree restante <text:s text:c="12"/>: 273.50 minutes <text:s text:c="36"/></text:p>
      <text:p text:style-name="Standard">cout <text:s text:c="22"/>: 0.0130 euros <text:s text:c="38"/></text:p>
      <text:p text:style-name="Standard">Somme des Dich <text:s text:c="12"/>: 175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.00 <text:s text:c="45"/></text:p>
      <text:p text:style-name="Standard">temperature mesuree <text:s text:c="7"/>: 77.50 degres Celsius <text:s text:c="30"/></text:p>
      <text:p text:style-name="Standard">temperature de consigne <text:s text:c="3"/>: 78.89 degres Celsius <text:s text:c="30"/></text:p>
      <text:p text:style-name="Standard">duree iterative de chauffe : 4.58 secondes <text:s text:c="37"/></text:p>
      <text:p text:style-name="Standard">duree restante <text:s text:c="12"/>: 273.00 minutes <text:s text:c="36"/></text:p>
      <text:p text:style-name="Standard">cout <text:s text:c="22"/>: 0.0134 euros <text:s text:c="38"/></text:p>
      <text:p text:style-name="Standard">Somme des Dich <text:s text:c="12"/>: 181.4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.50 <text:s text:c="45"/></text:p>
      <text:p text:style-name="Standard">temperature mesuree <text:s text:c="7"/>: 78.12 degres Celsius <text:s text:c="30"/></text:p>
      <text:p text:style-name="Standard">temperature de consigne <text:s text:c="3"/>: 78.92 degres Celsius <text:s text:c="30"/></text:p>
      <text:p text:style-name="Standard">duree iterative de chauffe : 2.61 secondes <text:s text:c="37"/></text:p>
      <text:p text:style-name="Standard">duree restante <text:s text:c="12"/>: 272.50 minutes <text:s text:c="36"/></text:p>
      <text:p text:style-name="Standard">cout <text:s text:c="22"/>: 0.0138 euros <text:s text:c="38"/></text:p>
      <text:p text:style-name="Standard"><text:soft-page-break/>Somme des Dich <text:s text:c="12"/>: 186.0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.00 <text:s text:c="45"/></text:p>
      <text:p text:style-name="Standard">temperature mesuree <text:s text:c="7"/>: 78.75 degres Celsius <text:s text:c="30"/></text:p>
      <text:p text:style-name="Standard">temperature de consigne <text:s text:c="3"/>: 78.94 degres Celsius <text:s text:c="30"/></text:p>
      <text:p text:style-name="Standard">duree iterative de chauffe : 0.64 secondes <text:s text:c="37"/></text:p>
      <text:p text:style-name="Standard">duree restante <text:s text:c="12"/>: 272.00 minutes <text:s text:c="36"/></text:p>
      <text:p text:style-name="Standard">cout <text:s text:c="22"/>: 0.0140 euros <text:s text:c="38"/></text:p>
      <text:p text:style-name="Standard">Somme des Dich <text:s text:c="12"/>: 188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.50 <text:s text:c="45"/></text:p>
      <text:p text:style-name="Standard">temperature mesuree <text:s text:c="7"/>: 79.37 degres Celsius <text:s text:c="30"/></text:p>
      <text:p text:style-name="Standard">temperature de consigne <text:s text:c="3"/>: 78.97 degres Celsius <text:s text:c="30"/></text:p>
      <text:p text:style-name="Standard">duree iterative de chauffe : 0.00 secondes <text:s text:c="37"/></text:p>
      <text:p text:style-name="Standard">duree restante <text:s text:c="12"/>: 271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.00 <text:s text:c="45"/></text:p>
      <text:p text:style-name="Standard">temperature mesuree <text:s text:c="7"/>: 79.87 degres Celsius <text:s text:c="30"/></text:p>
      <text:p text:style-name="Standard">temperature de consigne <text:s text:c="3"/>: 78.99 degres Celsius <text:s text:c="30"/></text:p>
      <text:p text:style-name="Standard">duree iterative de chauffe : 0.00 secondes <text:s text:c="37"/></text:p>
      <text:p text:style-name="Standard">duree restante <text:s text:c="12"/>: 271.0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.50 <text:s text:c="45"/></text:p>
      <text:p text:style-name="Standard">temperature mesuree <text:s text:c="7"/>: 80.31 degres Celsius <text:s text:c="30"/></text:p>
      <text:p text:style-name="Standard">temperature de consigne <text:s text:c="3"/>: 79.02 degres Celsius <text:s text:c="30"/></text:p>
      <text:p text:style-name="Standard">duree iterative de chauffe : 0.00 secondes <text:s text:c="37"/></text:p>
      <text:p text:style-name="Standard">duree restante <text:s text:c="12"/>: 270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.00 <text:s text:c="45"/></text:p>
      <text:p text:style-name="Standard">temperature mesuree <text:s text:c="7"/>: 80.69 degres Celsius <text:s text:c="30"/></text:p>
      <text:p text:style-name="Standard">temperature de consigne <text:s text:c="3"/>: 79.04 degres Celsius <text:s text:c="30"/></text:p>
      <text:p text:style-name="Standard">duree iterative de chauffe : 0.00 secondes <text:s text:c="37"/></text:p>
      <text:p text:style-name="Standard">duree restante <text:s text:c="12"/>: 270.0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.50 <text:s text:c="45"/></text:p>
      <text:p text:style-name="Standard">temperature mesuree <text:s text:c="7"/>: 80.94 degres Celsius <text:s text:c="30"/></text:p>
      <text:p text:style-name="Standard">temperature de consigne <text:s text:c="3"/>: 79.07 degres Celsius <text:s text:c="30"/></text:p>
      <text:p text:style-name="Standard">duree iterative de chauffe : 0.00 secondes <text:s text:c="37"/></text:p>
      <text:p text:style-name="Standard"><text:soft-page-break/>duree restante <text:s text:c="12"/>: 269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.00 <text:s text:c="45"/></text:p>
      <text:p text:style-name="Standard">temperature mesuree <text:s text:c="7"/>: 81.12 degres Celsius <text:s text:c="30"/></text:p>
      <text:p text:style-name="Standard">temperature de consigne <text:s text:c="3"/>: 79.09 degres Celsius <text:s text:c="30"/></text:p>
      <text:p text:style-name="Standard">duree iterative de chauffe : 0.00 secondes <text:s text:c="37"/></text:p>
      <text:p text:style-name="Standard">duree restante <text:s text:c="12"/>: 269.0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.50 <text:s text:c="45"/></text:p>
      <text:p text:style-name="Standard">temperature mesuree <text:s text:c="7"/>: 81.25 degres Celsius <text:s text:c="30"/></text:p>
      <text:p text:style-name="Standard">temperature de consigne <text:s text:c="3"/>: 79.11 degres Celsius <text:s text:c="30"/></text:p>
      <text:p text:style-name="Standard">duree iterative de chauffe : 0.00 secondes <text:s text:c="37"/></text:p>
      <text:p text:style-name="Standard">duree restante <text:s text:c="12"/>: 268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.00 <text:s text:c="45"/></text:p>
      <text:p text:style-name="Standard">temperature mesuree <text:s text:c="7"/>: 81.37 degres Celsius <text:s text:c="30"/></text:p>
      <text:p text:style-name="Standard">temperature de consigne <text:s text:c="3"/>: 79.13 degres Celsius <text:s text:c="30"/></text:p>
      <text:p text:style-name="Standard">duree iterative de chauffe : 0.00 secondes <text:s text:c="37"/></text:p>
      <text:p text:style-name="Standard">duree restante <text:s text:c="12"/>: 268.0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.50 <text:s text:c="45"/></text:p>
      <text:p text:style-name="Standard">temperature mesuree <text:s text:c="7"/>: 81.37 degres Celsius <text:s text:c="30"/></text:p>
      <text:p text:style-name="Standard">temperature de consigne <text:s text:c="3"/>: 79.16 degres Celsius <text:s text:c="30"/></text:p>
      <text:p text:style-name="Standard">duree iterative de chauffe : 0.00 secondes <text:s text:c="37"/></text:p>
      <text:p text:style-name="Standard">duree restante <text:s text:c="12"/>: 267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.00 <text:s text:c="45"/></text:p>
      <text:p text:style-name="Standard">temperature mesuree <text:s text:c="7"/>: 81.31 degres Celsius <text:s text:c="30"/></text:p>
      <text:p text:style-name="Standard">temperature de consigne <text:s text:c="3"/>: 79.18 degres Celsius <text:s text:c="30"/></text:p>
      <text:p text:style-name="Standard">duree iterative de chauffe : 0.00 secondes <text:s text:c="37"/></text:p>
      <text:p text:style-name="Standard">duree restante <text:s text:c="12"/>: 267.0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.50 <text:s text:c="45"/></text:p>
      <text:p text:style-name="Standard">temperature mesuree <text:s text:c="7"/>: 81.25 degres Celsius <text:s text:c="30"/></text:p>
      <text:p text:style-name="Standard"><text:soft-page-break/>temperature de consigne <text:s text:c="3"/>: 79.20 degres Celsius <text:s text:c="30"/></text:p>
      <text:p text:style-name="Standard">duree iterative de chauffe : 0.00 secondes <text:s text:c="37"/></text:p>
      <text:p text:style-name="Standard">duree restante <text:s text:c="12"/>: 266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.00 <text:s text:c="45"/></text:p>
      <text:p text:style-name="Standard">temperature mesuree <text:s text:c="7"/>: 81.12 degres Celsius <text:s text:c="30"/></text:p>
      <text:p text:style-name="Standard">temperature de consigne <text:s text:c="3"/>: 79.22 degres Celsius <text:s text:c="30"/></text:p>
      <text:p text:style-name="Standard">duree iterative de chauffe : 0.00 secondes <text:s text:c="37"/></text:p>
      <text:p text:style-name="Standard">duree restante <text:s text:c="12"/>: 266.0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.50 <text:s text:c="45"/></text:p>
      <text:p text:style-name="Standard">temperature mesuree <text:s text:c="7"/>: 81.00 degres Celsius <text:s text:c="30"/></text:p>
      <text:p text:style-name="Standard">temperature de consigne <text:s text:c="3"/>: 79.24 degres Celsius <text:s text:c="30"/></text:p>
      <text:p text:style-name="Standard">duree iterative de chauffe : 0.00 secondes <text:s text:c="37"/></text:p>
      <text:p text:style-name="Standard">duree restante <text:s text:c="12"/>: 265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.00 <text:s text:c="45"/></text:p>
      <text:p text:style-name="Standard">temperature mesuree <text:s text:c="7"/>: 80.81 degres Celsius <text:s text:c="30"/></text:p>
      <text:p text:style-name="Standard">temperature de consigne <text:s text:c="3"/>: 79.26 degres Celsius <text:s text:c="30"/></text:p>
      <text:p text:style-name="Standard">duree iterative de chauffe : 0.00 secondes <text:s text:c="37"/></text:p>
      <text:p text:style-name="Standard">duree restante <text:s text:c="12"/>: 265.0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.50 <text:s text:c="45"/></text:p>
      <text:p text:style-name="Standard">temperature mesuree <text:s text:c="7"/>: 80.69 degres Celsius <text:s text:c="30"/></text:p>
      <text:p text:style-name="Standard">temperature de consigne <text:s text:c="3"/>: 79.27 degres Celsius <text:s text:c="30"/></text:p>
      <text:p text:style-name="Standard">duree iterative de chauffe : 0.00 secondes <text:s text:c="37"/></text:p>
      <text:p text:style-name="Standard">duree restante <text:s text:c="12"/>: 264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1.00 <text:s text:c="45"/></text:p>
      <text:p text:style-name="Standard">temperature mesuree <text:s text:c="7"/>: 80.44 degres Celsius <text:s text:c="30"/></text:p>
      <text:p text:style-name="Standard">temperature de consigne <text:s text:c="3"/>: 79.29 degres Celsius <text:s text:c="30"/></text:p>
      <text:p text:style-name="Standard">duree iterative de chauffe : 0.00 secondes <text:s text:c="37"/></text:p>
      <text:p text:style-name="Standard">duree restante <text:s text:c="12"/>: 264.0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<text:soft-page-break/>t <text:s text:c="25"/>: 21.50 <text:s text:c="45"/></text:p>
      <text:p text:style-name="Standard">temperature mesuree <text:s text:c="7"/>: 80.19 degres Celsius <text:s text:c="30"/></text:p>
      <text:p text:style-name="Standard">temperature de consigne <text:s text:c="3"/>: 79.31 degres Celsius <text:s text:c="30"/></text:p>
      <text:p text:style-name="Standard">duree iterative de chauffe : 0.00 secondes <text:s text:c="37"/></text:p>
      <text:p text:style-name="Standard">duree restante <text:s text:c="12"/>: 263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2.00 <text:s text:c="45"/></text:p>
      <text:p text:style-name="Standard">temperature mesuree <text:s text:c="7"/>: 79.94 degres Celsius <text:s text:c="30"/></text:p>
      <text:p text:style-name="Standard">temperature de consigne <text:s text:c="3"/>: 79.33 degres Celsius <text:s text:c="30"/></text:p>
      <text:p text:style-name="Standard">duree iterative de chauffe : 0.00 secondes <text:s text:c="37"/></text:p>
      <text:p text:style-name="Standard">duree restante <text:s text:c="12"/>: 263.0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2.50 <text:s text:c="45"/></text:p>
      <text:p text:style-name="Standard">temperature mesuree <text:s text:c="7"/>: 79.69 degres Celsius <text:s text:c="30"/></text:p>
      <text:p text:style-name="Standard">temperature de consigne <text:s text:c="3"/>: 79.34 degres Celsius <text:s text:c="30"/></text:p>
      <text:p text:style-name="Standard">duree iterative de chauffe : 0.00 secondes <text:s text:c="37"/></text:p>
      <text:p text:style-name="Standard">duree restante <text:s text:c="12"/>: 262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3.00 <text:s text:c="45"/></text:p>
      <text:p text:style-name="Standard">temperature mesuree <text:s text:c="7"/>: 79.37 degres Celsius <text:s text:c="30"/></text:p>
      <text:p text:style-name="Standard">temperature de consigne <text:s text:c="3"/>: 79.36 degres Celsius <text:s text:c="30"/></text:p>
      <text:p text:style-name="Standard">duree iterative de chauffe : 0.00 secondes <text:s text:c="37"/></text:p>
      <text:p text:style-name="Standard">duree restante <text:s text:c="12"/>: 262.0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3.50 <text:s text:c="45"/></text:p>
      <text:p text:style-name="Standard">temperature mesuree <text:s text:c="7"/>: 79.06 degres Celsius <text:s text:c="30"/></text:p>
      <text:p text:style-name="Standard">temperature de consigne <text:s text:c="3"/>: 79.37 degres Celsius <text:s text:c="30"/></text:p>
      <text:p text:style-name="Standard">duree iterative de chauffe : 1.03 secondes <text:s text:c="37"/></text:p>
      <text:p text:style-name="Standard">duree restante <text:s text:c="12"/>: 261.50 minutes <text:s text:c="36"/></text:p>
      <text:p text:style-name="Standard">cout <text:s text:c="22"/>: 0.0140 euros <text:s text:c="38"/></text:p>
      <text:p text:style-name="Standard">Somme des Dich <text:s text:c="12"/>: 189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4.00 <text:s text:c="45"/></text:p>
      <text:p text:style-name="Standard">temperature mesuree <text:s text:c="7"/>: 78.81 degres Celsius <text:s text:c="30"/></text:p>
      <text:p text:style-name="Standard">temperature de consigne <text:s text:c="3"/>: 79.39 degres Celsius <text:s text:c="30"/></text:p>
      <text:p text:style-name="Standard">duree iterative de chauffe : 1.91 secondes <text:s text:c="37"/></text:p>
      <text:p text:style-name="Standard">duree restante <text:s text:c="12"/>: 261.00 minutes <text:s text:c="36"/></text:p>
      <text:p text:style-name="Standard">cout <text:s text:c="22"/>: 0.0141 euros <text:s text:c="38"/></text:p>
      <text:p text:style-name="Standard">Somme des Dich <text:s text:c="12"/>: 190.34 secondes <text:s text:c="35"/></text:p>
      <text:p text:style-name="Standard"><text:soft-page-break/>FC1 <text:s text:c="23"/>: 0 <text:s text:c="49"/></text:p>
      <text:p text:style-name="Standard"><text:s text:c="80"/></text:p>
      <text:p text:style-name="Standard">t <text:s text:c="25"/>: 24.50 <text:s text:c="45"/></text:p>
      <text:p text:style-name="Standard">temperature mesuree <text:s text:c="7"/>: 78.50 degres Celsius <text:s text:c="30"/></text:p>
      <text:p text:style-name="Standard">temperature de consigne <text:s text:c="3"/>: 79.41 degres Celsius <text:s text:c="30"/></text:p>
      <text:p text:style-name="Standard">duree iterative de chauffe : 2.99 secondes <text:s text:c="37"/></text:p>
      <text:p text:style-name="Standard">duree restante <text:s text:c="12"/>: 260.50 minutes <text:s text:c="36"/></text:p>
      <text:p text:style-name="Standard">cout <text:s text:c="22"/>: 0.0142 euros <text:s text:c="38"/></text:p>
      <text:p text:style-name="Standard">Somme des Dich <text:s text:c="12"/>: 192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5.00 <text:s text:c="45"/></text:p>
      <text:p text:style-name="Standard">temperature mesuree <text:s text:c="7"/>: 78.25 degres Celsius <text:s text:c="30"/></text:p>
      <text:p text:style-name="Standard">temperature de consigne <text:s text:c="3"/>: 79.42 degres Celsius <text:s text:c="30"/></text:p>
      <text:p text:style-name="Standard">duree iterative de chauffe : 3.86 secondes <text:s text:c="37"/></text:p>
      <text:p text:style-name="Standard">duree restante <text:s text:c="12"/>: 260.00 minutes <text:s text:c="36"/></text:p>
      <text:p text:style-name="Standard">cout <text:s text:c="22"/>: 0.0145 euros <text:s text:c="38"/></text:p>
      <text:p text:style-name="Standard">Somme des Dich <text:s text:c="12"/>: 195.2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5.50 <text:s text:c="45"/></text:p>
      <text:p text:style-name="Standard">temperature mesuree <text:s text:c="7"/>: 77.94 degres Celsius <text:s text:c="30"/></text:p>
      <text:p text:style-name="Standard">temperature de consigne <text:s text:c="3"/>: 79.43 degres Celsius <text:s text:c="30"/></text:p>
      <text:p text:style-name="Standard">duree iterative de chauffe : 4.94 secondes <text:s text:c="37"/></text:p>
      <text:p text:style-name="Standard">duree restante <text:s text:c="12"/>: 259.50 minutes <text:s text:c="36"/></text:p>
      <text:p text:style-name="Standard">cout <text:s text:c="22"/>: 0.0147 euros <text:s text:c="38"/></text:p>
      <text:p text:style-name="Standard">Somme des Dich <text:s text:c="12"/>: 199.0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6.00 <text:s text:c="45"/></text:p>
      <text:p text:style-name="Standard">temperature mesuree <text:s text:c="7"/>: 77.75 degres Celsius <text:s text:c="30"/></text:p>
      <text:p text:style-name="Standard">temperature de consigne <text:s text:c="3"/>: 79.45 degres Celsius <text:s text:c="30"/></text:p>
      <text:p text:style-name="Standard">duree iterative de chauffe : 5.60 secondes <text:s text:c="37"/></text:p>
      <text:p text:style-name="Standard">duree restante <text:s text:c="12"/>: 259.00 minutes <text:s text:c="36"/></text:p>
      <text:p text:style-name="Standard">cout <text:s text:c="22"/>: 0.0151 euros <text:s text:c="38"/></text:p>
      <text:p text:style-name="Standard">Somme des Dich <text:s text:c="12"/>: 204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6.50 <text:s text:c="45"/></text:p>
      <text:p text:style-name="Standard">temperature mesuree <text:s text:c="7"/>: 77.44 degres Celsius <text:s text:c="30"/></text:p>
      <text:p text:style-name="Standard">temperature de consigne <text:s text:c="3"/>: 79.46 degres Celsius <text:s text:c="30"/></text:p>
      <text:p text:style-name="Standard">duree iterative de chauffe : 6.68 secondes <text:s text:c="37"/></text:p>
      <text:p text:style-name="Standard">duree restante <text:s text:c="12"/>: 258.50 minutes <text:s text:c="36"/></text:p>
      <text:p text:style-name="Standard">cout <text:s text:c="22"/>: 0.0155 euros <text:s text:c="38"/></text:p>
      <text:p text:style-name="Standard">Somme des Dich <text:s text:c="12"/>: 209.6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7.00 <text:s text:c="45"/></text:p>
      <text:p text:style-name="Standard">temperature mesuree <text:s text:c="7"/>: 77.25 degres Celsius <text:s text:c="30"/></text:p>
      <text:p text:style-name="Standard">temperature de consigne <text:s text:c="3"/>: 79.48 degres Celsius <text:s text:c="30"/></text:p>
      <text:p text:style-name="Standard">duree iterative de chauffe : 7.34 secondes <text:s text:c="37"/></text:p>
      <text:p text:style-name="Standard">duree restante <text:s text:c="12"/>: 258.00 minutes <text:s text:c="36"/></text:p>
      <text:p text:style-name="Standard"><text:soft-page-break/>cout <text:s text:c="22"/>: 0.0160 euros <text:s text:c="38"/></text:p>
      <text:p text:style-name="Standard">Somme des Dich <text:s text:c="12"/>: 216.3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7.50 <text:s text:c="45"/></text:p>
      <text:p text:style-name="Standard">temperature mesuree <text:s text:c="7"/>: 77.12 degres Celsius <text:s text:c="30"/></text:p>
      <text:p text:style-name="Standard">temperature de consigne <text:s text:c="3"/>: 79.49 degres Celsius <text:s text:c="30"/></text:p>
      <text:p text:style-name="Standard">duree iterative de chauffe : 7.80 secondes <text:s text:c="37"/></text:p>
      <text:p text:style-name="Standard">duree restante <text:s text:c="12"/>: 257.50 minutes <text:s text:c="36"/></text:p>
      <text:p text:style-name="Standard">cout <text:s text:c="22"/>: 0.0166 euros <text:s text:c="38"/></text:p>
      <text:p text:style-name="Standard">Somme des Dich <text:s text:c="12"/>: 223.6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8.00 <text:s text:c="45"/></text:p>
      <text:p text:style-name="Standard">temperature mesuree <text:s text:c="7"/>: 77.00 degres Celsius <text:s text:c="30"/></text:p>
      <text:p text:style-name="Standard">temperature de consigne <text:s text:c="3"/>: 79.50 degres Celsius <text:s text:c="30"/></text:p>
      <text:p text:style-name="Standard">duree iterative de chauffe : 8.25 secondes <text:s text:c="37"/></text:p>
      <text:p text:style-name="Standard">duree restante <text:s text:c="12"/>: 257.00 minutes <text:s text:c="36"/></text:p>
      <text:p text:style-name="Standard">cout <text:s text:c="22"/>: 0.0171 euros <text:s text:c="38"/></text:p>
      <text:p text:style-name="Standard">Somme des Dich <text:s text:c="12"/>: 231.4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8.50 <text:s text:c="45"/></text:p>
      <text:p text:style-name="Standard">temperature mesuree <text:s text:c="7"/>: 77.00 degres Celsius <text:s text:c="30"/></text:p>
      <text:p text:style-name="Standard">temperature de consigne <text:s text:c="3"/>: 79.51 degres Celsius <text:s text:c="30"/></text:p>
      <text:p text:style-name="Standard">duree iterative de chauffe : 8.25 secondes <text:s text:c="37"/></text:p>
      <text:p text:style-name="Standard">duree restante <text:s text:c="12"/>: 256.50 minutes <text:s text:c="36"/></text:p>
      <text:p text:style-name="Standard">cout <text:s text:c="22"/>: 0.0177 euros <text:s text:c="38"/></text:p>
      <text:p text:style-name="Standard">Somme des Dich <text:s text:c="12"/>: 239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9.00 <text:s text:c="45"/></text:p>
      <text:p text:style-name="Standard">temperature mesuree <text:s text:c="7"/>: 77.12 degres Celsius <text:s text:c="30"/></text:p>
      <text:p text:style-name="Standard">temperature de consigne <text:s text:c="3"/>: 79.52 degres Celsius <text:s text:c="30"/></text:p>
      <text:p text:style-name="Standard">duree iterative de chauffe : 7.92 secondes <text:s text:c="37"/></text:p>
      <text:p text:style-name="Standard">duree restante <text:s text:c="12"/>: 256.00 minutes <text:s text:c="36"/></text:p>
      <text:p text:style-name="Standard">cout <text:s text:c="22"/>: 0.0184 euros <text:s text:c="38"/></text:p>
      <text:p text:style-name="Standard">Somme des Dich <text:s text:c="12"/>: 247.9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9.50 <text:s text:c="45"/></text:p>
      <text:p text:style-name="Standard">temperature mesuree <text:s text:c="7"/>: 77.37 degres Celsius <text:s text:c="30"/></text:p>
      <text:p text:style-name="Standard">temperature de consigne <text:s text:c="3"/>: 79.54 degres Celsius <text:s text:c="30"/></text:p>
      <text:p text:style-name="Standard">duree iterative de chauffe : 7.13 secondes <text:s text:c="37"/></text:p>
      <text:p text:style-name="Standard">duree restante <text:s text:c="12"/>: 255.50 minutes <text:s text:c="36"/></text:p>
      <text:p text:style-name="Standard">cout <text:s text:c="22"/>: 0.0189 euros <text:s text:c="38"/></text:p>
      <text:p text:style-name="Standard">Somme des Dich <text:s text:c="12"/>: 255.8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0.00 <text:s text:c="45"/></text:p>
      <text:p text:style-name="Standard">temperature mesuree <text:s text:c="7"/>: 77.75 degres Celsius <text:s text:c="30"/></text:p>
      <text:p text:style-name="Standard">temperature de consigne <text:s text:c="3"/>: 79.55 degres Celsius <text:s text:c="30"/></text:p>
      <text:p text:style-name="Standard"><text:soft-page-break/>duree iterative de chauffe : 5.93 secondes <text:s text:c="37"/></text:p>
      <text:p text:style-name="Standard">duree restante <text:s text:c="12"/>: 255.00 minutes <text:s text:c="36"/></text:p>
      <text:p text:style-name="Standard">cout <text:s text:c="22"/>: 0.0195 euros <text:s text:c="38"/></text:p>
      <text:p text:style-name="Standard">Somme des Dich <text:s text:c="12"/>: 263.0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0.50 <text:s text:c="45"/></text:p>
      <text:p text:style-name="Standard">temperature mesuree <text:s text:c="7"/>: 78.25 degres Celsius <text:s text:c="30"/></text:p>
      <text:p text:style-name="Standard">temperature de consigne <text:s text:c="3"/>: 79.56 degres Celsius <text:s text:c="30"/></text:p>
      <text:p text:style-name="Standard">duree iterative de chauffe : 4.32 secondes <text:s text:c="37"/></text:p>
      <text:p text:style-name="Standard">duree restante <text:s text:c="12"/>: 254.50 minutes <text:s text:c="36"/></text:p>
      <text:p text:style-name="Standard">cout <text:s text:c="22"/>: 0.0199 euros <text:s text:c="38"/></text:p>
      <text:p text:style-name="Standard">Somme des Dich <text:s text:c="12"/>: 268.9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1.00 <text:s text:c="45"/></text:p>
      <text:p text:style-name="Standard">temperature mesuree <text:s text:c="7"/>: 78.81 degres Celsius <text:s text:c="30"/></text:p>
      <text:p text:style-name="Standard">temperature de consigne <text:s text:c="3"/>: 79.57 degres Celsius <text:s text:c="30"/></text:p>
      <text:p text:style-name="Standard">duree iterative de chauffe : 2.50 secondes <text:s text:c="37"/></text:p>
      <text:p text:style-name="Standard">duree restante <text:s text:c="12"/>: 254.00 minutes <text:s text:c="36"/></text:p>
      <text:p text:style-name="Standard">cout <text:s text:c="22"/>: 0.0202 euros <text:s text:c="38"/></text:p>
      <text:p text:style-name="Standard">Somme des Dich <text:s text:c="12"/>: 273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1.50 <text:s text:c="45"/></text:p>
      <text:p text:style-name="Standard">temperature mesuree <text:s text:c="7"/>: 79.44 degres Celsius <text:s text:c="30"/></text:p>
      <text:p text:style-name="Standard">temperature de consigne <text:s text:c="3"/>: 79.58 degres Celsius <text:s text:c="30"/></text:p>
      <text:p text:style-name="Standard">duree iterative de chauffe : 0.47 secondes <text:s text:c="37"/></text:p>
      <text:p text:style-name="Standard">duree restante <text:s text:c="12"/>: 253.50 minutes <text:s text:c="36"/></text:p>
      <text:p text:style-name="Standard">cout <text:s text:c="22"/>: 0.0204 euros <text:s text:c="38"/></text:p>
      <text:p text:style-name="Standard">Somme des Dich <text:s text:c="12"/>: 275.7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2.00 <text:s text:c="45"/></text:p>
      <text:p text:style-name="Standard">temperature mesuree <text:s text:c="7"/>: 80.00 degres Celsius <text:s text:c="30"/></text:p>
      <text:p text:style-name="Standard">temperature de consigne <text:s text:c="3"/>: 79.59 degres Celsius <text:s text:c="30"/></text:p>
      <text:p text:style-name="Standard">duree iterative de chauffe : 0.00 secondes <text:s text:c="37"/></text:p>
      <text:p text:style-name="Standard">duree restante <text:s text:c="12"/>: 253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2.50 <text:s text:c="45"/></text:p>
      <text:p text:style-name="Standard">temperature mesuree <text:s text:c="7"/>: 80.56 degres Celsius <text:s text:c="30"/></text:p>
      <text:p text:style-name="Standard">temperature de consigne <text:s text:c="3"/>: 79.60 degres Celsius <text:s text:c="30"/></text:p>
      <text:p text:style-name="Standard">duree iterative de chauffe : 0.00 secondes <text:s text:c="37"/></text:p>
      <text:p text:style-name="Standard">duree restante <text:s text:c="12"/>: 252.5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3.00 <text:s text:c="45"/></text:p>
      <text:p text:style-name="Standard"><text:soft-page-break/>temperature mesuree <text:s text:c="7"/>: 81.00 degres Celsius <text:s text:c="30"/></text:p>
      <text:p text:style-name="Standard">temperature de consigne <text:s text:c="3"/>: 79.61 degres Celsius <text:s text:c="30"/></text:p>
      <text:p text:style-name="Standard">duree iterative de chauffe : 0.00 secondes <text:s text:c="37"/></text:p>
      <text:p text:style-name="Standard">duree restante <text:s text:c="12"/>: 252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3.50 <text:s text:c="45"/></text:p>
      <text:p text:style-name="Standard">temperature mesuree <text:s text:c="7"/>: 81.37 degres Celsius <text:s text:c="30"/></text:p>
      <text:p text:style-name="Standard">temperature de consigne <text:s text:c="3"/>: 79.62 degres Celsius <text:s text:c="30"/></text:p>
      <text:p text:style-name="Standard">duree iterative de chauffe : 0.00 secondes <text:s text:c="37"/></text:p>
      <text:p text:style-name="Standard">duree restante <text:s text:c="12"/>: 251.5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4.00 <text:s text:c="45"/></text:p>
      <text:p text:style-name="Standard">temperature mesuree <text:s text:c="7"/>: 81.62 degres Celsius <text:s text:c="30"/></text:p>
      <text:p text:style-name="Standard">temperature de consigne <text:s text:c="3"/>: 79.63 degres Celsius <text:s text:c="30"/></text:p>
      <text:p text:style-name="Standard">duree iterative de chauffe : 0.00 secondes <text:s text:c="37"/></text:p>
      <text:p text:style-name="Standard">duree restante <text:s text:c="12"/>: 251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4.50 <text:s text:c="45"/></text:p>
      <text:p text:style-name="Standard">temperature mesuree <text:s text:c="7"/>: 81.81 degres Celsius <text:s text:c="30"/></text:p>
      <text:p text:style-name="Standard">temperature de consigne <text:s text:c="3"/>: 79.64 degres Celsius <text:s text:c="30"/></text:p>
      <text:p text:style-name="Standard">duree iterative de chauffe : 0.00 secondes <text:s text:c="37"/></text:p>
      <text:p text:style-name="Standard">duree restante <text:s text:c="12"/>: 250.5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5.00 <text:s text:c="45"/></text:p>
      <text:p text:style-name="Standard">temperature mesuree <text:s text:c="7"/>: 81.94 degres Celsius <text:s text:c="30"/></text:p>
      <text:p text:style-name="Standard">temperature de consigne <text:s text:c="3"/>: 79.65 degres Celsius <text:s text:c="30"/></text:p>
      <text:p text:style-name="Standard">duree iterative de chauffe : 0.00 secondes <text:s text:c="37"/></text:p>
      <text:p text:style-name="Standard">duree restante <text:s text:c="12"/>: 250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5.50 <text:s text:c="45"/></text:p>
      <text:p text:style-name="Standard">temperature mesuree <text:s text:c="7"/>: 82.00 degres Celsius <text:s text:c="30"/></text:p>
      <text:p text:style-name="Standard">temperature de consigne <text:s text:c="3"/>: 79.66 degres Celsius <text:s text:c="30"/></text:p>
      <text:p text:style-name="Standard">duree iterative de chauffe : 0.00 secondes <text:s text:c="37"/></text:p>
      <text:p text:style-name="Standard">duree restante <text:s text:c="12"/>: 249.5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oft-page-break/><text:s text:c="80"/></text:p>
      <text:p text:style-name="Standard">t <text:s text:c="25"/>: 36.00 <text:s text:c="45"/></text:p>
      <text:p text:style-name="Standard">temperature mesuree <text:s text:c="7"/>: 82.00 degres Celsius <text:s text:c="30"/></text:p>
      <text:p text:style-name="Standard">temperature de consigne <text:s text:c="3"/>: 79.67 degres Celsius <text:s text:c="30"/></text:p>
      <text:p text:style-name="Standard">duree iterative de chauffe : 0.00 secondes <text:s text:c="37"/></text:p>
      <text:p text:style-name="Standard">duree restante <text:s text:c="12"/>: 249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6.50 <text:s text:c="45"/></text:p>
      <text:p text:style-name="Standard">temperature mesuree <text:s text:c="7"/>: 81.94 degres Celsius <text:s text:c="30"/></text:p>
      <text:p text:style-name="Standard">temperature de consigne <text:s text:c="3"/>: 79.67 degres Celsius <text:s text:c="30"/></text:p>
      <text:p text:style-name="Standard">duree iterative de chauffe : 0.00 secondes <text:s text:c="37"/></text:p>
      <text:p text:style-name="Standard">duree restante <text:s text:c="12"/>: 248.5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7.00 <text:s text:c="45"/></text:p>
      <text:p text:style-name="Standard">temperature mesuree <text:s text:c="7"/>: 81.81 degres Celsius <text:s text:c="30"/></text:p>
      <text:p text:style-name="Standard">temperature de consigne <text:s text:c="3"/>: 79.68 degres Celsius <text:s text:c="30"/></text:p>
      <text:p text:style-name="Standard">duree iterative de chauffe : 0.00 secondes <text:s text:c="37"/></text:p>
      <text:p text:style-name="Standard">duree restante <text:s text:c="12"/>: 248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7.50 <text:s text:c="45"/></text:p>
      <text:p text:style-name="Standard">temperature mesuree <text:s text:c="7"/>: 81.69 degres Celsius <text:s text:c="30"/></text:p>
      <text:p text:style-name="Standard">temperature de consigne <text:s text:c="3"/>: 79.69 degres Celsius <text:s text:c="30"/></text:p>
      <text:p text:style-name="Standard">duree iterative de chauffe : 0.00 secondes <text:s text:c="37"/></text:p>
      <text:p text:style-name="Standard">duree restante <text:s text:c="12"/>: 247.5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8.00 <text:s text:c="45"/></text:p>
      <text:p text:style-name="Standard">temperature mesuree <text:s text:c="7"/>: 81.56 degres Celsius <text:s text:c="30"/></text:p>
      <text:p text:style-name="Standard">temperature de consigne <text:s text:c="3"/>: 79.70 degres Celsius <text:s text:c="30"/></text:p>
      <text:p text:style-name="Standard">duree iterative de chauffe : 0.00 secondes <text:s text:c="37"/></text:p>
      <text:p text:style-name="Standard">duree restante <text:s text:c="12"/>: 247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8.50 <text:s text:c="45"/></text:p>
      <text:p text:style-name="Standard">temperature mesuree <text:s text:c="7"/>: 81.37 degres Celsius <text:s text:c="30"/></text:p>
      <text:p text:style-name="Standard">temperature de consigne <text:s text:c="3"/>: 79.70 degres Celsius <text:s text:c="30"/></text:p>
      <text:p text:style-name="Standard">duree iterative de chauffe : 0.00 secondes <text:s text:c="37"/></text:p>
      <text:p text:style-name="Standard">duree restante <text:s text:c="12"/>: 246.50 minutes <text:s text:c="36"/></text:p>
      <text:p text:style-name="Standard">cout <text:s text:c="22"/>: 0.0205 euros <text:s text:c="38"/></text:p>
      <text:p text:style-name="Standard"><text:soft-page-break/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9.00 <text:s text:c="45"/></text:p>
      <text:p text:style-name="Standard">temperature mesuree <text:s text:c="7"/>: 81.19 degres Celsius <text:s text:c="30"/></text:p>
      <text:p text:style-name="Standard">temperature de consigne <text:s text:c="3"/>: 79.71 degres Celsius <text:s text:c="30"/></text:p>
      <text:p text:style-name="Standard">duree iterative de chauffe : 0.00 secondes <text:s text:c="37"/></text:p>
      <text:p text:style-name="Standard">duree restante <text:s text:c="12"/>: 246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39.50 <text:s text:c="45"/></text:p>
      <text:p text:style-name="Standard">temperature mesuree <text:s text:c="7"/>: 80.94 degres Celsius <text:s text:c="30"/></text:p>
      <text:p text:style-name="Standard">temperature de consigne <text:s text:c="3"/>: 79.72 degres Celsius <text:s text:c="30"/></text:p>
      <text:p text:style-name="Standard">duree iterative de chauffe : 0.00 secondes <text:s text:c="37"/></text:p>
      <text:p text:style-name="Standard">duree restante <text:s text:c="12"/>: 245.5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0.00 <text:s text:c="45"/></text:p>
      <text:p text:style-name="Standard">temperature mesuree <text:s text:c="7"/>: 80.69 degres Celsius <text:s text:c="30"/></text:p>
      <text:p text:style-name="Standard">temperature de consigne <text:s text:c="3"/>: 79.73 degres Celsius <text:s text:c="30"/></text:p>
      <text:p text:style-name="Standard">duree iterative de chauffe : 0.00 secondes <text:s text:c="37"/></text:p>
      <text:p text:style-name="Standard">duree restante <text:s text:c="12"/>: 245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0.50 <text:s text:c="45"/></text:p>
      <text:p text:style-name="Standard">temperature mesuree <text:s text:c="7"/>: 80.50 degres Celsius <text:s text:c="30"/></text:p>
      <text:p text:style-name="Standard">temperature de consigne <text:s text:c="3"/>: 79.73 degres Celsius <text:s text:c="30"/></text:p>
      <text:p text:style-name="Standard">duree iterative de chauffe : 0.00 secondes <text:s text:c="37"/></text:p>
      <text:p text:style-name="Standard">duree restante <text:s text:c="12"/>: 244.5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1.00 <text:s text:c="45"/></text:p>
      <text:p text:style-name="Standard">temperature mesuree <text:s text:c="7"/>: 80.25 degres Celsius <text:s text:c="30"/></text:p>
      <text:p text:style-name="Standard">temperature de consigne <text:s text:c="3"/>: 79.74 degres Celsius <text:s text:c="30"/></text:p>
      <text:p text:style-name="Standard">duree iterative de chauffe : 0.00 secondes <text:s text:c="37"/></text:p>
      <text:p text:style-name="Standard">duree restante <text:s text:c="12"/>: 244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1.50 <text:s text:c="45"/></text:p>
      <text:p text:style-name="Standard">temperature mesuree <text:s text:c="7"/>: 79.94 degres Celsius <text:s text:c="30"/></text:p>
      <text:p text:style-name="Standard">temperature de consigne <text:s text:c="3"/>: 79.75 degres Celsius <text:s text:c="30"/></text:p>
      <text:p text:style-name="Standard">duree iterative de chauffe : 0.00 secondes <text:s text:c="37"/></text:p>
      <text:p text:style-name="Standard"><text:soft-page-break/>duree restante <text:s text:c="12"/>: 243.5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2.00 <text:s text:c="45"/></text:p>
      <text:p text:style-name="Standard">temperature mesuree <text:s text:c="7"/>: 79.69 degres Celsius <text:s text:c="30"/></text:p>
      <text:p text:style-name="Standard">temperature de consigne <text:s text:c="3"/>: 79.75 degres Celsius <text:s text:c="30"/></text:p>
      <text:p text:style-name="Standard">duree iterative de chauffe : 0.21 secondes <text:s text:c="37"/></text:p>
      <text:p text:style-name="Standard">duree restante <text:s text:c="12"/>: 243.00 minutes <text:s text:c="36"/></text:p>
      <text:p text:style-name="Standard">cout <text:s text:c="22"/>: 0.0205 euros <text:s text:c="38"/></text:p>
      <text:p text:style-name="Standard">Somme des Dich <text:s text:c="12"/>: 276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2.50 <text:s text:c="45"/></text:p>
      <text:p text:style-name="Standard">temperature mesuree <text:s text:c="7"/>: 79.44 degres Celsius <text:s text:c="30"/></text:p>
      <text:p text:style-name="Standard">temperature de consigne <text:s text:c="3"/>: 79.76 degres Celsius <text:s text:c="30"/></text:p>
      <text:p text:style-name="Standard">duree iterative de chauffe : 1.06 secondes <text:s text:c="37"/></text:p>
      <text:p text:style-name="Standard">duree restante <text:s text:c="12"/>: 242.50 minutes <text:s text:c="36"/></text:p>
      <text:p text:style-name="Standard">cout <text:s text:c="22"/>: 0.0205 euros <text:s text:c="38"/></text:p>
      <text:p text:style-name="Standard">Somme des Dich <text:s text:c="12"/>: 276.4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3.00 <text:s text:c="45"/></text:p>
      <text:p text:style-name="Standard">temperature mesuree <text:s text:c="7"/>: 79.19 degres Celsius <text:s text:c="30"/></text:p>
      <text:p text:style-name="Standard">temperature de consigne <text:s text:c="3"/>: 79.76 degres Celsius <text:s text:c="30"/></text:p>
      <text:p text:style-name="Standard">duree iterative de chauffe : 1.90 secondes <text:s text:c="37"/></text:p>
      <text:p text:style-name="Standard">duree restante <text:s text:c="12"/>: 242.00 minutes <text:s text:c="36"/></text:p>
      <text:p text:style-name="Standard">cout <text:s text:c="22"/>: 0.0205 euros <text:s text:c="38"/></text:p>
      <text:p text:style-name="Standard">Somme des Dich <text:s text:c="12"/>: 277.5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3.50 <text:s text:c="45"/></text:p>
      <text:p text:style-name="Standard">temperature mesuree <text:s text:c="7"/>: 78.94 degres Celsius <text:s text:c="30"/></text:p>
      <text:p text:style-name="Standard">temperature de consigne <text:s text:c="3"/>: 79.77 degres Celsius <text:s text:c="30"/></text:p>
      <text:p text:style-name="Standard">duree iterative de chauffe : 2.75 secondes <text:s text:c="37"/></text:p>
      <text:p text:style-name="Standard">duree restante <text:s text:c="12"/>: 241.50 minutes <text:s text:c="36"/></text:p>
      <text:p text:style-name="Standard">cout <text:s text:c="22"/>: 0.0207 euros <text:s text:c="38"/></text:p>
      <text:p text:style-name="Standard">Somme des Dich <text:s text:c="12"/>: 279.4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4.00 <text:s text:c="45"/></text:p>
      <text:p text:style-name="Standard">temperature mesuree <text:s text:c="7"/>: 78.69 degres Celsius <text:s text:c="30"/></text:p>
      <text:p text:style-name="Standard">temperature de consigne <text:s text:c="3"/>: 79.78 degres Celsius <text:s text:c="30"/></text:p>
      <text:p text:style-name="Standard">duree iterative de chauffe : 3.59 secondes <text:s text:c="37"/></text:p>
      <text:p text:style-name="Standard">duree restante <text:s text:c="12"/>: 241.00 minutes <text:s text:c="36"/></text:p>
      <text:p text:style-name="Standard">cout <text:s text:c="22"/>: 0.0209 euros <text:s text:c="38"/></text:p>
      <text:p text:style-name="Standard">Somme des Dich <text:s text:c="12"/>: 282.1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4.50 <text:s text:c="45"/></text:p>
      <text:p text:style-name="Standard">temperature mesuree <text:s text:c="7"/>: 78.44 degres Celsius <text:s text:c="30"/></text:p>
      <text:p text:style-name="Standard"><text:soft-page-break/>temperature de consigne <text:s text:c="3"/>: 79.78 degres Celsius <text:s text:c="30"/></text:p>
      <text:p text:style-name="Standard">duree iterative de chauffe : 4.43 secondes <text:s text:c="37"/></text:p>
      <text:p text:style-name="Standard">duree restante <text:s text:c="12"/>: 240.50 minutes <text:s text:c="36"/></text:p>
      <text:p text:style-name="Standard">cout <text:s text:c="22"/>: 0.0212 euros <text:s text:c="38"/></text:p>
      <text:p text:style-name="Standard">Somme des Dich <text:s text:c="12"/>: 285.7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5.00 <text:s text:c="45"/></text:p>
      <text:p text:style-name="Standard">temperature mesuree <text:s text:c="7"/>: 78.12 degres Celsius <text:s text:c="30"/></text:p>
      <text:p text:style-name="Standard">temperature de consigne <text:s text:c="3"/>: 79.79 degres Celsius <text:s text:c="30"/></text:p>
      <text:p text:style-name="Standard">duree iterative de chauffe : 5.48 secondes <text:s text:c="37"/></text:p>
      <text:p text:style-name="Standard">duree restante <text:s text:c="12"/>: 240.00 minutes <text:s text:c="36"/></text:p>
      <text:p text:style-name="Standard">cout <text:s text:c="22"/>: 0.0215 euros <text:s text:c="38"/></text:p>
      <text:p text:style-name="Standard">Somme des Dich <text:s text:c="12"/>: 290.1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5.50 <text:s text:c="45"/></text:p>
      <text:p text:style-name="Standard">temperature mesuree <text:s text:c="7"/>: 77.87 degres Celsius <text:s text:c="30"/></text:p>
      <text:p text:style-name="Standard">temperature de consigne <text:s text:c="3"/>: 79.79 degres Celsius <text:s text:c="30"/></text:p>
      <text:p text:style-name="Standard">duree iterative de chauffe : 6.33 secondes <text:s text:c="37"/></text:p>
      <text:p text:style-name="Standard">duree restante <text:s text:c="12"/>: 239.50 minutes <text:s text:c="36"/></text:p>
      <text:p text:style-name="Standard">cout <text:s text:c="22"/>: 0.0219 euros <text:s text:c="38"/></text:p>
      <text:p text:style-name="Standard">Somme des Dich <text:s text:c="12"/>: 29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6.00 <text:s text:c="45"/></text:p>
      <text:p text:style-name="Standard">temperature mesuree <text:s text:c="7"/>: 77.69 degres Celsius <text:s text:c="30"/></text:p>
      <text:p text:style-name="Standard">temperature de consigne <text:s text:c="3"/>: 79.80 degres Celsius <text:s text:c="30"/></text:p>
      <text:p text:style-name="Standard">duree iterative de chauffe : 6.96 secondes <text:s text:c="37"/></text:p>
      <text:p text:style-name="Standard">duree restante <text:s text:c="12"/>: 239.00 minutes <text:s text:c="36"/></text:p>
      <text:p text:style-name="Standard">cout <text:s text:c="22"/>: 0.0224 euros <text:s text:c="38"/></text:p>
      <text:p text:style-name="Standard">Somme des Dich <text:s text:c="12"/>: 301.9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6.50 <text:s text:c="45"/></text:p>
      <text:p text:style-name="Standard">temperature mesuree <text:s text:c="7"/>: 77.50 degres Celsius <text:s text:c="30"/></text:p>
      <text:p text:style-name="Standard">temperature de consigne <text:s text:c="3"/>: 79.80 degres Celsius <text:s text:c="30"/></text:p>
      <text:p text:style-name="Standard">duree iterative de chauffe : 7.60 secondes <text:s text:c="37"/></text:p>
      <text:p text:style-name="Standard">duree restante <text:s text:c="12"/>: 238.50 minutes <text:s text:c="36"/></text:p>
      <text:p text:style-name="Standard">cout <text:s text:c="22"/>: 0.0229 euros <text:s text:c="38"/></text:p>
      <text:p text:style-name="Standard">Somme des Dich <text:s text:c="12"/>: 308.9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7.00 <text:s text:c="45"/></text:p>
      <text:p text:style-name="Standard">temperature mesuree <text:s text:c="7"/>: 77.37 degres Celsius <text:s text:c="30"/></text:p>
      <text:p text:style-name="Standard">temperature de consigne <text:s text:c="3"/>: 79.81 degres Celsius <text:s text:c="30"/></text:p>
      <text:p text:style-name="Standard">duree iterative de chauffe : 8.03 secondes <text:s text:c="37"/></text:p>
      <text:p text:style-name="Standard">duree restante <text:s text:c="12"/>: 238.00 minutes <text:s text:c="36"/></text:p>
      <text:p text:style-name="Standard">cout <text:s text:c="22"/>: 0.0234 euros <text:s text:c="38"/></text:p>
      <text:p text:style-name="Standard">Somme des Dich <text:s text:c="12"/>: 316.55 secondes <text:s text:c="35"/></text:p>
      <text:p text:style-name="Standard">FC1 <text:s text:c="23"/>: 0 <text:s text:c="49"/></text:p>
      <text:p text:style-name="Standard"><text:s text:c="80"/></text:p>
      <text:p text:style-name="Standard"><text:soft-page-break/>t <text:s text:c="25"/>: 47.50 <text:s text:c="45"/></text:p>
      <text:p text:style-name="Standard">temperature mesuree <text:s text:c="7"/>: 77.37 degres Celsius <text:s text:c="30"/></text:p>
      <text:p text:style-name="Standard">temperature de consigne <text:s text:c="3"/>: 79.81 degres Celsius <text:s text:c="30"/></text:p>
      <text:p text:style-name="Standard">duree iterative de chauffe : 8.04 secondes <text:s text:c="37"/></text:p>
      <text:p text:style-name="Standard">duree restante <text:s text:c="12"/>: 237.50 minutes <text:s text:c="36"/></text:p>
      <text:p text:style-name="Standard">cout <text:s text:c="22"/>: 0.0240 euros <text:s text:c="38"/></text:p>
      <text:p text:style-name="Standard">Somme des Dich <text:s text:c="12"/>: 324.5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8.00 <text:s text:c="45"/></text:p>
      <text:p text:style-name="Standard">temperature mesuree <text:s text:c="7"/>: 77.44 degres Celsius <text:s text:c="30"/></text:p>
      <text:p text:style-name="Standard">temperature de consigne <text:s text:c="3"/>: 79.82 degres Celsius <text:s text:c="30"/></text:p>
      <text:p text:style-name="Standard">duree iterative de chauffe : 7.85 secondes <text:s text:c="37"/></text:p>
      <text:p text:style-name="Standard">duree restante <text:s text:c="12"/>: 237.00 minutes <text:s text:c="36"/></text:p>
      <text:p text:style-name="Standard">cout <text:s text:c="22"/>: 0.0246 euros <text:s text:c="38"/></text:p>
      <text:p text:style-name="Standard">Somme des Dich <text:s text:c="12"/>: 332.6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8.50 <text:s text:c="45"/></text:p>
      <text:p text:style-name="Standard">temperature mesuree <text:s text:c="7"/>: 77.69 degres Celsius <text:s text:c="30"/></text:p>
      <text:p text:style-name="Standard">temperature de consigne <text:s text:c="3"/>: 79.82 degres Celsius <text:s text:c="30"/></text:p>
      <text:p text:style-name="Standard">duree iterative de chauffe : 7.04 secondes <text:s text:c="37"/></text:p>
      <text:p text:style-name="Standard">duree restante <text:s text:c="12"/>: 236.50 minutes <text:s text:c="36"/></text:p>
      <text:p text:style-name="Standard">cout <text:s text:c="22"/>: 0.0252 euros <text:s text:c="38"/></text:p>
      <text:p text:style-name="Standard">Somme des Dich <text:s text:c="12"/>: 340.4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9.00 <text:s text:c="45"/></text:p>
      <text:p text:style-name="Standard">temperature mesuree <text:s text:c="7"/>: 78.00 degres Celsius <text:s text:c="30"/></text:p>
      <text:p text:style-name="Standard">temperature de consigne <text:s text:c="3"/>: 79.83 degres Celsius <text:s text:c="30"/></text:p>
      <text:p text:style-name="Standard">duree iterative de chauffe : 6.02 secondes <text:s text:c="37"/></text:p>
      <text:p text:style-name="Standard">duree restante <text:s text:c="12"/>: 236.00 minutes <text:s text:c="36"/></text:p>
      <text:p text:style-name="Standard">cout <text:s text:c="22"/>: 0.0257 euros <text:s text:c="38"/></text:p>
      <text:p text:style-name="Standard">Somme des Dich <text:s text:c="12"/>: 347.5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49.50 <text:s text:c="45"/></text:p>
      <text:p text:style-name="Standard">temperature mesuree <text:s text:c="7"/>: 78.56 degres Celsius <text:s text:c="30"/></text:p>
      <text:p text:style-name="Standard">temperature de consigne <text:s text:c="3"/>: 79.83 degres Celsius <text:s text:c="30"/></text:p>
      <text:p text:style-name="Standard">duree iterative de chauffe : 4.18 secondes <text:s text:c="37"/></text:p>
      <text:p text:style-name="Standard">duree restante <text:s text:c="12"/>: 235.50 minutes <text:s text:c="36"/></text:p>
      <text:p text:style-name="Standard">cout <text:s text:c="22"/>: 0.0262 euros <text:s text:c="38"/></text:p>
      <text:p text:style-name="Standard">Somme des Dich <text:s text:c="12"/>: 353.5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0.00 <text:s text:c="45"/></text:p>
      <text:p text:style-name="Standard">temperature mesuree <text:s text:c="7"/>: 79.12 degres Celsius <text:s text:c="30"/></text:p>
      <text:p text:style-name="Standard">temperature de consigne <text:s text:c="3"/>: 79.83 degres Celsius <text:s text:c="30"/></text:p>
      <text:p text:style-name="Standard">duree iterative de chauffe : 2.34 secondes <text:s text:c="37"/></text:p>
      <text:p text:style-name="Standard">duree restante <text:s text:c="12"/>: 235.00 minutes <text:s text:c="36"/></text:p>
      <text:p text:style-name="Standard">cout <text:s text:c="22"/>: 0.0265 euros <text:s text:c="38"/></text:p>
      <text:p text:style-name="Standard">Somme des Dich <text:s text:c="12"/>: 357.71 secondes <text:s text:c="35"/></text:p>
      <text:p text:style-name="Standard"><text:soft-page-break/>FC1 <text:s text:c="23"/>: 0 <text:s text:c="49"/></text:p>
      <text:p text:style-name="Standard"><text:s text:c="80"/></text:p>
      <text:p text:style-name="Standard">t <text:s text:c="25"/>: 50.50 <text:s text:c="45"/></text:p>
      <text:p text:style-name="Standard">temperature mesuree <text:s text:c="7"/>: 79.75 degres Celsius <text:s text:c="30"/></text:p>
      <text:p text:style-name="Standard">temperature de consigne <text:s text:c="3"/>: 79.84 degres Celsius <text:s text:c="30"/></text:p>
      <text:p text:style-name="Standard">duree iterative de chauffe : 0.29 secondes <text:s text:c="37"/></text:p>
      <text:p text:style-name="Standard">duree restante <text:s text:c="12"/>: 234.50 minutes <text:s text:c="36"/></text:p>
      <text:p text:style-name="Standard">cout <text:s text:c="22"/>: 0.0267 euros <text:s text:c="38"/></text:p>
      <text:p text:style-name="Standard">Somme des Dich <text:s text:c="12"/>: 360.0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1.00 <text:s text:c="45"/></text:p>
      <text:p text:style-name="Standard">temperature mesuree <text:s text:c="7"/>: 80.37 degres Celsius <text:s text:c="30"/></text:p>
      <text:p text:style-name="Standard">temperature de consigne <text:s text:c="3"/>: 79.84 degres Celsius <text:s text:c="30"/></text:p>
      <text:p text:style-name="Standard">duree iterative de chauffe : 0.00 secondes <text:s text:c="37"/></text:p>
      <text:p text:style-name="Standard">duree restante <text:s text:c="12"/>: 234.0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1.50 <text:s text:c="45"/></text:p>
      <text:p text:style-name="Standard">temperature mesuree <text:s text:c="7"/>: 80.87 degres Celsius <text:s text:c="30"/></text:p>
      <text:p text:style-name="Standard">temperature de consigne <text:s text:c="3"/>: 79.85 degres Celsius <text:s text:c="30"/></text:p>
      <text:p text:style-name="Standard">duree iterative de chauffe : 0.00 secondes <text:s text:c="37"/></text:p>
      <text:p text:style-name="Standard">duree restante <text:s text:c="12"/>: 233.5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2.00 <text:s text:c="45"/></text:p>
      <text:p text:style-name="Standard">temperature mesuree <text:s text:c="7"/>: 81.25 degres Celsius <text:s text:c="30"/></text:p>
      <text:p text:style-name="Standard">temperature de consigne <text:s text:c="3"/>: 79.85 degres Celsius <text:s text:c="30"/></text:p>
      <text:p text:style-name="Standard">duree iterative de chauffe : 0.00 secondes <text:s text:c="37"/></text:p>
      <text:p text:style-name="Standard">duree restante <text:s text:c="12"/>: 233.0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2.50 <text:s text:c="45"/></text:p>
      <text:p text:style-name="Standard">temperature mesuree <text:s text:c="7"/>: 81.56 degres Celsius <text:s text:c="30"/></text:p>
      <text:p text:style-name="Standard">temperature de consigne <text:s text:c="3"/>: 79.85 degres Celsius <text:s text:c="30"/></text:p>
      <text:p text:style-name="Standard">duree iterative de chauffe : 0.00 secondes <text:s text:c="37"/></text:p>
      <text:p text:style-name="Standard">duree restante <text:s text:c="12"/>: 232.5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3.00 <text:s text:c="45"/></text:p>
      <text:p text:style-name="Standard">temperature mesuree <text:s text:c="7"/>: 81.81 degres Celsius <text:s text:c="30"/></text:p>
      <text:p text:style-name="Standard">temperature de consigne <text:s text:c="3"/>: 79.86 degres Celsius <text:s text:c="30"/></text:p>
      <text:p text:style-name="Standard">duree iterative de chauffe : 0.00 secondes <text:s text:c="37"/></text:p>
      <text:p text:style-name="Standard">duree restante <text:s text:c="12"/>: 232.00 minutes <text:s text:c="36"/></text:p>
      <text:p text:style-name="Standard"><text:soft-page-break/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3.50 <text:s text:c="45"/></text:p>
      <text:p text:style-name="Standard">temperature mesuree <text:s text:c="7"/>: 81.94 degres Celsius <text:s text:c="30"/></text:p>
      <text:p text:style-name="Standard">temperature de consigne <text:s text:c="3"/>: 79.86 degres Celsius <text:s text:c="30"/></text:p>
      <text:p text:style-name="Standard">duree iterative de chauffe : 0.00 secondes <text:s text:c="37"/></text:p>
      <text:p text:style-name="Standard">duree restante <text:s text:c="12"/>: 231.5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4.00 <text:s text:c="45"/></text:p>
      <text:p text:style-name="Standard">temperature mesuree <text:s text:c="7"/>: 82.00 degres Celsius <text:s text:c="30"/></text:p>
      <text:p text:style-name="Standard">temperature de consigne <text:s text:c="3"/>: 79.86 degres Celsius <text:s text:c="30"/></text:p>
      <text:p text:style-name="Standard">duree iterative de chauffe : 0.00 secondes <text:s text:c="37"/></text:p>
      <text:p text:style-name="Standard">duree restante <text:s text:c="12"/>: 231.0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4.50 <text:s text:c="45"/></text:p>
      <text:p text:style-name="Standard">temperature mesuree <text:s text:c="7"/>: 82.00 degres Celsius <text:s text:c="30"/></text:p>
      <text:p text:style-name="Standard">temperature de consigne <text:s text:c="3"/>: 79.87 degres Celsius <text:s text:c="30"/></text:p>
      <text:p text:style-name="Standard">duree iterative de chauffe : 0.00 secondes <text:s text:c="37"/></text:p>
      <text:p text:style-name="Standard">duree restante <text:s text:c="12"/>: 230.5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5.00 <text:s text:c="45"/></text:p>
      <text:p text:style-name="Standard">temperature mesuree <text:s text:c="7"/>: 81.94 degres Celsius <text:s text:c="30"/></text:p>
      <text:p text:style-name="Standard">temperature de consigne <text:s text:c="3"/>: 79.87 degres Celsius <text:s text:c="30"/></text:p>
      <text:p text:style-name="Standard">duree iterative de chauffe : 0.00 secondes <text:s text:c="37"/></text:p>
      <text:p text:style-name="Standard">duree restante <text:s text:c="12"/>: 230.0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5.50 <text:s text:c="45"/></text:p>
      <text:p text:style-name="Standard">temperature mesuree <text:s text:c="7"/>: 81.81 degres Celsius <text:s text:c="30"/></text:p>
      <text:p text:style-name="Standard">temperature de consigne <text:s text:c="3"/>: 79.87 degres Celsius <text:s text:c="30"/></text:p>
      <text:p text:style-name="Standard">duree iterative de chauffe : 0.00 secondes <text:s text:c="37"/></text:p>
      <text:p text:style-name="Standard">duree restante <text:s text:c="12"/>: 229.5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6.00 <text:s text:c="45"/></text:p>
      <text:p text:style-name="Standard">temperature mesuree <text:s text:c="7"/>: 81.69 degres Celsius <text:s text:c="30"/></text:p>
      <text:p text:style-name="Standard">temperature de consigne <text:s text:c="3"/>: 79.88 degres Celsius <text:s text:c="30"/></text:p>
      <text:p text:style-name="Standard"><text:soft-page-break/>duree iterative de chauffe : 0.00 secondes <text:s text:c="37"/></text:p>
      <text:p text:style-name="Standard">duree restante <text:s text:c="12"/>: 229.0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6.50 <text:s text:c="45"/></text:p>
      <text:p text:style-name="Standard">temperature mesuree <text:s text:c="7"/>: 81.56 degres Celsius <text:s text:c="30"/></text:p>
      <text:p text:style-name="Standard">temperature de consigne <text:s text:c="3"/>: 79.88 degres Celsius <text:s text:c="30"/></text:p>
      <text:p text:style-name="Standard">duree iterative de chauffe : 0.00 secondes <text:s text:c="37"/></text:p>
      <text:p text:style-name="Standard">duree restante <text:s text:c="12"/>: 228.5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7.00 <text:s text:c="45"/></text:p>
      <text:p text:style-name="Standard">temperature mesuree <text:s text:c="7"/>: 81.44 degres Celsius <text:s text:c="30"/></text:p>
      <text:p text:style-name="Standard">temperature de consigne <text:s text:c="3"/>: 79.88 degres Celsius <text:s text:c="30"/></text:p>
      <text:p text:style-name="Standard">duree iterative de chauffe : 0.00 secondes <text:s text:c="37"/></text:p>
      <text:p text:style-name="Standard">duree restante <text:s text:c="12"/>: 228.0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7.50 <text:s text:c="45"/></text:p>
      <text:p text:style-name="Standard">temperature mesuree <text:s text:c="7"/>: 81.25 degres Celsius <text:s text:c="30"/></text:p>
      <text:p text:style-name="Standard">temperature de consigne <text:s text:c="3"/>: 79.89 degres Celsius <text:s text:c="30"/></text:p>
      <text:p text:style-name="Standard">duree iterative de chauffe : 0.00 secondes <text:s text:c="37"/></text:p>
      <text:p text:style-name="Standard">duree restante <text:s text:c="12"/>: 227.5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8.00 <text:s text:c="45"/></text:p>
      <text:p text:style-name="Standard">temperature mesuree <text:s text:c="7"/>: 81.06 degres Celsius <text:s text:c="30"/></text:p>
      <text:p text:style-name="Standard">temperature de consigne <text:s text:c="3"/>: 79.89 degres Celsius <text:s text:c="30"/></text:p>
      <text:p text:style-name="Standard">duree iterative de chauffe : 0.00 secondes <text:s text:c="37"/></text:p>
      <text:p text:style-name="Standard">duree restante <text:s text:c="12"/>: 227.0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8.50 <text:s text:c="45"/></text:p>
      <text:p text:style-name="Standard">temperature mesuree <text:s text:c="7"/>: 80.81 degres Celsius <text:s text:c="30"/></text:p>
      <text:p text:style-name="Standard">temperature de consigne <text:s text:c="3"/>: 79.89 degres Celsius <text:s text:c="30"/></text:p>
      <text:p text:style-name="Standard">duree iterative de chauffe : 0.00 secondes <text:s text:c="37"/></text:p>
      <text:p text:style-name="Standard">duree restante <text:s text:c="12"/>: 226.5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9.00 <text:s text:c="45"/></text:p>
      <text:p text:style-name="Standard"><text:soft-page-break/>temperature mesuree <text:s text:c="7"/>: 80.56 degres Celsius <text:s text:c="30"/></text:p>
      <text:p text:style-name="Standard">temperature de consigne <text:s text:c="3"/>: 79.89 degres Celsius <text:s text:c="30"/></text:p>
      <text:p text:style-name="Standard">duree iterative de chauffe : 0.00 secondes <text:s text:c="37"/></text:p>
      <text:p text:style-name="Standard">duree restante <text:s text:c="12"/>: 226.0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59.50 <text:s text:c="45"/></text:p>
      <text:p text:style-name="Standard">temperature mesuree <text:s text:c="7"/>: 80.31 degres Celsius <text:s text:c="30"/></text:p>
      <text:p text:style-name="Standard">temperature de consigne <text:s text:c="3"/>: 79.90 degres Celsius <text:s text:c="30"/></text:p>
      <text:p text:style-name="Standard">duree iterative de chauffe : 0.00 secondes <text:s text:c="37"/></text:p>
      <text:p text:style-name="Standard">duree restante <text:s text:c="12"/>: 225.5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0.00 <text:s text:c="45"/></text:p>
      <text:p text:style-name="Standard">temperature mesuree <text:s text:c="7"/>: 80.06 degres Celsius <text:s text:c="30"/></text:p>
      <text:p text:style-name="Standard">temperature de consigne <text:s text:c="3"/>: 79.90 degres Celsius <text:s text:c="30"/></text:p>
      <text:p text:style-name="Standard">duree iterative de chauffe : 0.00 secondes <text:s text:c="37"/></text:p>
      <text:p text:style-name="Standard">duree restante <text:s text:c="12"/>: 225.0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0.50 <text:s text:c="45"/></text:p>
      <text:p text:style-name="Standard">temperature mesuree <text:s text:c="7"/>: 79.75 degres Celsius <text:s text:c="30"/></text:p>
      <text:p text:style-name="Standard">temperature de consigne <text:s text:c="3"/>: 79.90 degres Celsius <text:s text:c="30"/></text:p>
      <text:p text:style-name="Standard">duree iterative de chauffe : 0.50 secondes <text:s text:c="37"/></text:p>
      <text:p text:style-name="Standard">duree restante <text:s text:c="12"/>: 224.50 minutes <text:s text:c="36"/></text:p>
      <text:p text:style-name="Standard">cout <text:s text:c="22"/>: 0.0267 euros <text:s text:c="38"/></text:p>
      <text:p text:style-name="Standard">Somme des Dich <text:s text:c="12"/>: 36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1.00 <text:s text:c="45"/></text:p>
      <text:p text:style-name="Standard">temperature mesuree <text:s text:c="7"/>: 79.50 degres Celsius <text:s text:c="30"/></text:p>
      <text:p text:style-name="Standard">temperature de consigne <text:s text:c="3"/>: 79.90 degres Celsius <text:s text:c="30"/></text:p>
      <text:p text:style-name="Standard">duree iterative de chauffe : 1.33 secondes <text:s text:c="37"/></text:p>
      <text:p text:style-name="Standard">duree restante <text:s text:c="12"/>: 224.00 minutes <text:s text:c="36"/></text:p>
      <text:p text:style-name="Standard">cout <text:s text:c="22"/>: 0.0267 euros <text:s text:c="38"/></text:p>
      <text:p text:style-name="Standard">Somme des Dich <text:s text:c="12"/>: 360.8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1.50 <text:s text:c="45"/></text:p>
      <text:p text:style-name="Standard">temperature mesuree <text:s text:c="7"/>: 79.19 degres Celsius <text:s text:c="30"/></text:p>
      <text:p text:style-name="Standard">temperature de consigne <text:s text:c="3"/>: 79.91 degres Celsius <text:s text:c="30"/></text:p>
      <text:p text:style-name="Standard">duree iterative de chauffe : 2.37 secondes <text:s text:c="37"/></text:p>
      <text:p text:style-name="Standard">duree restante <text:s text:c="12"/>: 223.50 minutes <text:s text:c="36"/></text:p>
      <text:p text:style-name="Standard">cout <text:s text:c="22"/>: 0.0268 euros <text:s text:c="38"/></text:p>
      <text:p text:style-name="Standard">Somme des Dich <text:s text:c="12"/>: 362.17 secondes <text:s text:c="35"/></text:p>
      <text:p text:style-name="Standard">FC1 <text:s text:c="23"/>: 0 <text:s text:c="49"/></text:p>
      <text:p text:style-name="Standard"><text:soft-page-break/><text:s text:c="80"/></text:p>
      <text:p text:style-name="Standard">t <text:s text:c="25"/>: 62.00 <text:s text:c="45"/></text:p>
      <text:p text:style-name="Standard">temperature mesuree <text:s text:c="7"/>: 78.94 degres Celsius <text:s text:c="30"/></text:p>
      <text:p text:style-name="Standard">temperature de consigne <text:s text:c="3"/>: 79.91 degres Celsius <text:s text:c="30"/></text:p>
      <text:p text:style-name="Standard">duree iterative de chauffe : 3.21 secondes <text:s text:c="37"/></text:p>
      <text:p text:style-name="Standard">duree restante <text:s text:c="12"/>: 223.00 minutes <text:s text:c="36"/></text:p>
      <text:p text:style-name="Standard">cout <text:s text:c="22"/>: 0.0270 euros <text:s text:c="38"/></text:p>
      <text:p text:style-name="Standard">Somme des Dich <text:s text:c="12"/>: 364.5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2.50 <text:s text:c="45"/></text:p>
      <text:p text:style-name="Standard">temperature mesuree <text:s text:c="7"/>: 78.62 degres Celsius <text:s text:c="30"/></text:p>
      <text:p text:style-name="Standard">temperature de consigne <text:s text:c="3"/>: 79.91 degres Celsius <text:s text:c="30"/></text:p>
      <text:p text:style-name="Standard">duree iterative de chauffe : 4.24 secondes <text:s text:c="37"/></text:p>
      <text:p text:style-name="Standard">duree restante <text:s text:c="12"/>: 222.50 minutes <text:s text:c="36"/></text:p>
      <text:p text:style-name="Standard">cout <text:s text:c="22"/>: 0.0272 euros <text:s text:c="38"/></text:p>
      <text:p text:style-name="Standard">Somme des Dich <text:s text:c="12"/>: 367.7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3.00 <text:s text:c="45"/></text:p>
      <text:p text:style-name="Standard">temperature mesuree <text:s text:c="7"/>: 78.31 degres Celsius <text:s text:c="30"/></text:p>
      <text:p text:style-name="Standard">temperature de consigne <text:s text:c="3"/>: 79.91 degres Celsius <text:s text:c="30"/></text:p>
      <text:p text:style-name="Standard">duree iterative de chauffe : 5.28 secondes <text:s text:c="37"/></text:p>
      <text:p text:style-name="Standard">duree restante <text:s text:c="12"/>: 222.00 minutes <text:s text:c="36"/></text:p>
      <text:p text:style-name="Standard">cout <text:s text:c="22"/>: 0.0275 euros <text:s text:c="38"/></text:p>
      <text:p text:style-name="Standard">Somme des Dich <text:s text:c="12"/>: 371.9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3.50 <text:s text:c="45"/></text:p>
      <text:p text:style-name="Standard">temperature mesuree <text:s text:c="7"/>: 78.06 degres Celsius <text:s text:c="30"/></text:p>
      <text:p text:style-name="Standard">temperature de consigne <text:s text:c="3"/>: 79.92 degres Celsius <text:s text:c="30"/></text:p>
      <text:p text:style-name="Standard">duree iterative de chauffe : 6.11 secondes <text:s text:c="37"/></text:p>
      <text:p text:style-name="Standard">duree restante <text:s text:c="12"/>: 221.50 minutes <text:s text:c="36"/></text:p>
      <text:p text:style-name="Standard">cout <text:s text:c="22"/>: 0.0279 euros <text:s text:c="38"/></text:p>
      <text:p text:style-name="Standard">Somme des Dich <text:s text:c="12"/>: 377.2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4.00 <text:s text:c="45"/></text:p>
      <text:p text:style-name="Standard">temperature mesuree <text:s text:c="7"/>: 77.87 degres Celsius <text:s text:c="30"/></text:p>
      <text:p text:style-name="Standard">temperature de consigne <text:s text:c="3"/>: 79.92 degres Celsius <text:s text:c="30"/></text:p>
      <text:p text:style-name="Standard">duree iterative de chauffe : 6.74 secondes <text:s text:c="37"/></text:p>
      <text:p text:style-name="Standard">duree restante <text:s text:c="12"/>: 221.00 minutes <text:s text:c="36"/></text:p>
      <text:p text:style-name="Standard">cout <text:s text:c="22"/>: 0.0284 euros <text:s text:c="38"/></text:p>
      <text:p text:style-name="Standard">Somme des Dich <text:s text:c="12"/>: 383.3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4.50 <text:s text:c="45"/></text:p>
      <text:p text:style-name="Standard">temperature mesuree <text:s text:c="7"/>: 77.75 degres Celsius <text:s text:c="30"/></text:p>
      <text:p text:style-name="Standard">temperature de consigne <text:s text:c="3"/>: 79.92 degres Celsius <text:s text:c="30"/></text:p>
      <text:p text:style-name="Standard">duree iterative de chauffe : 7.16 secondes <text:s text:c="37"/></text:p>
      <text:p text:style-name="Standard">duree restante <text:s text:c="12"/>: 220.50 minutes <text:s text:c="36"/></text:p>
      <text:p text:style-name="Standard">cout <text:s text:c="22"/>: 0.0289 euros <text:s text:c="38"/></text:p>
      <text:p text:style-name="Standard"><text:soft-page-break/>Somme des Dich <text:s text:c="12"/>: 390.1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5.00 <text:s text:c="45"/></text:p>
      <text:p text:style-name="Standard">temperature mesuree <text:s text:c="7"/>: 77.75 degres Celsius <text:s text:c="30"/></text:p>
      <text:p text:style-name="Standard">temperature de consigne <text:s text:c="3"/>: 79.92 degres Celsius <text:s text:c="30"/></text:p>
      <text:p text:style-name="Standard">duree iterative de chauffe : 7.17 secondes <text:s text:c="37"/></text:p>
      <text:p text:style-name="Standard">duree restante <text:s text:c="12"/>: 220.00 minutes <text:s text:c="36"/></text:p>
      <text:p text:style-name="Standard">cout <text:s text:c="22"/>: 0.0294 euros <text:s text:c="38"/></text:p>
      <text:p text:style-name="Standard">Somme des Dich <text:s text:c="12"/>: 397.2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5.50 <text:s text:c="45"/></text:p>
      <text:p text:style-name="Standard">temperature mesuree <text:s text:c="7"/>: 77.69 degres Celsius <text:s text:c="30"/></text:p>
      <text:p text:style-name="Standard">temperature de consigne <text:s text:c="3"/>: 79.92 degres Celsius <text:s text:c="30"/></text:p>
      <text:p text:style-name="Standard">duree iterative de chauffe : 7.38 secondes <text:s text:c="37"/></text:p>
      <text:p text:style-name="Standard">duree restante <text:s text:c="12"/>: 219.50 minutes <text:s text:c="36"/></text:p>
      <text:p text:style-name="Standard">cout <text:s text:c="22"/>: 0.0299 euros <text:s text:c="38"/></text:p>
      <text:p text:style-name="Standard">Somme des Dich <text:s text:c="12"/>: 404.4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6.00 <text:s text:c="45"/></text:p>
      <text:p text:style-name="Standard">temperature mesuree <text:s text:c="7"/>: 77.75 degres Celsius <text:s text:c="30"/></text:p>
      <text:p text:style-name="Standard">temperature de consigne <text:s text:c="3"/>: 79.93 degres Celsius <text:s text:c="30"/></text:p>
      <text:p text:style-name="Standard">duree iterative de chauffe : 7.18 secondes <text:s text:c="37"/></text:p>
      <text:p text:style-name="Standard">duree restante <text:s text:c="12"/>: 219.00 minutes <text:s text:c="36"/></text:p>
      <text:p text:style-name="Standard">cout <text:s text:c="22"/>: 0.0305 euros <text:s text:c="38"/></text:p>
      <text:p text:style-name="Standard">Somme des Dich <text:s text:c="12"/>: 411.8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6.50 <text:s text:c="45"/></text:p>
      <text:p text:style-name="Standard">temperature mesuree <text:s text:c="7"/>: 77.87 degres Celsius <text:s text:c="30"/></text:p>
      <text:p text:style-name="Standard">temperature de consigne <text:s text:c="3"/>: 79.93 degres Celsius <text:s text:c="30"/></text:p>
      <text:p text:style-name="Standard">duree iterative de chauffe : 6.77 secondes <text:s text:c="37"/></text:p>
      <text:p text:style-name="Standard">duree restante <text:s text:c="12"/>: 218.50 minutes <text:s text:c="36"/></text:p>
      <text:p text:style-name="Standard">cout <text:s text:c="22"/>: 0.0310 euros <text:s text:c="38"/></text:p>
      <text:p text:style-name="Standard">Somme des Dich <text:s text:c="12"/>: 419.0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7.00 <text:s text:c="45"/></text:p>
      <text:p text:style-name="Standard">temperature mesuree <text:s text:c="7"/>: 78.12 degres Celsius <text:s text:c="30"/></text:p>
      <text:p text:style-name="Standard">temperature de consigne <text:s text:c="3"/>: 79.93 degres Celsius <text:s text:c="30"/></text:p>
      <text:p text:style-name="Standard">duree iterative de chauffe : 5.95 secondes <text:s text:c="37"/></text:p>
      <text:p text:style-name="Standard">duree restante <text:s text:c="12"/>: 218.00 minutes <text:s text:c="36"/></text:p>
      <text:p text:style-name="Standard">cout <text:s text:c="22"/>: 0.0315 euros <text:s text:c="38"/></text:p>
      <text:p text:style-name="Standard">Somme des Dich <text:s text:c="12"/>: 425.7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7.50 <text:s text:c="45"/></text:p>
      <text:p text:style-name="Standard">temperature mesuree <text:s text:c="7"/>: 78.44 degres Celsius <text:s text:c="30"/></text:p>
      <text:p text:style-name="Standard">temperature de consigne <text:s text:c="3"/>: 79.93 degres Celsius <text:s text:c="30"/></text:p>
      <text:p text:style-name="Standard">duree iterative de chauffe : 4.93 secondes <text:s text:c="37"/></text:p>
      <text:p text:style-name="Standard"><text:soft-page-break/>duree restante <text:s text:c="12"/>: 217.50 minutes <text:s text:c="36"/></text:p>
      <text:p text:style-name="Standard">cout <text:s text:c="22"/>: 0.0320 euros <text:s text:c="38"/></text:p>
      <text:p text:style-name="Standard">Somme des Dich <text:s text:c="12"/>: 431.7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8.00 <text:s text:c="45"/></text:p>
      <text:p text:style-name="Standard">temperature mesuree <text:s text:c="7"/>: 78.81 degres Celsius <text:s text:c="30"/></text:p>
      <text:p text:style-name="Standard">temperature de consigne <text:s text:c="3"/>: 79.93 degres Celsius <text:s text:c="30"/></text:p>
      <text:p text:style-name="Standard">duree iterative de chauffe : 3.70 secondes <text:s text:c="37"/></text:p>
      <text:p text:style-name="Standard">duree restante <text:s text:c="12"/>: 217.00 minutes <text:s text:c="36"/></text:p>
      <text:p text:style-name="Standard">cout <text:s text:c="22"/>: 0.0323 euros <text:s text:c="38"/></text:p>
      <text:p text:style-name="Standard">Somme des Dich <text:s text:c="12"/>: 436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8.50 <text:s text:c="45"/></text:p>
      <text:p text:style-name="Standard">temperature mesuree <text:s text:c="7"/>: 79.25 degres Celsius <text:s text:c="30"/></text:p>
      <text:p text:style-name="Standard">temperature de consigne <text:s text:c="3"/>: 79.93 degres Celsius <text:s text:c="30"/></text:p>
      <text:p text:style-name="Standard">duree iterative de chauffe : 2.26 secondes <text:s text:c="37"/></text:p>
      <text:p text:style-name="Standard">duree restante <text:s text:c="12"/>: 216.50 minutes <text:s text:c="36"/></text:p>
      <text:p text:style-name="Standard">cout <text:s text:c="22"/>: 0.0326 euros <text:s text:c="38"/></text:p>
      <text:p text:style-name="Standard">Somme des Dich <text:s text:c="12"/>: 440.3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9.00 <text:s text:c="45"/></text:p>
      <text:p text:style-name="Standard">temperature mesuree <text:s text:c="7"/>: 79.81 degres Celsius <text:s text:c="30"/></text:p>
      <text:p text:style-name="Standard">temperature de consigne <text:s text:c="3"/>: 79.94 degres Celsius <text:s text:c="30"/></text:p>
      <text:p text:style-name="Standard">duree iterative de chauffe : 0.41 secondes <text:s text:c="37"/></text:p>
      <text:p text:style-name="Standard">duree restante <text:s text:c="12"/>: 216.00 minutes <text:s text:c="36"/></text:p>
      <text:p text:style-name="Standard">cout <text:s text:c="22"/>: 0.0328 euros <text:s text:c="38"/></text:p>
      <text:p text:style-name="Standard">Somme des Dich <text:s text:c="12"/>: 442.6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69.50 <text:s text:c="45"/></text:p>
      <text:p text:style-name="Standard">temperature mesuree <text:s text:c="7"/>: 80.25 degres Celsius <text:s text:c="30"/></text:p>
      <text:p text:style-name="Standard">temperature de consigne <text:s text:c="3"/>: 79.94 degres Celsius <text:s text:c="30"/></text:p>
      <text:p text:style-name="Standard">duree iterative de chauffe : 0.00 secondes <text:s text:c="37"/></text:p>
      <text:p text:style-name="Standard">duree restante <text:s text:c="12"/>: 215.5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0.00 <text:s text:c="45"/></text:p>
      <text:p text:style-name="Standard">temperature mesuree <text:s text:c="7"/>: 80.69 degres Celsius <text:s text:c="30"/></text:p>
      <text:p text:style-name="Standard">temperature de consigne <text:s text:c="3"/>: 79.94 degres Celsius <text:s text:c="30"/></text:p>
      <text:p text:style-name="Standard">duree iterative de chauffe : 0.00 secondes <text:s text:c="37"/></text:p>
      <text:p text:style-name="Standard">duree restante <text:s text:c="12"/>: 215.0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0.50 <text:s text:c="45"/></text:p>
      <text:p text:style-name="Standard">temperature mesuree <text:s text:c="7"/>: 81.00 degres Celsius <text:s text:c="30"/></text:p>
      <text:p text:style-name="Standard"><text:soft-page-break/>temperature de consigne <text:s text:c="3"/>: 79.94 degres Celsius <text:s text:c="30"/></text:p>
      <text:p text:style-name="Standard">duree iterative de chauffe : 0.00 secondes <text:s text:c="37"/></text:p>
      <text:p text:style-name="Standard">duree restante <text:s text:c="12"/>: 214.5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1.00 <text:s text:c="45"/></text:p>
      <text:p text:style-name="Standard">temperature mesuree <text:s text:c="7"/>: 81.25 degres Celsius <text:s text:c="30"/></text:p>
      <text:p text:style-name="Standard">temperature de consigne <text:s text:c="3"/>: 79.94 degres Celsius <text:s text:c="30"/></text:p>
      <text:p text:style-name="Standard">duree iterative de chauffe : 0.00 secondes <text:s text:c="37"/></text:p>
      <text:p text:style-name="Standard">duree restante <text:s text:c="12"/>: 214.0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1.50 <text:s text:c="45"/></text:p>
      <text:p text:style-name="Standard">temperature mesuree <text:s text:c="7"/>: 81.44 degres Celsius <text:s text:c="30"/></text:p>
      <text:p text:style-name="Standard">temperature de consigne <text:s text:c="3"/>: 79.94 degres Celsius <text:s text:c="30"/></text:p>
      <text:p text:style-name="Standard">duree iterative de chauffe : 0.00 secondes <text:s text:c="37"/></text:p>
      <text:p text:style-name="Standard">duree restante <text:s text:c="12"/>: 213.5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2.00 <text:s text:c="45"/></text:p>
      <text:p text:style-name="Standard">temperature mesuree <text:s text:c="7"/>: 81.56 degres Celsius <text:s text:c="30"/></text:p>
      <text:p text:style-name="Standard">temperature de consigne <text:s text:c="3"/>: 79.94 degres Celsius <text:s text:c="30"/></text:p>
      <text:p text:style-name="Standard">duree iterative de chauffe : 0.00 secondes <text:s text:c="37"/></text:p>
      <text:p text:style-name="Standard">duree restante <text:s text:c="12"/>: 213.0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2.50 <text:s text:c="45"/></text:p>
      <text:p text:style-name="Standard">temperature mesuree <text:s text:c="7"/>: 81.62 degres Celsius <text:s text:c="30"/></text:p>
      <text:p text:style-name="Standard">temperature de consigne <text:s text:c="3"/>: 79.95 degres Celsius <text:s text:c="30"/></text:p>
      <text:p text:style-name="Standard">duree iterative de chauffe : 0.00 secondes <text:s text:c="37"/></text:p>
      <text:p text:style-name="Standard">duree restante <text:s text:c="12"/>: 212.5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3.00 <text:s text:c="45"/></text:p>
      <text:p text:style-name="Standard">temperature mesuree <text:s text:c="7"/>: 81.62 degres Celsius <text:s text:c="30"/></text:p>
      <text:p text:style-name="Standard">temperature de consigne <text:s text:c="3"/>: 79.95 degres Celsius <text:s text:c="30"/></text:p>
      <text:p text:style-name="Standard">duree iterative de chauffe : 0.00 secondes <text:s text:c="37"/></text:p>
      <text:p text:style-name="Standard">duree restante <text:s text:c="12"/>: 212.0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<text:soft-page-break/>t <text:s text:c="25"/>: 73.50 <text:s text:c="45"/></text:p>
      <text:p text:style-name="Standard">temperature mesuree <text:s text:c="7"/>: 81.56 degres Celsius <text:s text:c="30"/></text:p>
      <text:p text:style-name="Standard">temperature de consigne <text:s text:c="3"/>: 79.95 degres Celsius <text:s text:c="30"/></text:p>
      <text:p text:style-name="Standard">duree iterative de chauffe : 0.00 secondes <text:s text:c="37"/></text:p>
      <text:p text:style-name="Standard">duree restante <text:s text:c="12"/>: 211.5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4.00 <text:s text:c="45"/></text:p>
      <text:p text:style-name="Standard">temperature mesuree <text:s text:c="7"/>: 81.50 degres Celsius <text:s text:c="30"/></text:p>
      <text:p text:style-name="Standard">temperature de consigne <text:s text:c="3"/>: 79.95 degres Celsius <text:s text:c="30"/></text:p>
      <text:p text:style-name="Standard">duree iterative de chauffe : 0.00 secondes <text:s text:c="37"/></text:p>
      <text:p text:style-name="Standard">duree restante <text:s text:c="12"/>: 211.0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4.50 <text:s text:c="45"/></text:p>
      <text:p text:style-name="Standard">temperature mesuree <text:s text:c="7"/>: 81.37 degres Celsius <text:s text:c="30"/></text:p>
      <text:p text:style-name="Standard">temperature de consigne <text:s text:c="3"/>: 79.95 degres Celsius <text:s text:c="30"/></text:p>
      <text:p text:style-name="Standard">duree iterative de chauffe : 0.00 secondes <text:s text:c="37"/></text:p>
      <text:p text:style-name="Standard">duree restante <text:s text:c="12"/>: 210.5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5.00 <text:s text:c="45"/></text:p>
      <text:p text:style-name="Standard">temperature mesuree <text:s text:c="7"/>: 81.25 degres Celsius <text:s text:c="30"/></text:p>
      <text:p text:style-name="Standard">temperature de consigne <text:s text:c="3"/>: 79.95 degres Celsius <text:s text:c="30"/></text:p>
      <text:p text:style-name="Standard">duree iterative de chauffe : 0.00 secondes <text:s text:c="37"/></text:p>
      <text:p text:style-name="Standard">duree restante <text:s text:c="12"/>: 210.0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5.50 <text:s text:c="45"/></text:p>
      <text:p text:style-name="Standard">temperature mesuree <text:s text:c="7"/>: 81.06 degres Celsius <text:s text:c="30"/></text:p>
      <text:p text:style-name="Standard">temperature de consigne <text:s text:c="3"/>: 79.95 degres Celsius <text:s text:c="30"/></text:p>
      <text:p text:style-name="Standard">duree iterative de chauffe : 0.00 secondes <text:s text:c="37"/></text:p>
      <text:p text:style-name="Standard">duree restante <text:s text:c="12"/>: 209.5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6.00 <text:s text:c="45"/></text:p>
      <text:p text:style-name="Standard">temperature mesuree <text:s text:c="7"/>: 80.87 degres Celsius <text:s text:c="30"/></text:p>
      <text:p text:style-name="Standard">temperature de consigne <text:s text:c="3"/>: 79.95 degres Celsius <text:s text:c="30"/></text:p>
      <text:p text:style-name="Standard">duree iterative de chauffe : 0.00 secondes <text:s text:c="37"/></text:p>
      <text:p text:style-name="Standard">duree restante <text:s text:c="12"/>: 209.0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<text:soft-page-break/>FC1 <text:s text:c="23"/>: 0 <text:s text:c="49"/></text:p>
      <text:p text:style-name="Standard"><text:s text:c="80"/></text:p>
      <text:p text:style-name="Standard">t <text:s text:c="25"/>: 76.50 <text:s text:c="45"/></text:p>
      <text:p text:style-name="Standard">temperature mesuree <text:s text:c="7"/>: 80.62 degres Celsius <text:s text:c="30"/></text:p>
      <text:p text:style-name="Standard">temperature de consigne <text:s text:c="3"/>: 79.96 degres Celsius <text:s text:c="30"/></text:p>
      <text:p text:style-name="Standard">duree iterative de chauffe : 0.00 secondes <text:s text:c="37"/></text:p>
      <text:p text:style-name="Standard">duree restante <text:s text:c="12"/>: 208.5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7.00 <text:s text:c="45"/></text:p>
      <text:p text:style-name="Standard">temperature mesuree <text:s text:c="7"/>: 80.37 degres Celsius <text:s text:c="30"/></text:p>
      <text:p text:style-name="Standard">temperature de consigne <text:s text:c="3"/>: 79.96 degres Celsius <text:s text:c="30"/></text:p>
      <text:p text:style-name="Standard">duree iterative de chauffe : 0.00 secondes <text:s text:c="37"/></text:p>
      <text:p text:style-name="Standard">duree restante <text:s text:c="12"/>: 208.0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7.50 <text:s text:c="45"/></text:p>
      <text:p text:style-name="Standard">temperature mesuree <text:s text:c="7"/>: 80.19 degres Celsius <text:s text:c="30"/></text:p>
      <text:p text:style-name="Standard">temperature de consigne <text:s text:c="3"/>: 79.96 degres Celsius <text:s text:c="30"/></text:p>
      <text:p text:style-name="Standard">duree iterative de chauffe : 0.00 secondes <text:s text:c="37"/></text:p>
      <text:p text:style-name="Standard">duree restante <text:s text:c="12"/>: 207.5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8.00 <text:s text:c="45"/></text:p>
      <text:p text:style-name="Standard">temperature mesuree <text:s text:c="7"/>: 79.94 degres Celsius <text:s text:c="30"/></text:p>
      <text:p text:style-name="Standard">temperature de consigne <text:s text:c="3"/>: 79.96 degres Celsius <text:s text:c="30"/></text:p>
      <text:p text:style-name="Standard">duree iterative de chauffe : 0.07 secondes <text:s text:c="37"/></text:p>
      <text:p text:style-name="Standard">duree restante <text:s text:c="12"/>: 207.00 minutes <text:s text:c="36"/></text:p>
      <text:p text:style-name="Standard">cout <text:s text:c="22"/>: 0.0328 euros <text:s text:c="38"/></text:p>
      <text:p text:style-name="Standard">Somme des Dich <text:s text:c="12"/>: 443.0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8.50 <text:s text:c="45"/></text:p>
      <text:p text:style-name="Standard">temperature mesuree <text:s text:c="7"/>: 79.69 degres Celsius <text:s text:c="30"/></text:p>
      <text:p text:style-name="Standard">temperature de consigne <text:s text:c="3"/>: 79.96 degres Celsius <text:s text:c="30"/></text:p>
      <text:p text:style-name="Standard">duree iterative de chauffe : 0.90 secondes <text:s text:c="37"/></text:p>
      <text:p text:style-name="Standard">duree restante <text:s text:c="12"/>: 206.50 minutes <text:s text:c="36"/></text:p>
      <text:p text:style-name="Standard">cout <text:s text:c="22"/>: 0.0328 euros <text:s text:c="38"/></text:p>
      <text:p text:style-name="Standard">Somme des Dich <text:s text:c="12"/>: 443.1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9.00 <text:s text:c="45"/></text:p>
      <text:p text:style-name="Standard">temperature mesuree <text:s text:c="7"/>: 79.44 degres Celsius <text:s text:c="30"/></text:p>
      <text:p text:style-name="Standard">temperature de consigne <text:s text:c="3"/>: 79.96 degres Celsius <text:s text:c="30"/></text:p>
      <text:p text:style-name="Standard">duree iterative de chauffe : 1.73 secondes <text:s text:c="37"/></text:p>
      <text:p text:style-name="Standard">duree restante <text:s text:c="12"/>: 206.00 minutes <text:s text:c="36"/></text:p>
      <text:p text:style-name="Standard"><text:soft-page-break/>cout <text:s text:c="22"/>: 0.0329 euros <text:s text:c="38"/></text:p>
      <text:p text:style-name="Standard">Somme des Dich <text:s text:c="12"/>: 444.0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79.50 <text:s text:c="45"/></text:p>
      <text:p text:style-name="Standard">temperature mesuree <text:s text:c="7"/>: 79.19 degres Celsius <text:s text:c="30"/></text:p>
      <text:p text:style-name="Standard">temperature de consigne <text:s text:c="3"/>: 79.96 degres Celsius <text:s text:c="30"/></text:p>
      <text:p text:style-name="Standard">duree iterative de chauffe : 2.56 secondes <text:s text:c="37"/></text:p>
      <text:p text:style-name="Standard">duree restante <text:s text:c="12"/>: 205.50 minutes <text:s text:c="36"/></text:p>
      <text:p text:style-name="Standard">cout <text:s text:c="22"/>: 0.0330 euros <text:s text:c="38"/></text:p>
      <text:p text:style-name="Standard">Somme des Dich <text:s text:c="12"/>: 445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0.00 <text:s text:c="45"/></text:p>
      <text:p text:style-name="Standard">temperature mesuree <text:s text:c="7"/>: 78.94 degres Celsius <text:s text:c="30"/></text:p>
      <text:p text:style-name="Standard">temperature de consigne <text:s text:c="3"/>: 79.96 degres Celsius <text:s text:c="30"/></text:p>
      <text:p text:style-name="Standard">duree iterative de chauffe : 3.38 secondes <text:s text:c="37"/></text:p>
      <text:p text:style-name="Standard">duree restante <text:s text:c="12"/>: 205.00 minutes <text:s text:c="36"/></text:p>
      <text:p text:style-name="Standard">cout <text:s text:c="22"/>: 0.0332 euros <text:s text:c="38"/></text:p>
      <text:p text:style-name="Standard">Somme des Dich <text:s text:c="12"/>: 448.2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0.50 <text:s text:c="45"/></text:p>
      <text:p text:style-name="Standard">temperature mesuree <text:s text:c="7"/>: 78.62 degres Celsius <text:s text:c="30"/></text:p>
      <text:p text:style-name="Standard">temperature de consigne <text:s text:c="3"/>: 79.96 degres Celsius <text:s text:c="30"/></text:p>
      <text:p text:style-name="Standard">duree iterative de chauffe : 4.42 secondes <text:s text:c="37"/></text:p>
      <text:p text:style-name="Standard">duree restante <text:s text:c="12"/>: 204.50 minutes <text:s text:c="36"/></text:p>
      <text:p text:style-name="Standard">cout <text:s text:c="22"/>: 0.0334 euros <text:s text:c="38"/></text:p>
      <text:p text:style-name="Standard">Somme des Dich <text:s text:c="12"/>: 451.6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1.00 <text:s text:c="45"/></text:p>
      <text:p text:style-name="Standard">temperature mesuree <text:s text:c="7"/>: 78.37 degres Celsius <text:s text:c="30"/></text:p>
      <text:p text:style-name="Standard">temperature de consigne <text:s text:c="3"/>: 79.96 degres Celsius <text:s text:c="30"/></text:p>
      <text:p text:style-name="Standard">duree iterative de chauffe : 5.25 secondes <text:s text:c="37"/></text:p>
      <text:p text:style-name="Standard">duree restante <text:s text:c="12"/>: 204.00 minutes <text:s text:c="36"/></text:p>
      <text:p text:style-name="Standard">cout <text:s text:c="22"/>: 0.0338 euros <text:s text:c="38"/></text:p>
      <text:p text:style-name="Standard">Somme des Dich <text:s text:c="12"/>: 456.0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1.50 <text:s text:c="45"/></text:p>
      <text:p text:style-name="Standard">temperature mesuree <text:s text:c="7"/>: 78.12 degres Celsius <text:s text:c="30"/></text:p>
      <text:p text:style-name="Standard">temperature de consigne <text:s text:c="3"/>: 79.97 degres Celsius <text:s text:c="30"/></text:p>
      <text:p text:style-name="Standard">duree iterative de chauffe : 6.07 secondes <text:s text:c="37"/></text:p>
      <text:p text:style-name="Standard">duree restante <text:s text:c="12"/>: 203.50 minutes <text:s text:c="36"/></text:p>
      <text:p text:style-name="Standard">cout <text:s text:c="22"/>: 0.0342 euros <text:s text:c="38"/></text:p>
      <text:p text:style-name="Standard">Somme des Dich <text:s text:c="12"/>: 461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2.00 <text:s text:c="45"/></text:p>
      <text:p text:style-name="Standard">temperature mesuree <text:s text:c="7"/>: 77.87 degres Celsius <text:s text:c="30"/></text:p>
      <text:p text:style-name="Standard">temperature de consigne <text:s text:c="3"/>: 79.97 degres Celsius <text:s text:c="30"/></text:p>
      <text:p text:style-name="Standard"><text:soft-page-break/>duree iterative de chauffe : 6.90 secondes <text:s text:c="37"/></text:p>
      <text:p text:style-name="Standard">duree restante <text:s text:c="12"/>: 203.00 minutes <text:s text:c="36"/></text:p>
      <text:p text:style-name="Standard">cout <text:s text:c="22"/>: 0.0346 euros <text:s text:c="38"/></text:p>
      <text:p text:style-name="Standard">Somme des Dich <text:s text:c="12"/>: 467.4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2.50 <text:s text:c="45"/></text:p>
      <text:p text:style-name="Standard">temperature mesuree <text:s text:c="7"/>: 77.69 degres Celsius <text:s text:c="30"/></text:p>
      <text:p text:style-name="Standard">temperature de consigne <text:s text:c="3"/>: 79.97 degres Celsius <text:s text:c="30"/></text:p>
      <text:p text:style-name="Standard">duree iterative de chauffe : 7.52 secondes <text:s text:c="37"/></text:p>
      <text:p text:style-name="Standard">duree restante <text:s text:c="12"/>: 202.50 minutes <text:s text:c="36"/></text:p>
      <text:p text:style-name="Standard">cout <text:s text:c="22"/>: 0.0351 euros <text:s text:c="38"/></text:p>
      <text:p text:style-name="Standard">Somme des Dich <text:s text:c="12"/>: 474.3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3.00 <text:s text:c="45"/></text:p>
      <text:p text:style-name="Standard">temperature mesuree <text:s text:c="7"/>: 77.56 degres Celsius <text:s text:c="30"/></text:p>
      <text:p text:style-name="Standard">temperature de consigne <text:s text:c="3"/>: 79.97 degres Celsius <text:s text:c="30"/></text:p>
      <text:p text:style-name="Standard">duree iterative de chauffe : 7.94 secondes <text:s text:c="37"/></text:p>
      <text:p text:style-name="Standard">duree restante <text:s text:c="12"/>: 202.00 minutes <text:s text:c="36"/></text:p>
      <text:p text:style-name="Standard">cout <text:s text:c="22"/>: 0.0357 euros <text:s text:c="38"/></text:p>
      <text:p text:style-name="Standard">Somme des Dich <text:s text:c="12"/>: 481.8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3.50 <text:s text:c="45"/></text:p>
      <text:p text:style-name="Standard">temperature mesuree <text:s text:c="7"/>: 77.56 degres Celsius <text:s text:c="30"/></text:p>
      <text:p text:style-name="Standard">temperature de consigne <text:s text:c="3"/>: 79.97 degres Celsius <text:s text:c="30"/></text:p>
      <text:p text:style-name="Standard">duree iterative de chauffe : 7.94 secondes <text:s text:c="37"/></text:p>
      <text:p text:style-name="Standard">duree restante <text:s text:c="12"/>: 201.50 minutes <text:s text:c="36"/></text:p>
      <text:p text:style-name="Standard">cout <text:s text:c="22"/>: 0.0363 euros <text:s text:c="38"/></text:p>
      <text:p text:style-name="Standard">Somme des Dich <text:s text:c="12"/>: 489.7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4.00 <text:s text:c="45"/></text:p>
      <text:p text:style-name="Standard">temperature mesuree <text:s text:c="7"/>: 77.56 degres Celsius <text:s text:c="30"/></text:p>
      <text:p text:style-name="Standard">temperature de consigne <text:s text:c="3"/>: 79.97 degres Celsius <text:s text:c="30"/></text:p>
      <text:p text:style-name="Standard">duree iterative de chauffe : 7.94 secondes <text:s text:c="37"/></text:p>
      <text:p text:style-name="Standard">duree restante <text:s text:c="12"/>: 201.00 minutes <text:s text:c="36"/></text:p>
      <text:p text:style-name="Standard">cout <text:s text:c="22"/>: 0.0368 euros <text:s text:c="38"/></text:p>
      <text:p text:style-name="Standard">Somme des Dich <text:s text:c="12"/>: 497.7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4.50 <text:s text:c="45"/></text:p>
      <text:p text:style-name="Standard">temperature mesuree <text:s text:c="7"/>: 77.75 degres Celsius <text:s text:c="30"/></text:p>
      <text:p text:style-name="Standard">temperature de consigne <text:s text:c="3"/>: 79.97 degres Celsius <text:s text:c="30"/></text:p>
      <text:p text:style-name="Standard">duree iterative de chauffe : 7.33 secondes <text:s text:c="37"/></text:p>
      <text:p text:style-name="Standard">duree restante <text:s text:c="12"/>: 200.50 minutes <text:s text:c="36"/></text:p>
      <text:p text:style-name="Standard">cout <text:s text:c="22"/>: 0.0374 euros <text:s text:c="38"/></text:p>
      <text:p text:style-name="Standard">Somme des Dich <text:s text:c="12"/>: 505.6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5.00 <text:s text:c="45"/></text:p>
      <text:p text:style-name="Standard"><text:soft-page-break/>temperature mesuree <text:s text:c="7"/>: 78.06 degres Celsius <text:s text:c="30"/></text:p>
      <text:p text:style-name="Standard">temperature de consigne <text:s text:c="3"/>: 79.97 degres Celsius <text:s text:c="30"/></text:p>
      <text:p text:style-name="Standard">duree iterative de chauffe : 6.30 secondes <text:s text:c="37"/></text:p>
      <text:p text:style-name="Standard">duree restante <text:s text:c="12"/>: 200.00 minutes <text:s text:c="36"/></text:p>
      <text:p text:style-name="Standard">cout <text:s text:c="22"/>: 0.0380 euros <text:s text:c="38"/></text:p>
      <text:p text:style-name="Standard">Somme des Dich <text:s text:c="12"/>: 512.9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5.50 <text:s text:c="45"/></text:p>
      <text:p text:style-name="Standard">temperature mesuree <text:s text:c="7"/>: 78.50 degres Celsius <text:s text:c="30"/></text:p>
      <text:p text:style-name="Standard">temperature de consigne <text:s text:c="3"/>: 79.97 degres Celsius <text:s text:c="30"/></text:p>
      <text:p text:style-name="Standard">duree iterative de chauffe : 4.86 secondes <text:s text:c="37"/></text:p>
      <text:p text:style-name="Standard">duree restante <text:s text:c="12"/>: 199.50 minutes <text:s text:c="36"/></text:p>
      <text:p text:style-name="Standard">cout <text:s text:c="22"/>: 0.0384 euros <text:s text:c="38"/></text:p>
      <text:p text:style-name="Standard">Somme des Dich <text:s text:c="12"/>: 519.2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6.00 <text:s text:c="45"/></text:p>
      <text:p text:style-name="Standard">temperature mesuree <text:s text:c="7"/>: 79.00 degres Celsius <text:s text:c="30"/></text:p>
      <text:p text:style-name="Standard">temperature de consigne <text:s text:c="3"/>: 79.97 degres Celsius <text:s text:c="30"/></text:p>
      <text:p text:style-name="Standard">duree iterative de chauffe : 3.21 secondes <text:s text:c="37"/></text:p>
      <text:p text:style-name="Standard">duree restante <text:s text:c="12"/>: 199.00 minutes <text:s text:c="36"/></text:p>
      <text:p text:style-name="Standard">cout <text:s text:c="22"/>: 0.0388 euros <text:s text:c="38"/></text:p>
      <text:p text:style-name="Standard">Somme des Dich <text:s text:c="12"/>: 524.1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6.50 <text:s text:c="45"/></text:p>
      <text:p text:style-name="Standard">temperature mesuree <text:s text:c="7"/>: 79.56 degres Celsius <text:s text:c="30"/></text:p>
      <text:p text:style-name="Standard">temperature de consigne <text:s text:c="3"/>: 79.97 degres Celsius <text:s text:c="30"/></text:p>
      <text:p text:style-name="Standard">duree iterative de chauffe : 1.36 secondes <text:s text:c="37"/></text:p>
      <text:p text:style-name="Standard">duree restante <text:s text:c="12"/>: 198.50 minutes <text:s text:c="36"/></text:p>
      <text:p text:style-name="Standard">cout <text:s text:c="22"/>: 0.0390 euros <text:s text:c="38"/></text:p>
      <text:p text:style-name="Standard">Somme des Dich <text:s text:c="12"/>: 527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7.00 <text:s text:c="45"/></text:p>
      <text:p text:style-name="Standard">temperature mesuree <text:s text:c="7"/>: 80.12 degres Celsius <text:s text:c="30"/></text:p>
      <text:p text:style-name="Standard">temperature de consigne <text:s text:c="3"/>: 79.97 degres Celsius <text:s text:c="30"/></text:p>
      <text:p text:style-name="Standard">duree iterative de chauffe : 0.00 secondes <text:s text:c="37"/></text:p>
      <text:p text:style-name="Standard">duree restante <text:s text:c="12"/>: 198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7.50 <text:s text:c="45"/></text:p>
      <text:p text:style-name="Standard">temperature mesuree <text:s text:c="7"/>: 80.75 degres Celsius <text:s text:c="30"/></text:p>
      <text:p text:style-name="Standard">temperature de consigne <text:s text:c="3"/>: 79.97 degres Celsius <text:s text:c="30"/></text:p>
      <text:p text:style-name="Standard">duree iterative de chauffe : 0.00 secondes <text:s text:c="37"/></text:p>
      <text:p text:style-name="Standard">duree restante <text:s text:c="12"/>: 197.5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oft-page-break/><text:s text:c="80"/></text:p>
      <text:p text:style-name="Standard">t <text:s text:c="25"/>: 88.00 <text:s text:c="45"/></text:p>
      <text:p text:style-name="Standard">temperature mesuree <text:s text:c="7"/>: 81.19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7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8.50 <text:s text:c="45"/></text:p>
      <text:p text:style-name="Standard">temperature mesuree <text:s text:c="7"/>: 81.56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6.5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9.00 <text:s text:c="45"/></text:p>
      <text:p text:style-name="Standard">temperature mesuree <text:s text:c="7"/>: 81.81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6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89.50 <text:s text:c="45"/></text:p>
      <text:p text:style-name="Standard">temperature mesuree <text:s text:c="7"/>: 82.00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5.5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0.00 <text:s text:c="45"/></text:p>
      <text:p text:style-name="Standard">temperature mesuree <text:s text:c="7"/>: 82.12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5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0.50 <text:s text:c="45"/></text:p>
      <text:p text:style-name="Standard">temperature mesuree <text:s text:c="7"/>: 82.19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4.50 minutes <text:s text:c="36"/></text:p>
      <text:p text:style-name="Standard">cout <text:s text:c="22"/>: 0.0391 euros <text:s text:c="38"/></text:p>
      <text:p text:style-name="Standard"><text:soft-page-break/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1.00 <text:s text:c="45"/></text:p>
      <text:p text:style-name="Standard">temperature mesuree <text:s text:c="7"/>: 82.12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4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1.50 <text:s text:c="45"/></text:p>
      <text:p text:style-name="Standard">temperature mesuree <text:s text:c="7"/>: 82.00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3.5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2.00 <text:s text:c="45"/></text:p>
      <text:p text:style-name="Standard">temperature mesuree <text:s text:c="7"/>: 81.87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3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2.50 <text:s text:c="45"/></text:p>
      <text:p text:style-name="Standard">temperature mesuree <text:s text:c="7"/>: 81.75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2.5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3.00 <text:s text:c="45"/></text:p>
      <text:p text:style-name="Standard">temperature mesuree <text:s text:c="7"/>: 81.56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2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3.50 <text:s text:c="45"/></text:p>
      <text:p text:style-name="Standard">temperature mesuree <text:s text:c="7"/>: 81.44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<text:soft-page-break/>duree restante <text:s text:c="12"/>: 191.5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4.00 <text:s text:c="45"/></text:p>
      <text:p text:style-name="Standard">temperature mesuree <text:s text:c="7"/>: 81.25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1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4.50 <text:s text:c="45"/></text:p>
      <text:p text:style-name="Standard">temperature mesuree <text:s text:c="7"/>: 81.00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0.5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5.00 <text:s text:c="45"/></text:p>
      <text:p text:style-name="Standard">temperature mesuree <text:s text:c="7"/>: 80.81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90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5.50 <text:s text:c="45"/></text:p>
      <text:p text:style-name="Standard">temperature mesuree <text:s text:c="7"/>: 80.56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89.5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6.00 <text:s text:c="45"/></text:p>
      <text:p text:style-name="Standard">temperature mesuree <text:s text:c="7"/>: 80.31 degres Celsius <text:s text:c="30"/></text:p>
      <text:p text:style-name="Standard"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89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6.50 <text:s text:c="45"/></text:p>
      <text:p text:style-name="Standard">temperature mesuree <text:s text:c="7"/>: 80.06 degres Celsius <text:s text:c="30"/></text:p>
      <text:p text:style-name="Standard"><text:soft-page-break/>temperature de consigne <text:s text:c="3"/>: 79.98 degres Celsius <text:s text:c="30"/></text:p>
      <text:p text:style-name="Standard">duree iterative de chauffe : 0.00 secondes <text:s text:c="37"/></text:p>
      <text:p text:style-name="Standard">duree restante <text:s text:c="12"/>: 188.5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7.00 <text:s text:c="45"/></text:p>
      <text:p text:style-name="Standard">temperature mesuree <text:s text:c="7"/>: 79.75 degres Celsius <text:s text:c="30"/></text:p>
      <text:p text:style-name="Standard">temperature de consigne <text:s text:c="3"/>: 79.98 degres Celsius <text:s text:c="30"/></text:p>
      <text:p text:style-name="Standard">duree iterative de chauffe : 0.77 secondes <text:s text:c="37"/></text:p>
      <text:p text:style-name="Standard">duree restante <text:s text:c="12"/>: 188.00 minutes <text:s text:c="36"/></text:p>
      <text:p text:style-name="Standard">cout <text:s text:c="22"/>: 0.0391 euros <text:s text:c="38"/></text:p>
      <text:p text:style-name="Standard">Somme des Dich <text:s text:c="12"/>: 528.7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7.50 <text:s text:c="45"/></text:p>
      <text:p text:style-name="Standard">temperature mesuree <text:s text:c="7"/>: 79.44 degres Celsius <text:s text:c="30"/></text:p>
      <text:p text:style-name="Standard">temperature de consigne <text:s text:c="3"/>: 79.98 degres Celsius <text:s text:c="30"/></text:p>
      <text:p text:style-name="Standard">duree iterative de chauffe : 1.81 secondes <text:s text:c="37"/></text:p>
      <text:p text:style-name="Standard">duree restante <text:s text:c="12"/>: 187.50 minutes <text:s text:c="36"/></text:p>
      <text:p text:style-name="Standard">cout <text:s text:c="22"/>: 0.0392 euros <text:s text:c="38"/></text:p>
      <text:p text:style-name="Standard">Somme des Dich <text:s text:c="12"/>: 529.4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8.00 <text:s text:c="45"/></text:p>
      <text:p text:style-name="Standard">temperature mesuree <text:s text:c="7"/>: 79.12 degres Celsius <text:s text:c="30"/></text:p>
      <text:p text:style-name="Standard">temperature de consigne <text:s text:c="3"/>: 79.98 degres Celsius <text:s text:c="30"/></text:p>
      <text:p text:style-name="Standard">duree iterative de chauffe : 2.84 secondes <text:s text:c="37"/></text:p>
      <text:p text:style-name="Standard">duree restante <text:s text:c="12"/>: 187.00 minutes <text:s text:c="36"/></text:p>
      <text:p text:style-name="Standard">cout <text:s text:c="22"/>: 0.0393 euros <text:s text:c="38"/></text:p>
      <text:p text:style-name="Standard">Somme des Dich <text:s text:c="12"/>: 531.2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8.50 <text:s text:c="45"/></text:p>
      <text:p text:style-name="Standard">temperature mesuree <text:s text:c="7"/>: 78.81 degres Celsius <text:s text:c="30"/></text:p>
      <text:p text:style-name="Standard">temperature de consigne <text:s text:c="3"/>: 79.99 degres Celsius <text:s text:c="30"/></text:p>
      <text:p text:style-name="Standard">duree iterative de chauffe : 3.87 secondes <text:s text:c="37"/></text:p>
      <text:p text:style-name="Standard">duree restante <text:s text:c="12"/>: 186.50 minutes <text:s text:c="36"/></text:p>
      <text:p text:style-name="Standard">cout <text:s text:c="22"/>: 0.0395 euros <text:s text:c="38"/></text:p>
      <text:p text:style-name="Standard">Somme des Dich <text:s text:c="12"/>: 534.1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99.00 <text:s text:c="45"/></text:p>
      <text:p text:style-name="Standard">temperature mesuree <text:s text:c="7"/>: 78.56 degres Celsius <text:s text:c="30"/></text:p>
      <text:p text:style-name="Standard">temperature de consigne <text:s text:c="3"/>: 79.99 degres Celsius <text:s text:c="30"/></text:p>
      <text:p text:style-name="Standard">duree iterative de chauffe : 4.70 secondes <text:s text:c="37"/></text:p>
      <text:p text:style-name="Standard">duree restante <text:s text:c="12"/>: 186.00 minutes <text:s text:c="36"/></text:p>
      <text:p text:style-name="Standard">cout <text:s text:c="22"/>: 0.0398 euros <text:s text:c="38"/></text:p>
      <text:p text:style-name="Standard">Somme des Dich <text:s text:c="12"/>: 537.98 secondes <text:s text:c="35"/></text:p>
      <text:p text:style-name="Standard">FC1 <text:s text:c="23"/>: 0 <text:s text:c="49"/></text:p>
      <text:p text:style-name="Standard"><text:s text:c="80"/></text:p>
      <text:p text:style-name="Standard"><text:soft-page-break/>t <text:s text:c="25"/>: 99.50 <text:s text:c="45"/></text:p>
      <text:p text:style-name="Standard">temperature mesuree <text:s text:c="7"/>: 78.25 degres Celsius <text:s text:c="30"/></text:p>
      <text:p text:style-name="Standard">temperature de consigne <text:s text:c="3"/>: 79.99 degres Celsius <text:s text:c="30"/></text:p>
      <text:p text:style-name="Standard">duree iterative de chauffe : 5.73 secondes <text:s text:c="37"/></text:p>
      <text:p text:style-name="Standard">duree restante <text:s text:c="12"/>: 185.50 minutes <text:s text:c="36"/></text:p>
      <text:p text:style-name="Standard">cout <text:s text:c="22"/>: 0.0402 euros <text:s text:c="38"/></text:p>
      <text:p text:style-name="Standard">Somme des Dich <text:s text:c="12"/>: 542.6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0.00 <text:s text:c="44"/></text:p>
      <text:p text:style-name="Standard">temperature mesuree <text:s text:c="7"/>: 78.00 degres Celsius <text:s text:c="30"/></text:p>
      <text:p text:style-name="Standard">temperature de consigne <text:s text:c="3"/>: 79.99 degres Celsius <text:s text:c="30"/></text:p>
      <text:p text:style-name="Standard">duree iterative de chauffe : 6.55 secondes <text:s text:c="37"/></text:p>
      <text:p text:style-name="Standard">duree restante <text:s text:c="12"/>: 185.00 minutes <text:s text:c="36"/></text:p>
      <text:p text:style-name="Standard">cout <text:s text:c="22"/>: 0.0406 euros <text:s text:c="38"/></text:p>
      <text:p text:style-name="Standard">Somme des Dich <text:s text:c="12"/>: 548.4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0.50 <text:s text:c="44"/></text:p>
      <text:p text:style-name="Standard">temperature mesuree <text:s text:c="7"/>: 77.75 degres Celsius <text:s text:c="30"/></text:p>
      <text:p text:style-name="Standard">temperature de consigne <text:s text:c="3"/>: 79.99 degres Celsius <text:s text:c="30"/></text:p>
      <text:p text:style-name="Standard">duree iterative de chauffe : 7.38 secondes <text:s text:c="37"/></text:p>
      <text:p text:style-name="Standard">duree restante <text:s text:c="12"/>: 184.50 minutes <text:s text:c="36"/></text:p>
      <text:p text:style-name="Standard">cout <text:s text:c="22"/>: 0.0411 euros <text:s text:c="38"/></text:p>
      <text:p text:style-name="Standard">Somme des Dich <text:s text:c="12"/>: 554.9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1.00 <text:s text:c="44"/></text:p>
      <text:p text:style-name="Standard">temperature mesuree <text:s text:c="7"/>: 77.56 degres Celsius <text:s text:c="30"/></text:p>
      <text:p text:style-name="Standard">temperature de consigne <text:s text:c="3"/>: 79.99 degres Celsius <text:s text:c="30"/></text:p>
      <text:p text:style-name="Standard">duree iterative de chauffe : 8.00 secondes <text:s text:c="37"/></text:p>
      <text:p text:style-name="Standard">duree restante <text:s text:c="12"/>: 184.00 minutes <text:s text:c="36"/></text:p>
      <text:p text:style-name="Standard">cout <text:s text:c="22"/>: 0.0416 euros <text:s text:c="38"/></text:p>
      <text:p text:style-name="Standard">Somme des Dich <text:s text:c="12"/>: 562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1.50 <text:s text:c="44"/></text:p>
      <text:p text:style-name="Standard">temperature mesuree <text:s text:c="7"/>: 77.44 degres Celsius <text:s text:c="30"/></text:p>
      <text:p text:style-name="Standard">temperature de consigne <text:s text:c="3"/>: 79.99 degres Celsius <text:s text:c="30"/></text:p>
      <text:p text:style-name="Standard">duree iterative de chauffe : 8.25 secondes <text:s text:c="37"/></text:p>
      <text:p text:style-name="Standard">duree restante <text:s text:c="12"/>: 183.50 minutes <text:s text:c="36"/></text:p>
      <text:p text:style-name="Standard">cout <text:s text:c="22"/>: 0.0422 euros <text:s text:c="38"/></text:p>
      <text:p text:style-name="Standard">Somme des Dich <text:s text:c="12"/>: 570.3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2.00 <text:s text:c="44"/></text:p>
      <text:p text:style-name="Standard">temperature mesuree <text:s text:c="7"/>: 77.44 degres Celsius <text:s text:c="30"/></text:p>
      <text:p text:style-name="Standard">temperature de consigne <text:s text:c="3"/>: 79.99 degres Celsius <text:s text:c="30"/></text:p>
      <text:p text:style-name="Standard">duree iterative de chauffe : 8.25 secondes <text:s text:c="37"/></text:p>
      <text:p text:style-name="Standard">duree restante <text:s text:c="12"/>: 183.00 minutes <text:s text:c="36"/></text:p>
      <text:p text:style-name="Standard">cout <text:s text:c="22"/>: 0.0428 euros <text:s text:c="38"/></text:p>
      <text:p text:style-name="Standard">Somme des Dich <text:s text:c="12"/>: 578.59 secondes <text:s text:c="35"/></text:p>
      <text:p text:style-name="Standard"><text:soft-page-break/>FC1 <text:s text:c="23"/>: 0 <text:s text:c="49"/></text:p>
      <text:p text:style-name="Standard"><text:s text:c="80"/></text:p>
      <text:p text:style-name="Standard">t <text:s text:c="25"/>: 102.50 <text:s text:c="44"/></text:p>
      <text:p text:style-name="Standard">temperature mesuree <text:s text:c="7"/>: 77.44 degres Celsius <text:s text:c="30"/></text:p>
      <text:p text:style-name="Standard">temperature de consigne <text:s text:c="3"/>: 79.99 degres Celsius <text:s text:c="30"/></text:p>
      <text:p text:style-name="Standard">duree iterative de chauffe : 8.25 secondes <text:s text:c="37"/></text:p>
      <text:p text:style-name="Standard">duree restante <text:s text:c="12"/>: 182.50 minutes <text:s text:c="36"/></text:p>
      <text:p text:style-name="Standard">cout <text:s text:c="22"/>: 0.0434 euros <text:s text:c="38"/></text:p>
      <text:p text:style-name="Standard">Somme des Dich <text:s text:c="12"/>: 586.8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3.00 <text:s text:c="44"/></text:p>
      <text:p text:style-name="Standard">temperature mesuree <text:s text:c="7"/>: 77.62 degres Celsius <text:s text:c="30"/></text:p>
      <text:p text:style-name="Standard">temperature de consigne <text:s text:c="3"/>: 79.99 degres Celsius <text:s text:c="30"/></text:p>
      <text:p text:style-name="Standard">duree iterative de chauffe : 7.80 secondes <text:s text:c="37"/></text:p>
      <text:p text:style-name="Standard">duree restante <text:s text:c="12"/>: 182.00 minutes <text:s text:c="36"/></text:p>
      <text:p text:style-name="Standard">cout <text:s text:c="22"/>: 0.0441 euros <text:s text:c="38"/></text:p>
      <text:p text:style-name="Standard">Somme des Dich <text:s text:c="12"/>: 595.0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3.50 <text:s text:c="44"/></text:p>
      <text:p text:style-name="Standard">temperature mesuree <text:s text:c="7"/>: 78.06 degres Celsius <text:s text:c="30"/></text:p>
      <text:p text:style-name="Standard">temperature de consigne <text:s text:c="3"/>: 79.99 degres Celsius <text:s text:c="30"/></text:p>
      <text:p text:style-name="Standard">duree iterative de chauffe : 6.36 secondes <text:s text:c="37"/></text:p>
      <text:p text:style-name="Standard">duree restante <text:s text:c="12"/>: 181.50 minutes <text:s text:c="36"/></text:p>
      <text:p text:style-name="Standard">cout <text:s text:c="22"/>: 0.0446 euros <text:s text:c="38"/></text:p>
      <text:p text:style-name="Standard">Somme des Dich <text:s text:c="12"/>: 602.8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4.00 <text:s text:c="44"/></text:p>
      <text:p text:style-name="Standard">temperature mesuree <text:s text:c="7"/>: 78.94 degres Celsius <text:s text:c="30"/></text:p>
      <text:p text:style-name="Standard">temperature de consigne <text:s text:c="3"/>: 79.99 degres Celsius <text:s text:c="30"/></text:p>
      <text:p text:style-name="Standard">duree iterative de chauffe : 3.47 secondes <text:s text:c="37"/></text:p>
      <text:p text:style-name="Standard">duree restante <text:s text:c="12"/>: 181.00 minutes <text:s text:c="36"/></text:p>
      <text:p text:style-name="Standard">cout <text:s text:c="22"/>: 0.0451 euros <text:s text:c="38"/></text:p>
      <text:p text:style-name="Standard">Somme des Dich <text:s text:c="12"/>: 609.2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4.50 <text:s text:c="44"/></text:p>
      <text:p text:style-name="Standard">temperature mesuree <text:s text:c="7"/>: 80.19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80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5.00 <text:s text:c="44"/></text:p>
      <text:p text:style-name="Standard">temperature mesuree <text:s text:c="7"/>: 81.75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80.00 minutes <text:s text:c="36"/></text:p>
      <text:p text:style-name="Standard"><text:soft-page-break/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5.50 <text:s text:c="44"/></text:p>
      <text:p text:style-name="Standard">temperature mesuree <text:s text:c="7"/>: 83.19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9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6.00 <text:s text:c="44"/></text:p>
      <text:p text:style-name="Standard">temperature mesuree <text:s text:c="7"/>: 84.31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9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6.50 <text:s text:c="44"/></text:p>
      <text:p text:style-name="Standard">temperature mesuree <text:s text:c="7"/>: 85.25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8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7.00 <text:s text:c="44"/></text:p>
      <text:p text:style-name="Standard">temperature mesuree <text:s text:c="7"/>: 85.87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8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7.50 <text:s text:c="44"/></text:p>
      <text:p text:style-name="Standard">temperature mesuree <text:s text:c="7"/>: 86.31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7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8.00 <text:s text:c="44"/></text:p>
      <text:p text:style-name="Standard">temperature mesuree <text:s text:c="7"/>: 86.50 degres Celsius <text:s text:c="30"/></text:p>
      <text:p text:style-name="Standard">temperature de consigne <text:s text:c="3"/>: 79.99 degres Celsius <text:s text:c="30"/></text:p>
      <text:p text:style-name="Standard"><text:soft-page-break/>duree iterative de chauffe : 0.00 secondes <text:s text:c="37"/></text:p>
      <text:p text:style-name="Standard">duree restante <text:s text:c="12"/>: 177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8.50 <text:s text:c="44"/></text:p>
      <text:p text:style-name="Standard">temperature mesuree <text:s text:c="7"/>: 86.50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6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9.00 <text:s text:c="44"/></text:p>
      <text:p text:style-name="Standard">temperature mesuree <text:s text:c="7"/>: 86.44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6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09.50 <text:s text:c="44"/></text:p>
      <text:p text:style-name="Standard">temperature mesuree <text:s text:c="7"/>: 86.31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5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0.00 <text:s text:c="44"/></text:p>
      <text:p text:style-name="Standard">temperature mesuree <text:s text:c="7"/>: 86.19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5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0.50 <text:s text:c="44"/></text:p>
      <text:p text:style-name="Standard">temperature mesuree <text:s text:c="7"/>: 86.00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4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1.00 <text:s text:c="44"/></text:p>
      <text:p text:style-name="Standard"><text:soft-page-break/>temperature mesuree <text:s text:c="7"/>: 85.75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4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1.50 <text:s text:c="44"/></text:p>
      <text:p text:style-name="Standard">temperature mesuree <text:s text:c="7"/>: 85.50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3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2.00 <text:s text:c="44"/></text:p>
      <text:p text:style-name="Standard">temperature mesuree <text:s text:c="7"/>: 85.25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3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2.50 <text:s text:c="44"/></text:p>
      <text:p text:style-name="Standard">temperature mesuree <text:s text:c="7"/>: 84.94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2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3.00 <text:s text:c="44"/></text:p>
      <text:p text:style-name="Standard">temperature mesuree <text:s text:c="7"/>: 84.62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2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3.50 <text:s text:c="44"/></text:p>
      <text:p text:style-name="Standard">temperature mesuree <text:s text:c="7"/>: 84.37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1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oft-page-break/><text:s text:c="80"/></text:p>
      <text:p text:style-name="Standard">t <text:s text:c="25"/>: 114.00 <text:s text:c="44"/></text:p>
      <text:p text:style-name="Standard">temperature mesuree <text:s text:c="7"/>: 84.00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1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4.50 <text:s text:c="44"/></text:p>
      <text:p text:style-name="Standard">temperature mesuree <text:s text:c="7"/>: 83.69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0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5.00 <text:s text:c="44"/></text:p>
      <text:p text:style-name="Standard">temperature mesuree <text:s text:c="7"/>: 83.37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70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5.50 <text:s text:c="44"/></text:p>
      <text:p text:style-name="Standard">temperature mesuree <text:s text:c="7"/>: 83.00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69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6.00 <text:s text:c="44"/></text:p>
      <text:p text:style-name="Standard">temperature mesuree <text:s text:c="7"/>: 82.69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69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6.50 <text:s text:c="44"/></text:p>
      <text:p text:style-name="Standard">temperature mesuree <text:s text:c="7"/>: 82.37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68.50 minutes <text:s text:c="36"/></text:p>
      <text:p text:style-name="Standard">cout <text:s text:c="22"/>: 0.0454 euros <text:s text:c="38"/></text:p>
      <text:p text:style-name="Standard"><text:soft-page-break/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7.00 <text:s text:c="44"/></text:p>
      <text:p text:style-name="Standard">temperature mesuree <text:s text:c="7"/>: 82.19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68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7.50 <text:s text:c="44"/></text:p>
      <text:p text:style-name="Standard">temperature mesuree <text:s text:c="7"/>: 81.94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67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8.00 <text:s text:c="44"/></text:p>
      <text:p text:style-name="Standard">temperature mesuree <text:s text:c="7"/>: 81.69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67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8.50 <text:s text:c="44"/></text:p>
      <text:p text:style-name="Standard">temperature mesuree <text:s text:c="7"/>: 81.50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66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9.00 <text:s text:c="44"/></text:p>
      <text:p text:style-name="Standard">temperature mesuree <text:s text:c="7"/>: 81.25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66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19.50 <text:s text:c="44"/></text:p>
      <text:p text:style-name="Standard">temperature mesuree <text:s text:c="7"/>: 81.00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<text:soft-page-break/>duree restante <text:s text:c="12"/>: 165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0.00 <text:s text:c="44"/></text:p>
      <text:p text:style-name="Standard">temperature mesuree <text:s text:c="7"/>: 80.75 degres Celsius <text:s text:c="30"/></text:p>
      <text:p text:style-name="Standard">temperature de consigne <text:s text:c="3"/>: 79.99 degres Celsius <text:s text:c="30"/></text:p>
      <text:p text:style-name="Standard">duree iterative de chauffe : 0.00 secondes <text:s text:c="37"/></text:p>
      <text:p text:style-name="Standard">duree restante <text:s text:c="12"/>: 165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0.50 <text:s text:c="44"/></text:p>
      <text:p text:style-name="Standard">temperature mesuree <text:s text:c="7"/>: 80.5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64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1.00 <text:s text:c="44"/></text:p>
      <text:p text:style-name="Standard">temperature mesuree <text:s text:c="7"/>: 80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64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1.50 <text:s text:c="44"/></text:p>
      <text:p text:style-name="Standard">temperature mesuree <text:s text:c="7"/>: 80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63.5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2.00 <text:s text:c="44"/></text:p>
      <text:p text:style-name="Standard">temperature mesuree <text:s text:c="7"/>: 79.69 degres Celsius <text:s text:c="30"/></text:p>
      <text:p text:style-name="Standard">temperature de consigne <text:s text:c="3"/>: 80.00 degres Celsius <text:s text:c="30"/></text:p>
      <text:p text:style-name="Standard">duree iterative de chauffe : 1.02 secondes <text:s text:c="37"/></text:p>
      <text:p text:style-name="Standard">duree restante <text:s text:c="12"/>: 163.00 minutes <text:s text:c="36"/></text:p>
      <text:p text:style-name="Standard">cout <text:s text:c="22"/>: 0.0454 euros <text:s text:c="38"/></text:p>
      <text:p text:style-name="Standard">Somme des Dich <text:s text:c="12"/>: 612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2.50 <text:s text:c="44"/></text:p>
      <text:p text:style-name="Standard">temperature mesuree <text:s text:c="7"/>: 79.44 degres Celsius <text:s text:c="30"/></text:p>
      <text:p text:style-name="Standard"><text:soft-page-break/>temperature de consigne <text:s text:c="3"/>: 80.00 degres Celsius <text:s text:c="30"/></text:p>
      <text:p text:style-name="Standard">duree iterative de chauffe : 1.84 secondes <text:s text:c="37"/></text:p>
      <text:p text:style-name="Standard">duree restante <text:s text:c="12"/>: 162.50 minutes <text:s text:c="36"/></text:p>
      <text:p text:style-name="Standard">cout <text:s text:c="22"/>: 0.0454 euros <text:s text:c="38"/></text:p>
      <text:p text:style-name="Standard">Somme des Dich <text:s text:c="12"/>: 613.7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3.00 <text:s text:c="44"/></text:p>
      <text:p text:style-name="Standard">temperature mesuree <text:s text:c="7"/>: 79.19 degres Celsius <text:s text:c="30"/></text:p>
      <text:p text:style-name="Standard">temperature de consigne <text:s text:c="3"/>: 80.00 degres Celsius <text:s text:c="30"/></text:p>
      <text:p text:style-name="Standard">duree iterative de chauffe : 2.67 secondes <text:s text:c="37"/></text:p>
      <text:p text:style-name="Standard">duree restante <text:s text:c="12"/>: 162.00 minutes <text:s text:c="36"/></text:p>
      <text:p text:style-name="Standard">cout <text:s text:c="22"/>: 0.0456 euros <text:s text:c="38"/></text:p>
      <text:p text:style-name="Standard">Somme des Dich <text:s text:c="12"/>: 615.5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3.50 <text:s text:c="44"/></text:p>
      <text:p text:style-name="Standard">temperature mesuree <text:s text:c="7"/>: 78.87 degres Celsius <text:s text:c="30"/></text:p>
      <text:p text:style-name="Standard">temperature de consigne <text:s text:c="3"/>: 80.00 degres Celsius <text:s text:c="30"/></text:p>
      <text:p text:style-name="Standard">duree iterative de chauffe : 3.70 secondes <text:s text:c="37"/></text:p>
      <text:p text:style-name="Standard">duree restante <text:s text:c="12"/>: 161.50 minutes <text:s text:c="36"/></text:p>
      <text:p text:style-name="Standard">cout <text:s text:c="22"/>: 0.0458 euros <text:s text:c="38"/></text:p>
      <text:p text:style-name="Standard">Somme des Dich <text:s text:c="12"/>: 618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4.00 <text:s text:c="44"/></text:p>
      <text:p text:style-name="Standard">temperature mesuree <text:s text:c="7"/>: 78.56 degres Celsius <text:s text:c="30"/></text:p>
      <text:p text:style-name="Standard">temperature de consigne <text:s text:c="3"/>: 80.00 degres Celsius <text:s text:c="30"/></text:p>
      <text:p text:style-name="Standard">duree iterative de chauffe : 4.73 secondes <text:s text:c="37"/></text:p>
      <text:p text:style-name="Standard">duree restante <text:s text:c="12"/>: 161.00 minutes <text:s text:c="36"/></text:p>
      <text:p text:style-name="Standard">cout <text:s text:c="22"/>: 0.0460 euros <text:s text:c="38"/></text:p>
      <text:p text:style-name="Standard">Somme des Dich <text:s text:c="12"/>: 621.9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4.50 <text:s text:c="44"/></text:p>
      <text:p text:style-name="Standard">temperature mesuree <text:s text:c="7"/>: 78.19 degres Celsius <text:s text:c="30"/></text:p>
      <text:p text:style-name="Standard">temperature de consigne <text:s text:c="3"/>: 80.00 degres Celsius <text:s text:c="30"/></text:p>
      <text:p text:style-name="Standard">duree iterative de chauffe : 5.97 secondes <text:s text:c="37"/></text:p>
      <text:p text:style-name="Standard">duree restante <text:s text:c="12"/>: 160.50 minutes <text:s text:c="36"/></text:p>
      <text:p text:style-name="Standard">cout <text:s text:c="22"/>: 0.0464 euros <text:s text:c="38"/></text:p>
      <text:p text:style-name="Standard">Somme des Dich <text:s text:c="12"/>: 626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5.00 <text:s text:c="44"/></text:p>
      <text:p text:style-name="Standard">temperature mesuree <text:s text:c="7"/>: 77.94 degres Celsius <text:s text:c="30"/></text:p>
      <text:p text:style-name="Standard">temperature de consigne <text:s text:c="3"/>: 80.00 degres Celsius <text:s text:c="30"/></text:p>
      <text:p text:style-name="Standard">duree iterative de chauffe : 6.79 secondes <text:s text:c="37"/></text:p>
      <text:p text:style-name="Standard">duree restante <text:s text:c="12"/>: 160.00 minutes <text:s text:c="36"/></text:p>
      <text:p text:style-name="Standard">cout <text:s text:c="22"/>: 0.0468 euros <text:s text:c="38"/></text:p>
      <text:p text:style-name="Standard">Somme des Dich <text:s text:c="12"/>: 632.64 secondes <text:s text:c="35"/></text:p>
      <text:p text:style-name="Standard">FC1 <text:s text:c="23"/>: 0 <text:s text:c="49"/></text:p>
      <text:p text:style-name="Standard"><text:s text:c="80"/></text:p>
      <text:p text:style-name="Standard"><text:soft-page-break/>t <text:s text:c="25"/>: 125.50 <text:s text:c="44"/></text:p>
      <text:p text:style-name="Standard">temperature mesuree <text:s text:c="7"/>: 77.62 degres Celsius <text:s text:c="30"/></text:p>
      <text:p text:style-name="Standard">temperature de consigne <text:s text:c="3"/>: 80.00 degres Celsius <text:s text:c="30"/></text:p>
      <text:p text:style-name="Standard">duree iterative de chauffe : 7.82 secondes <text:s text:c="37"/></text:p>
      <text:p text:style-name="Standard">duree restante <text:s text:c="12"/>: 159.50 minutes <text:s text:c="36"/></text:p>
      <text:p text:style-name="Standard">cout <text:s text:c="22"/>: 0.0473 euros <text:s text:c="38"/></text:p>
      <text:p text:style-name="Standard">Somme des Dich <text:s text:c="12"/>: 639.4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6.00 <text:s text:c="44"/></text:p>
      <text:p text:style-name="Standard">temperature mesuree <text:s text:c="7"/>: 77.50 degres Celsius <text:s text:c="30"/></text:p>
      <text:p text:style-name="Standard">temperature de consigne <text:s text:c="3"/>: 80.00 degres Celsius <text:s text:c="30"/></text:p>
      <text:p text:style-name="Standard">duree iterative de chauffe : 8.24 secondes <text:s text:c="37"/></text:p>
      <text:p text:style-name="Standard">duree restante <text:s text:c="12"/>: 159.00 minutes <text:s text:c="36"/></text:p>
      <text:p text:style-name="Standard">cout <text:s text:c="22"/>: 0.0479 euros <text:s text:c="38"/></text:p>
      <text:p text:style-name="Standard">Somme des Dich <text:s text:c="12"/>: 647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6.50 <text:s text:c="44"/></text:p>
      <text:p text:style-name="Standard">temperature mesuree <text:s text:c="7"/>: 77.50 degres Celsius <text:s text:c="30"/></text:p>
      <text:p text:style-name="Standard">temperature de consigne <text:s text:c="3"/>: 80.00 degres Celsius <text:s text:c="30"/></text:p>
      <text:p text:style-name="Standard">duree iterative de chauffe : 8.24 secondes <text:s text:c="37"/></text:p>
      <text:p text:style-name="Standard">duree restante <text:s text:c="12"/>: 158.50 minutes <text:s text:c="36"/></text:p>
      <text:p text:style-name="Standard">cout <text:s text:c="22"/>: 0.0485 euros <text:s text:c="38"/></text:p>
      <text:p text:style-name="Standard">Somme des Dich <text:s text:c="12"/>: 655.5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7.00 <text:s text:c="44"/></text:p>
      <text:p text:style-name="Standard">temperature mesuree <text:s text:c="7"/>: 77.81 degres Celsius <text:s text:c="30"/></text:p>
      <text:p text:style-name="Standard">temperature de consigne <text:s text:c="3"/>: 80.00 degres Celsius <text:s text:c="30"/></text:p>
      <text:p text:style-name="Standard">duree iterative de chauffe : 7.21 secondes <text:s text:c="37"/></text:p>
      <text:p text:style-name="Standard">duree restante <text:s text:c="12"/>: 158.00 minutes <text:s text:c="36"/></text:p>
      <text:p text:style-name="Standard">cout <text:s text:c="22"/>: 0.0491 euros <text:s text:c="38"/></text:p>
      <text:p text:style-name="Standard">Somme des Dich <text:s text:c="12"/>: 663.7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7.50 <text:s text:c="44"/></text:p>
      <text:p text:style-name="Standard">temperature mesuree <text:s text:c="7"/>: 78.56 degres Celsius <text:s text:c="30"/></text:p>
      <text:p text:style-name="Standard">temperature de consigne <text:s text:c="3"/>: 80.00 degres Celsius <text:s text:c="30"/></text:p>
      <text:p text:style-name="Standard">duree iterative de chauffe : 4.73 secondes <text:s text:c="37"/></text:p>
      <text:p text:style-name="Standard">duree restante <text:s text:c="12"/>: 157.50 minutes <text:s text:c="36"/></text:p>
      <text:p text:style-name="Standard">cout <text:s text:c="22"/>: 0.0497 euros <text:s text:c="38"/></text:p>
      <text:p text:style-name="Standard">Somme des Dich <text:s text:c="12"/>: 670.9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8.00 <text:s text:c="44"/></text:p>
      <text:p text:style-name="Standard">temperature mesuree <text:s text:c="7"/>: 80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7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<text:soft-page-break/>FC1 <text:s text:c="23"/>: 0 <text:s text:c="49"/></text:p>
      <text:p text:style-name="Standard"><text:s text:c="80"/></text:p>
      <text:p text:style-name="Standard">t <text:s text:c="25"/>: 128.50 <text:s text:c="44"/></text:p>
      <text:p text:style-name="Standard">temperature mesuree <text:s text:c="7"/>: 82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6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9.00 <text:s text:c="44"/></text:p>
      <text:p text:style-name="Standard">temperature mesuree <text:s text:c="7"/>: 84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6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29.50 <text:s text:c="44"/></text:p>
      <text:p text:style-name="Standard">temperature mesuree <text:s text:c="7"/>: 85.6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5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0.00 <text:s text:c="44"/></text:p>
      <text:p text:style-name="Standard">temperature mesuree <text:s text:c="7"/>: 86.9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5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0.50 <text:s text:c="44"/></text:p>
      <text:p text:style-name="Standard">temperature mesuree <text:s text:c="7"/>: 88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4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1.00 <text:s text:c="44"/></text:p>
      <text:p text:style-name="Standard">temperature mesuree <text:s text:c="7"/>: 88.69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4.00 minutes <text:s text:c="36"/></text:p>
      <text:p text:style-name="Standard"><text:soft-page-break/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1.50 <text:s text:c="44"/></text:p>
      <text:p text:style-name="Standard">temperature mesuree <text:s text:c="7"/>: 89.1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3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2.00 <text:s text:c="44"/></text:p>
      <text:p text:style-name="Standard">temperature mesuree <text:s text:c="7"/>: 89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3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2.50 <text:s text:c="44"/></text:p>
      <text:p text:style-name="Standard">temperature mesuree <text:s text:c="7"/>: 89.31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2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3.00 <text:s text:c="44"/></text:p>
      <text:p text:style-name="Standard">temperature mesuree <text:s text:c="7"/>: 89.19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2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3.50 <text:s text:c="44"/></text:p>
      <text:p text:style-name="Standard">temperature mesuree <text:s text:c="7"/>: 89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1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4.00 <text:s text:c="44"/></text:p>
      <text:p text:style-name="Standard">temperature mesuree <text:s text:c="7"/>: 88.81 degres Celsius <text:s text:c="30"/></text:p>
      <text:p text:style-name="Standard">temperature de consigne <text:s text:c="3"/>: 80.00 degres Celsius <text:s text:c="30"/></text:p>
      <text:p text:style-name="Standard"><text:soft-page-break/>duree iterative de chauffe : 0.00 secondes <text:s text:c="37"/></text:p>
      <text:p text:style-name="Standard">duree restante <text:s text:c="12"/>: 151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4.50 <text:s text:c="44"/></text:p>
      <text:p text:style-name="Standard">temperature mesuree <text:s text:c="7"/>: 88.5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0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5.00 <text:s text:c="44"/></text:p>
      <text:p text:style-name="Standard">temperature mesuree <text:s text:c="7"/>: 88.1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50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5.50 <text:s text:c="44"/></text:p>
      <text:p text:style-name="Standard">temperature mesuree <text:s text:c="7"/>: 87.7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9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6.00 <text:s text:c="44"/></text:p>
      <text:p text:style-name="Standard">temperature mesuree <text:s text:c="7"/>: 87.31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9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6.50 <text:s text:c="44"/></text:p>
      <text:p text:style-name="Standard">temperature mesuree <text:s text:c="7"/>: 86.9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8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7.00 <text:s text:c="44"/></text:p>
      <text:p text:style-name="Standard"><text:soft-page-break/>temperature mesuree <text:s text:c="7"/>: 86.5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8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7.50 <text:s text:c="44"/></text:p>
      <text:p text:style-name="Standard">temperature mesuree <text:s text:c="7"/>: 86.1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7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8.00 <text:s text:c="44"/></text:p>
      <text:p text:style-name="Standard">temperature mesuree <text:s text:c="7"/>: 85.7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7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8.50 <text:s text:c="44"/></text:p>
      <text:p text:style-name="Standard">temperature mesuree <text:s text:c="7"/>: 85.4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6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9.00 <text:s text:c="44"/></text:p>
      <text:p text:style-name="Standard">temperature mesuree <text:s text:c="7"/>: 85.0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6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39.50 <text:s text:c="44"/></text:p>
      <text:p text:style-name="Standard">temperature mesuree <text:s text:c="7"/>: 84.69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5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oft-page-break/><text:s text:c="80"/></text:p>
      <text:p text:style-name="Standard">t <text:s text:c="25"/>: 140.00 <text:s text:c="44"/></text:p>
      <text:p text:style-name="Standard">temperature mesuree <text:s text:c="7"/>: 84.31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5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0.50 <text:s text:c="44"/></text:p>
      <text:p text:style-name="Standard">temperature mesuree <text:s text:c="7"/>: 84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4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1.00 <text:s text:c="44"/></text:p>
      <text:p text:style-name="Standard">temperature mesuree <text:s text:c="7"/>: 83.6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4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1.50 <text:s text:c="44"/></text:p>
      <text:p text:style-name="Standard">temperature mesuree <text:s text:c="7"/>: 83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3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2.00 <text:s text:c="44"/></text:p>
      <text:p text:style-name="Standard">temperature mesuree <text:s text:c="7"/>: 83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3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2.50 <text:s text:c="44"/></text:p>
      <text:p text:style-name="Standard">temperature mesuree <text:s text:c="7"/>: 82.69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2.50 minutes <text:s text:c="36"/></text:p>
      <text:p text:style-name="Standard">cout <text:s text:c="22"/>: 0.0500 euros <text:s text:c="38"/></text:p>
      <text:p text:style-name="Standard"><text:soft-page-break/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3.00 <text:s text:c="44"/></text:p>
      <text:p text:style-name="Standard">temperature mesuree <text:s text:c="7"/>: 82.4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2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3.50 <text:s text:c="44"/></text:p>
      <text:p text:style-name="Standard">temperature mesuree <text:s text:c="7"/>: 82.1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1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144.00 <text:s text:c="73"/></text:p>
      <text:p text:style-name="Standard">temperature mesuree <text:s text:c="7"/>: 81.8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1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4.50 <text:s text:c="44"/></text:p>
      <text:p text:style-name="Standard">temperature mesuree <text:s text:c="7"/>: 81.5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0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5.00 <text:s text:c="44"/></text:p>
      <text:p text:style-name="Standard">temperature mesuree <text:s text:c="7"/>: 81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40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5.50 <text:s text:c="44"/></text:p>
      <text:p text:style-name="Standard">temperature mesuree <text:s text:c="7"/>: 80.9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<text:soft-page-break/>duree restante <text:s text:c="12"/>: 139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6.00 <text:s text:c="44"/></text:p>
      <text:p text:style-name="Standard">temperature mesuree <text:s text:c="7"/>: 80.6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39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6.50 <text:s text:c="44"/></text:p>
      <text:p text:style-name="Standard">temperature mesuree <text:s text:c="7"/>: 80.31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38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7.00 <text:s text:c="44"/></text:p>
      <text:p text:style-name="Standard">temperature mesuree <text:s text:c="7"/>: 80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38.0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7.50 <text:s text:c="44"/></text:p>
      <text:p text:style-name="Standard">temperature mesuree <text:s text:c="7"/>: 79.62 degres Celsius <text:s text:c="30"/></text:p>
      <text:p text:style-name="Standard">temperature de consigne <text:s text:c="3"/>: 80.00 degres Celsius <text:s text:c="30"/></text:p>
      <text:p text:style-name="Standard">duree iterative de chauffe : 1.23 secondes <text:s text:c="37"/></text:p>
      <text:p text:style-name="Standard">duree restante <text:s text:c="12"/>: 137.50 minutes <text:s text:c="36"/></text:p>
      <text:p text:style-name="Standard">cout <text:s text:c="22"/>: 0.0500 euros <text:s text:c="38"/></text:p>
      <text:p text:style-name="Standard">Somme des Dich <text:s text:c="12"/>: 675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8.00 <text:s text:c="44"/></text:p>
      <text:p text:style-name="Standard">temperature mesuree <text:s text:c="7"/>: 79.31 degres Celsius <text:s text:c="30"/></text:p>
      <text:p text:style-name="Standard">temperature de consigne <text:s text:c="3"/>: 80.00 degres Celsius <text:s text:c="30"/></text:p>
      <text:p text:style-name="Standard">duree iterative de chauffe : 2.26 secondes <text:s text:c="37"/></text:p>
      <text:p text:style-name="Standard">duree restante <text:s text:c="12"/>: 137.00 minutes <text:s text:c="36"/></text:p>
      <text:p text:style-name="Standard">cout <text:s text:c="22"/>: 0.0501 euros <text:s text:c="38"/></text:p>
      <text:p text:style-name="Standard">Somme des Dich <text:s text:c="12"/>: 676.9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8.50 <text:s text:c="44"/></text:p>
      <text:p text:style-name="Standard">temperature mesuree <text:s text:c="7"/>: 78.94 degres Celsius <text:s text:c="30"/></text:p>
      <text:p text:style-name="Standard"><text:soft-page-break/>temperature de consigne <text:s text:c="3"/>: 80.00 degres Celsius <text:s text:c="30"/></text:p>
      <text:p text:style-name="Standard">duree iterative de chauffe : 3.50 secondes <text:s text:c="37"/></text:p>
      <text:p text:style-name="Standard">duree restante <text:s text:c="12"/>: 136.50 minutes <text:s text:c="36"/></text:p>
      <text:p text:style-name="Standard">cout <text:s text:c="22"/>: 0.0503 euros <text:s text:c="38"/></text:p>
      <text:p text:style-name="Standard">Somme des Dich <text:s text:c="12"/>: 679.1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9.00 <text:s text:c="44"/></text:p>
      <text:p text:style-name="Standard">temperature mesuree <text:s text:c="7"/>: 78.62 degres Celsius <text:s text:c="30"/></text:p>
      <text:p text:style-name="Standard">temperature de consigne <text:s text:c="3"/>: 80.00 degres Celsius <text:s text:c="30"/></text:p>
      <text:p text:style-name="Standard">duree iterative de chauffe : 4.53 secondes <text:s text:c="37"/></text:p>
      <text:p text:style-name="Standard">duree restante <text:s text:c="12"/>: 136.00 minutes <text:s text:c="36"/></text:p>
      <text:p text:style-name="Standard">cout <text:s text:c="22"/>: 0.0505 euros <text:s text:c="38"/></text:p>
      <text:p text:style-name="Standard">Somme des Dich <text:s text:c="12"/>: 682.6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49.50 <text:s text:c="44"/></text:p>
      <text:p text:style-name="Standard">temperature mesuree <text:s text:c="7"/>: 78.25 degres Celsius <text:s text:c="30"/></text:p>
      <text:p text:style-name="Standard">temperature de consigne <text:s text:c="3"/>: 80.00 degres Celsius <text:s text:c="30"/></text:p>
      <text:p text:style-name="Standard">duree iterative de chauffe : 5.77 secondes <text:s text:c="37"/></text:p>
      <text:p text:style-name="Standard">duree restante <text:s text:c="12"/>: 135.50 minutes <text:s text:c="36"/></text:p>
      <text:p text:style-name="Standard">cout <text:s text:c="22"/>: 0.0509 euros <text:s text:c="38"/></text:p>
      <text:p text:style-name="Standard">Somme des Dich <text:s text:c="12"/>: 687.2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0.00 <text:s text:c="44"/></text:p>
      <text:p text:style-name="Standard">temperature mesuree <text:s text:c="7"/>: 77.94 degres Celsius <text:s text:c="30"/></text:p>
      <text:p text:style-name="Standard">temperature de consigne <text:s text:c="3"/>: 80.00 degres Celsius <text:s text:c="30"/></text:p>
      <text:p text:style-name="Standard">duree iterative de chauffe : 6.80 secondes <text:s text:c="37"/></text:p>
      <text:p text:style-name="Standard">duree restante <text:s text:c="12"/>: 135.00 minutes <text:s text:c="36"/></text:p>
      <text:p text:style-name="Standard">cout <text:s text:c="22"/>: 0.0513 euros <text:s text:c="38"/></text:p>
      <text:p text:style-name="Standard">Somme des Dich <text:s text:c="12"/>: 692.9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0.50 <text:s text:c="44"/></text:p>
      <text:p text:style-name="Standard">temperature mesuree <text:s text:c="7"/>: 77.69 degres Celsius <text:s text:c="30"/></text:p>
      <text:p text:style-name="Standard">temperature de consigne <text:s text:c="3"/>: 80.00 degres Celsius <text:s text:c="30"/></text:p>
      <text:p text:style-name="Standard">duree iterative de chauffe : 7.63 secondes <text:s text:c="37"/></text:p>
      <text:p text:style-name="Standard">duree restante <text:s text:c="12"/>: 134.50 minutes <text:s text:c="36"/></text:p>
      <text:p text:style-name="Standard">cout <text:s text:c="22"/>: 0.0518 euros <text:s text:c="38"/></text:p>
      <text:p text:style-name="Standard">Somme des Dich <text:s text:c="12"/>: 699.7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1.00 <text:s text:c="44"/></text:p>
      <text:p text:style-name="Standard">temperature mesuree <text:s text:c="7"/>: 77.50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134.00 minutes <text:s text:c="36"/></text:p>
      <text:p text:style-name="Standard">cout <text:s text:c="22"/>: 0.0524 euros <text:s text:c="38"/></text:p>
      <text:p text:style-name="Standard">Somme des Dich <text:s text:c="12"/>: 707.41 secondes <text:s text:c="35"/></text:p>
      <text:p text:style-name="Standard">FC1 <text:s text:c="23"/>: 0 <text:s text:c="49"/></text:p>
      <text:p text:style-name="Standard"><text:s text:c="80"/></text:p>
      <text:p text:style-name="Standard"><text:soft-page-break/>t <text:s text:c="25"/>: 151.50 <text:s text:c="44"/></text:p>
      <text:p text:style-name="Standard">temperature mesuree <text:s text:c="7"/>: 77.37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133.50 minutes <text:s text:c="36"/></text:p>
      <text:p text:style-name="Standard">cout <text:s text:c="22"/>: 0.0530 euros <text:s text:c="38"/></text:p>
      <text:p text:style-name="Standard">Somme des Dich <text:s text:c="12"/>: 715.6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2.00 <text:s text:c="44"/></text:p>
      <text:p text:style-name="Standard">temperature mesuree <text:s text:c="7"/>: 77.50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133.00 minutes <text:s text:c="36"/></text:p>
      <text:p text:style-name="Standard">cout <text:s text:c="22"/>: 0.0536 euros <text:s text:c="38"/></text:p>
      <text:p text:style-name="Standard">Somme des Dich <text:s text:c="12"/>: 723.9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2.50 <text:s text:c="44"/></text:p>
      <text:p text:style-name="Standard">temperature mesuree <text:s text:c="7"/>: 78.31 degres Celsius <text:s text:c="30"/></text:p>
      <text:p text:style-name="Standard">temperature de consigne <text:s text:c="3"/>: 80.00 degres Celsius <text:s text:c="30"/></text:p>
      <text:p text:style-name="Standard">duree iterative de chauffe : 5.57 secondes <text:s text:c="37"/></text:p>
      <text:p text:style-name="Standard">duree restante <text:s text:c="12"/>: 132.50 minutes <text:s text:c="36"/></text:p>
      <text:p text:style-name="Standard">cout <text:s text:c="22"/>: 0.0542 euros <text:s text:c="38"/></text:p>
      <text:p text:style-name="Standard">Somme des Dich <text:s text:c="12"/>: 732.15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3.00 <text:s text:c="44"/></text:p>
      <text:p text:style-name="Standard">temperature mesuree <text:s text:c="7"/>: 79.81 degres Celsius <text:s text:c="30"/></text:p>
      <text:p text:style-name="Standard">temperature de consigne <text:s text:c="3"/>: 80.00 degres Celsius <text:s text:c="30"/></text:p>
      <text:p text:style-name="Standard">duree iterative de chauffe : 0.62 secondes <text:s text:c="37"/></text:p>
      <text:p text:style-name="Standard">duree restante <text:s text:c="12"/>: 132.00 minutes <text:s text:c="36"/></text:p>
      <text:p text:style-name="Standard">cout <text:s text:c="22"/>: 0.0546 euros <text:s text:c="38"/></text:p>
      <text:p text:style-name="Standard">Somme des Dich <text:s text:c="12"/>: 737.7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3.50 <text:s text:c="44"/></text:p>
      <text:p text:style-name="Standard">temperature mesuree <text:s text:c="7"/>: 82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31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4.00 <text:s text:c="44"/></text:p>
      <text:p text:style-name="Standard">temperature mesuree <text:s text:c="7"/>: 84.19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31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<text:soft-page-break/>FC1 <text:s text:c="23"/>: 0 <text:s text:c="49"/></text:p>
      <text:p text:style-name="Standard"><text:s text:c="80"/></text:p>
      <text:p text:style-name="Standard">t <text:s text:c="25"/>: 154.50 <text:s text:c="44"/></text:p>
      <text:p text:style-name="Standard">temperature mesuree <text:s text:c="7"/>: 86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30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5.00 <text:s text:c="44"/></text:p>
      <text:p text:style-name="Standard">temperature mesuree <text:s text:c="7"/>: 87.3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30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5.50 <text:s text:c="44"/></text:p>
      <text:p text:style-name="Standard">temperature mesuree <text:s text:c="7"/>: 88.4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9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6.00 <text:s text:c="44"/></text:p>
      <text:p text:style-name="Standard">temperature mesuree <text:s text:c="7"/>: 89.1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9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6.50 <text:s text:c="44"/></text:p>
      <text:p text:style-name="Standard">temperature mesuree <text:s text:c="7"/>: 89.69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8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7.00 <text:s text:c="44"/></text:p>
      <text:p text:style-name="Standard">temperature mesuree <text:s text:c="7"/>: 90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8.00 minutes <text:s text:c="36"/></text:p>
      <text:p text:style-name="Standard"><text:soft-page-break/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7.50 <text:s text:c="44"/></text:p>
      <text:p text:style-name="Standard">temperature mesuree <text:s text:c="7"/>: 90.1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7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8.00 <text:s text:c="44"/></text:p>
      <text:p text:style-name="Standard">temperature mesuree <text:s text:c="7"/>: 90.0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7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8.50 <text:s text:c="44"/></text:p>
      <text:p text:style-name="Standard">temperature mesuree <text:s text:c="7"/>: 89.8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6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9.00 <text:s text:c="44"/></text:p>
      <text:p text:style-name="Standard">temperature mesuree <text:s text:c="7"/>: 89.5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6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59.50 <text:s text:c="44"/></text:p>
      <text:p text:style-name="Standard">temperature mesuree <text:s text:c="7"/>: 89.19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5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0.00 <text:s text:c="44"/></text:p>
      <text:p text:style-name="Standard">temperature mesuree <text:s text:c="7"/>: 88.75 degres Celsius <text:s text:c="30"/></text:p>
      <text:p text:style-name="Standard">temperature de consigne <text:s text:c="3"/>: 80.00 degres Celsius <text:s text:c="30"/></text:p>
      <text:p text:style-name="Standard"><text:soft-page-break/>duree iterative de chauffe : 0.00 secondes <text:s text:c="37"/></text:p>
      <text:p text:style-name="Standard">duree restante <text:s text:c="12"/>: 125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0.50 <text:s text:c="44"/></text:p>
      <text:p text:style-name="Standard">temperature mesuree <text:s text:c="7"/>: 88.31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4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1.00 <text:s text:c="44"/></text:p>
      <text:p text:style-name="Standard">temperature mesuree <text:s text:c="7"/>: 87.8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4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1.50 <text:s text:c="44"/></text:p>
      <text:p text:style-name="Standard">temperature mesuree <text:s text:c="7"/>: 87.4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3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2.00 <text:s text:c="44"/></text:p>
      <text:p text:style-name="Standard">temperature mesuree <text:s text:c="7"/>: 87.0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3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2.50 <text:s text:c="44"/></text:p>
      <text:p text:style-name="Standard">temperature mesuree <text:s text:c="7"/>: 86.69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2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3.00 <text:s text:c="44"/></text:p>
      <text:p text:style-name="Standard"><text:soft-page-break/>temperature mesuree <text:s text:c="7"/>: 86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2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3.50 <text:s text:c="44"/></text:p>
      <text:p text:style-name="Standard">temperature mesuree <text:s text:c="7"/>: 85.9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1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4.00 <text:s text:c="44"/></text:p>
      <text:p text:style-name="Standard">temperature mesuree <text:s text:c="7"/>: 85.5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1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4.50 <text:s text:c="44"/></text:p>
      <text:p text:style-name="Standard">temperature mesuree <text:s text:c="7"/>: 85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0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5.00 <text:s text:c="44"/></text:p>
      <text:p text:style-name="Standard">temperature mesuree <text:s text:c="7"/>: 84.8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20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5.50 <text:s text:c="44"/></text:p>
      <text:p text:style-name="Standard">temperature mesuree <text:s text:c="7"/>: 84.5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9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oft-page-break/><text:s text:c="80"/></text:p>
      <text:p text:style-name="Standard">t <text:s text:c="25"/>: 166.00 <text:s text:c="44"/></text:p>
      <text:p text:style-name="Standard">temperature mesuree <text:s text:c="7"/>: 84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9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6.50 <text:s text:c="44"/></text:p>
      <text:p text:style-name="Standard">temperature mesuree <text:s text:c="7"/>: 83.9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8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7.00 <text:s text:c="44"/></text:p>
      <text:p text:style-name="Standard">temperature mesuree <text:s text:c="7"/>: 83.6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8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7.50 <text:s text:c="44"/></text:p>
      <text:p text:style-name="Standard">temperature mesuree <text:s text:c="7"/>: 83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7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8.00 <text:s text:c="44"/></text:p>
      <text:p text:style-name="Standard">temperature mesuree <text:s text:c="7"/>: 82.8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7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8.50 <text:s text:c="44"/></text:p>
      <text:p text:style-name="Standard">temperature mesuree <text:s text:c="7"/>: 82.5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6.50 minutes <text:s text:c="36"/></text:p>
      <text:p text:style-name="Standard">cout <text:s text:c="22"/>: 0.0547 euros <text:s text:c="38"/></text:p>
      <text:p text:style-name="Standard"><text:soft-page-break/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9.00 <text:s text:c="44"/></text:p>
      <text:p text:style-name="Standard">temperature mesuree <text:s text:c="7"/>: 82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6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69.50 <text:s text:c="44"/></text:p>
      <text:p text:style-name="Standard">temperature mesuree <text:s text:c="7"/>: 81.9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5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0.00 <text:s text:c="44"/></text:p>
      <text:p text:style-name="Standard">temperature mesuree <text:s text:c="7"/>: 81.5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5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0.50 <text:s text:c="44"/></text:p>
      <text:p text:style-name="Standard">temperature mesuree <text:s text:c="7"/>: 81.31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4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1.00 <text:s text:c="44"/></text:p>
      <text:p text:style-name="Standard">temperature mesuree <text:s text:c="7"/>: 81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4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1.50 <text:s text:c="44"/></text:p>
      <text:p text:style-name="Standard">temperature mesuree <text:s text:c="7"/>: 80.6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<text:soft-page-break/>duree restante <text:s text:c="12"/>: 113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2.00 <text:s text:c="44"/></text:p>
      <text:p text:style-name="Standard">temperature mesuree <text:s text:c="7"/>: 80.31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13.0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2.50 <text:s text:c="44"/></text:p>
      <text:p text:style-name="Standard">temperature mesuree <text:s text:c="7"/>: 79.94 degres Celsius <text:s text:c="30"/></text:p>
      <text:p text:style-name="Standard">temperature de consigne <text:s text:c="3"/>: 80.00 degres Celsius <text:s text:c="30"/></text:p>
      <text:p text:style-name="Standard">duree iterative de chauffe : 0.21 secondes <text:s text:c="37"/></text:p>
      <text:p text:style-name="Standard">duree restante <text:s text:c="12"/>: 112.50 minutes <text:s text:c="36"/></text:p>
      <text:p text:style-name="Standard">cout <text:s text:c="22"/>: 0.0547 euros <text:s text:c="38"/></text:p>
      <text:p text:style-name="Standard">Somme des Dich <text:s text:c="12"/>: 738.3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3.00 <text:s text:c="44"/></text:p>
      <text:p text:style-name="Standard">temperature mesuree <text:s text:c="7"/>: 79.56 degres Celsius <text:s text:c="30"/></text:p>
      <text:p text:style-name="Standard">temperature de consigne <text:s text:c="3"/>: 80.00 degres Celsius <text:s text:c="30"/></text:p>
      <text:p text:style-name="Standard">duree iterative de chauffe : 1.44 secondes <text:s text:c="37"/></text:p>
      <text:p text:style-name="Standard">duree restante <text:s text:c="12"/>: 112.00 minutes <text:s text:c="36"/></text:p>
      <text:p text:style-name="Standard">cout <text:s text:c="22"/>: 0.0547 euros <text:s text:c="38"/></text:p>
      <text:p text:style-name="Standard">Somme des Dich <text:s text:c="12"/>: 738.5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3.50 <text:s text:c="44"/></text:p>
      <text:p text:style-name="Standard">temperature mesuree <text:s text:c="7"/>: 79.19 degres Celsius <text:s text:c="30"/></text:p>
      <text:p text:style-name="Standard">temperature de consigne <text:s text:c="3"/>: 80.00 degres Celsius <text:s text:c="30"/></text:p>
      <text:p text:style-name="Standard">duree iterative de chauffe : 2.68 secondes <text:s text:c="37"/></text:p>
      <text:p text:style-name="Standard">duree restante <text:s text:c="12"/>: 111.50 minutes <text:s text:c="36"/></text:p>
      <text:p text:style-name="Standard">cout <text:s text:c="22"/>: 0.0548 euros <text:s text:c="38"/></text:p>
      <text:p text:style-name="Standard">Somme des Dich <text:s text:c="12"/>: 739.9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4.00 <text:s text:c="44"/></text:p>
      <text:p text:style-name="Standard">temperature mesuree <text:s text:c="7"/>: 78.87 degres Celsius <text:s text:c="30"/></text:p>
      <text:p text:style-name="Standard">temperature de consigne <text:s text:c="3"/>: 80.00 degres Celsius <text:s text:c="30"/></text:p>
      <text:p text:style-name="Standard">duree iterative de chauffe : 3.71 secondes <text:s text:c="37"/></text:p>
      <text:p text:style-name="Standard">duree restante <text:s text:c="12"/>: 111.00 minutes <text:s text:c="36"/></text:p>
      <text:p text:style-name="Standard">cout <text:s text:c="22"/>: 0.0550 euros <text:s text:c="38"/></text:p>
      <text:p text:style-name="Standard">Somme des Dich <text:s text:c="12"/>: 742.6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4.50 <text:s text:c="44"/></text:p>
      <text:p text:style-name="Standard">temperature mesuree <text:s text:c="7"/>: 78.56 degres Celsius <text:s text:c="30"/></text:p>
      <text:p text:style-name="Standard"><text:soft-page-break/>temperature de consigne <text:s text:c="3"/>: 80.00 degres Celsius <text:s text:c="30"/></text:p>
      <text:p text:style-name="Standard">duree iterative de chauffe : 4.74 secondes <text:s text:c="37"/></text:p>
      <text:p text:style-name="Standard">duree restante <text:s text:c="12"/>: 110.50 minutes <text:s text:c="36"/></text:p>
      <text:p text:style-name="Standard">cout <text:s text:c="22"/>: 0.0553 euros <text:s text:c="38"/></text:p>
      <text:p text:style-name="Standard">Somme des Dich <text:s text:c="12"/>: 746.3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5.00 <text:s text:c="44"/></text:p>
      <text:p text:style-name="Standard">temperature mesuree <text:s text:c="7"/>: 78.19 degres Celsius <text:s text:c="30"/></text:p>
      <text:p text:style-name="Standard">temperature de consigne <text:s text:c="3"/>: 80.00 degres Celsius <text:s text:c="30"/></text:p>
      <text:p text:style-name="Standard">duree iterative de chauffe : 5.98 secondes <text:s text:c="37"/></text:p>
      <text:p text:style-name="Standard">duree restante <text:s text:c="12"/>: 110.00 minutes <text:s text:c="36"/></text:p>
      <text:p text:style-name="Standard">cout <text:s text:c="22"/>: 0.0556 euros <text:s text:c="38"/></text:p>
      <text:p text:style-name="Standard">Somme des Dich <text:s text:c="12"/>: 751.12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5.50 <text:s text:c="44"/></text:p>
      <text:p text:style-name="Standard">temperature mesuree <text:s text:c="7"/>: 77.87 degres Celsius <text:s text:c="30"/></text:p>
      <text:p text:style-name="Standard">temperature de consigne <text:s text:c="3"/>: 80.00 degres Celsius <text:s text:c="30"/></text:p>
      <text:p text:style-name="Standard">duree iterative de chauffe : 7.01 secondes <text:s text:c="37"/></text:p>
      <text:p text:style-name="Standard">duree restante <text:s text:c="12"/>: 109.50 minutes <text:s text:c="36"/></text:p>
      <text:p text:style-name="Standard">cout <text:s text:c="22"/>: 0.0561 euros <text:s text:c="38"/></text:p>
      <text:p text:style-name="Standard">Somme des Dich <text:s text:c="12"/>: 757.1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6.00 <text:s text:c="44"/></text:p>
      <text:p text:style-name="Standard">temperature mesuree <text:s text:c="7"/>: 77.50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109.00 minutes <text:s text:c="36"/></text:p>
      <text:p text:style-name="Standard">cout <text:s text:c="22"/>: 0.0566 euros <text:s text:c="38"/></text:p>
      <text:p text:style-name="Standard">Somme des Dich <text:s text:c="12"/>: 764.1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6.50 <text:s text:c="44"/></text:p>
      <text:p text:style-name="Standard">temperature mesuree <text:s text:c="7"/>: 77.31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108.50 minutes <text:s text:c="36"/></text:p>
      <text:p text:style-name="Standard">cout <text:s text:c="22"/>: 0.0572 euros <text:s text:c="38"/></text:p>
      <text:p text:style-name="Standard">Somme des Dich <text:s text:c="12"/>: 772.3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7.00 <text:s text:c="44"/></text:p>
      <text:p text:style-name="Standard">temperature mesuree <text:s text:c="7"/>: 77.25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108.00 minutes <text:s text:c="36"/></text:p>
      <text:p text:style-name="Standard">cout <text:s text:c="22"/>: 0.0578 euros <text:s text:c="38"/></text:p>
      <text:p text:style-name="Standard">Somme des Dich <text:s text:c="12"/>: 780.61 secondes <text:s text:c="35"/></text:p>
      <text:p text:style-name="Standard">FC1 <text:s text:c="23"/>: 0 <text:s text:c="49"/></text:p>
      <text:p text:style-name="Standard"><text:s text:c="80"/></text:p>
      <text:p text:style-name="Standard"><text:soft-page-break/>t <text:s text:c="25"/>: 177.50 <text:s text:c="44"/></text:p>
      <text:p text:style-name="Standard">temperature mesuree <text:s text:c="7"/>: 77.50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107.50 minutes <text:s text:c="36"/></text:p>
      <text:p text:style-name="Standard">cout <text:s text:c="22"/>: 0.0584 euros <text:s text:c="38"/></text:p>
      <text:p text:style-name="Standard">Somme des Dich <text:s text:c="12"/>: 788.8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8.00 <text:s text:c="44"/></text:p>
      <text:p text:style-name="Standard">temperature mesuree <text:s text:c="7"/>: 78.44 degres Celsius <text:s text:c="30"/></text:p>
      <text:p text:style-name="Standard">temperature de consigne <text:s text:c="3"/>: 80.00 degres Celsius <text:s text:c="30"/></text:p>
      <text:p text:style-name="Standard">duree iterative de chauffe : 5.16 secondes <text:s text:c="37"/></text:p>
      <text:p text:style-name="Standard">duree restante <text:s text:c="12"/>: 107.00 minutes <text:s text:c="36"/></text:p>
      <text:p text:style-name="Standard">cout <text:s text:c="22"/>: 0.0590 euros <text:s text:c="38"/></text:p>
      <text:p text:style-name="Standard">Somme des Dich <text:s text:c="12"/>: 797.1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8.50 <text:s text:c="44"/></text:p>
      <text:p text:style-name="Standard">temperature mesuree <text:s text:c="7"/>: 80.4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6.5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9.00 <text:s text:c="44"/></text:p>
      <text:p text:style-name="Standard">temperature mesuree <text:s text:c="7"/>: 82.8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6.0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79.50 <text:s text:c="44"/></text:p>
      <text:p text:style-name="Standard">temperature mesuree <text:s text:c="7"/>: 85.1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5.5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0.00 <text:s text:c="44"/></text:p>
      <text:p text:style-name="Standard">temperature mesuree <text:s text:c="7"/>: 86.9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5.0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<text:soft-page-break/>FC1 <text:s text:c="23"/>: 0 <text:s text:c="49"/></text:p>
      <text:p text:style-name="Standard"><text:s text:c="80"/></text:p>
      <text:p text:style-name="Standard">t <text:s text:c="25"/>: 180.50 <text:s text:c="44"/></text:p>
      <text:p text:style-name="Standard">temperature mesuree <text:s text:c="7"/>: 86.4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4.5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1.00 <text:s text:c="44"/></text:p>
      <text:p text:style-name="Standard">temperature mesuree <text:s text:c="7"/>: 83.1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4.0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1.50 <text:s text:c="44"/></text:p>
      <text:p text:style-name="Standard">temperature mesuree <text:s text:c="7"/>: 81.7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3.5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2.00 <text:s text:c="44"/></text:p>
      <text:p text:style-name="Standard">temperature mesuree <text:s text:c="7"/>: 81.3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3.0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2.50 <text:s text:c="44"/></text:p>
      <text:p text:style-name="Standard">temperature mesuree <text:s text:c="7"/>: 81.4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2.5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3.00 <text:s text:c="44"/></text:p>
      <text:p text:style-name="Standard">temperature mesuree <text:s text:c="7"/>: 81.5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2.00 minutes <text:s text:c="36"/></text:p>
      <text:p text:style-name="Standard"><text:soft-page-break/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3.50 <text:s text:c="44"/></text:p>
      <text:p text:style-name="Standard">temperature mesuree <text:s text:c="7"/>: 81.81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1.5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4.00 <text:s text:c="44"/></text:p>
      <text:p text:style-name="Standard">temperature mesuree <text:s text:c="7"/>: 82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1.0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4.50 <text:s text:c="44"/></text:p>
      <text:p text:style-name="Standard">temperature mesuree <text:s text:c="7"/>: 82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0.5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5.00 <text:s text:c="44"/></text:p>
      <text:p text:style-name="Standard">temperature mesuree <text:s text:c="7"/>: 82.4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100.00 minutes <text:s text:c="36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5.50 <text:s text:c="44"/></text:p>
      <text:p text:style-name="Standard">temperature mesuree <text:s text:c="7"/>: 82.5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9.5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6.00 <text:s text:c="44"/></text:p>
      <text:p text:style-name="Standard">temperature mesuree <text:s text:c="7"/>: 82.56 degres Celsius <text:s text:c="30"/></text:p>
      <text:p text:style-name="Standard">temperature de consigne <text:s text:c="3"/>: 80.00 degres Celsius <text:s text:c="30"/></text:p>
      <text:p text:style-name="Standard"><text:soft-page-break/>duree iterative de chauffe : 0.00 secondes <text:s text:c="37"/></text:p>
      <text:p text:style-name="Standard">duree restante <text:s text:c="12"/>: 99.0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6.50 <text:s text:c="44"/></text:p>
      <text:p text:style-name="Standard">temperature mesuree <text:s text:c="7"/>: 82.5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8.5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7.00 <text:s text:c="44"/></text:p>
      <text:p text:style-name="Standard">temperature mesuree <text:s text:c="7"/>: 82.44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8.0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7.50 <text:s text:c="44"/></text:p>
      <text:p text:style-name="Standard">temperature mesuree <text:s text:c="7"/>: 82.25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7.5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8.00 <text:s text:c="44"/></text:p>
      <text:p text:style-name="Standard">temperature mesuree <text:s text:c="7"/>: 82.00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7.0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8.50 <text:s text:c="44"/></text:p>
      <text:p text:style-name="Standard">temperature mesuree <text:s text:c="7"/>: 81.8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6.5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9.00 <text:s text:c="44"/></text:p>
      <text:p text:style-name="Standard"><text:soft-page-break/>temperature mesuree <text:s text:c="7"/>: 81.6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6.0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89.50 <text:s text:c="44"/></text:p>
      <text:p text:style-name="Standard">temperature mesuree <text:s text:c="7"/>: 81.31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5.5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0.00 <text:s text:c="44"/></text:p>
      <text:p text:style-name="Standard">temperature mesuree <text:s text:c="7"/>: 81.0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5.0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0.50 <text:s text:c="44"/></text:p>
      <text:p text:style-name="Standard">temperature mesuree <text:s text:c="7"/>: 80.8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4.5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1.00 <text:s text:c="44"/></text:p>
      <text:p text:style-name="Standard">temperature mesuree <text:s text:c="7"/>: 80.56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4.0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1.50 <text:s text:c="44"/></text:p>
      <text:p text:style-name="Standard">temperature mesuree <text:s text:c="7"/>: 80.37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3.5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oft-page-break/><text:s text:c="80"/></text:p>
      <text:p text:style-name="Standard">t <text:s text:c="25"/>: 192.00 <text:s text:c="44"/></text:p>
      <text:p text:style-name="Standard">temperature mesuree <text:s text:c="7"/>: 80.12 degres Celsius <text:s text:c="30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93.0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2.50 <text:s text:c="44"/></text:p>
      <text:p text:style-name="Standard">temperature mesuree <text:s text:c="7"/>: 79.94 degres Celsius <text:s text:c="30"/></text:p>
      <text:p text:style-name="Standard">temperature de consigne <text:s text:c="3"/>: 80.00 degres Celsius <text:s text:c="30"/></text:p>
      <text:p text:style-name="Standard">duree iterative de chauffe : 0.21 secondes <text:s text:c="37"/></text:p>
      <text:p text:style-name="Standard">duree restante <text:s text:c="12"/>: 92.50 minutes <text:s text:c="37"/></text:p>
      <text:p text:style-name="Standard">cout <text:s text:c="22"/>: 0.0594 euros <text:s text:c="38"/></text:p>
      <text:p text:style-name="Standard">Somme des Dich <text:s text:c="12"/>: 802.2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3.00 <text:s text:c="44"/></text:p>
      <text:p text:style-name="Standard">temperature mesuree <text:s text:c="7"/>: 79.75 degres Celsius <text:s text:c="30"/></text:p>
      <text:p text:style-name="Standard">temperature de consigne <text:s text:c="3"/>: 80.00 degres Celsius <text:s text:c="30"/></text:p>
      <text:p text:style-name="Standard">duree iterative de chauffe : 0.82 secondes <text:s text:c="37"/></text:p>
      <text:p text:style-name="Standard">duree restante <text:s text:c="12"/>: 92.00 minutes <text:s text:c="37"/></text:p>
      <text:p text:style-name="Standard">cout <text:s text:c="22"/>: 0.0594 euros <text:s text:c="38"/></text:p>
      <text:p text:style-name="Standard">Somme des Dich <text:s text:c="12"/>: 802.47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3.50 <text:s text:c="44"/></text:p>
      <text:p text:style-name="Standard">temperature mesuree <text:s text:c="7"/>: 79.56 degres Celsius <text:s text:c="30"/></text:p>
      <text:p text:style-name="Standard">temperature de consigne <text:s text:c="3"/>: 80.00 degres Celsius <text:s text:c="30"/></text:p>
      <text:p text:style-name="Standard">duree iterative de chauffe : 1.44 secondes <text:s text:c="37"/></text:p>
      <text:p text:style-name="Standard">duree restante <text:s text:c="12"/>: 91.50 minutes <text:s text:c="37"/></text:p>
      <text:p text:style-name="Standard">cout <text:s text:c="22"/>: 0.0595 euros <text:s text:c="38"/></text:p>
      <text:p text:style-name="Standard">Somme des Dich <text:s text:c="12"/>: 803.2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4.00 <text:s text:c="44"/></text:p>
      <text:p text:style-name="Standard">temperature mesuree <text:s text:c="7"/>: 79.37 degres Celsius <text:s text:c="30"/></text:p>
      <text:p text:style-name="Standard">temperature de consigne <text:s text:c="3"/>: 80.00 degres Celsius <text:s text:c="30"/></text:p>
      <text:p text:style-name="Standard">duree iterative de chauffe : 2.06 secondes <text:s text:c="37"/></text:p>
      <text:p text:style-name="Standard">duree restante <text:s text:c="12"/>: 91.00 minutes <text:s text:c="37"/></text:p>
      <text:p text:style-name="Standard">cout <text:s text:c="22"/>: 0.0596 euros <text:s text:c="38"/></text:p>
      <text:p text:style-name="Standard">Somme des Dich <text:s text:c="12"/>: 804.7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4.50 <text:s text:c="44"/></text:p>
      <text:p text:style-name="Standard">temperature mesuree <text:s text:c="7"/>: 79.19 degres Celsius <text:s text:c="30"/></text:p>
      <text:p text:style-name="Standard">temperature de consigne <text:s text:c="3"/>: 80.00 degres Celsius <text:s text:c="30"/></text:p>
      <text:p text:style-name="Standard">duree iterative de chauffe : 2.68 secondes <text:s text:c="37"/></text:p>
      <text:p text:style-name="Standard">duree restante <text:s text:c="12"/>: 90.50 minutes <text:s text:c="37"/></text:p>
      <text:p text:style-name="Standard">cout <text:s text:c="22"/>: 0.0597 euros <text:s text:c="38"/></text:p>
      <text:p text:style-name="Standard"><text:soft-page-break/>Somme des Dich <text:s text:c="12"/>: 806.8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5.00 <text:s text:c="44"/></text:p>
      <text:p text:style-name="Standard">temperature mesuree <text:s text:c="7"/>: 79.00 degres Celsius <text:s text:c="30"/></text:p>
      <text:p text:style-name="Standard">temperature de consigne <text:s text:c="3"/>: 80.00 degres Celsius <text:s text:c="30"/></text:p>
      <text:p text:style-name="Standard">duree iterative de chauffe : 3.30 secondes <text:s text:c="37"/></text:p>
      <text:p text:style-name="Standard">duree restante <text:s text:c="12"/>: 90.00 minutes <text:s text:c="37"/></text:p>
      <text:p text:style-name="Standard">cout <text:s text:c="22"/>: 0.0599 euros <text:s text:c="38"/></text:p>
      <text:p text:style-name="Standard">Somme des Dich <text:s text:c="12"/>: 809.4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5.50 <text:s text:c="44"/></text:p>
      <text:p text:style-name="Standard">temperature mesuree <text:s text:c="7"/>: 78.75 degres Celsius <text:s text:c="30"/></text:p>
      <text:p text:style-name="Standard">temperature de consigne <text:s text:c="3"/>: 80.00 degres Celsius <text:s text:c="30"/></text:p>
      <text:p text:style-name="Standard">duree iterative de chauffe : 4.12 secondes <text:s text:c="37"/></text:p>
      <text:p text:style-name="Standard">duree restante <text:s text:c="12"/>: 89.50 minutes <text:s text:c="37"/></text:p>
      <text:p text:style-name="Standard">cout <text:s text:c="22"/>: 0.0602 euros <text:s text:c="38"/></text:p>
      <text:p text:style-name="Standard">Somme des Dich <text:s text:c="12"/>: 812.7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6.00 <text:s text:c="44"/></text:p>
      <text:p text:style-name="Standard">temperature mesuree <text:s text:c="7"/>: 78.56 degres Celsius <text:s text:c="30"/></text:p>
      <text:p text:style-name="Standard">temperature de consigne <text:s text:c="3"/>: 80.00 degres Celsius <text:s text:c="30"/></text:p>
      <text:p text:style-name="Standard">duree iterative de chauffe : 4.74 secondes <text:s text:c="37"/></text:p>
      <text:p text:style-name="Standard">duree restante <text:s text:c="12"/>: 89.00 minutes <text:s text:c="37"/></text:p>
      <text:p text:style-name="Standard">cout <text:s text:c="22"/>: 0.0605 euros <text:s text:c="38"/></text:p>
      <text:p text:style-name="Standard">Somme des Dich <text:s text:c="12"/>: 816.90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6.50 <text:s text:c="44"/></text:p>
      <text:p text:style-name="Standard">temperature mesuree <text:s text:c="7"/>: 78.50 degres Celsius <text:s text:c="30"/></text:p>
      <text:p text:style-name="Standard">temperature de consigne <text:s text:c="3"/>: 80.00 degres Celsius <text:s text:c="30"/></text:p>
      <text:p text:style-name="Standard">duree iterative de chauffe : 4.95 secondes <text:s text:c="37"/></text:p>
      <text:p text:style-name="Standard">duree restante <text:s text:c="12"/>: 88.50 minutes <text:s text:c="37"/></text:p>
      <text:p text:style-name="Standard">cout <text:s text:c="22"/>: 0.0608 euros <text:s text:c="38"/></text:p>
      <text:p text:style-name="Standard">Somme des Dich <text:s text:c="12"/>: 821.6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7.00 <text:s text:c="44"/></text:p>
      <text:p text:style-name="Standard">temperature mesuree <text:s text:c="7"/>: 78.37 degres Celsius <text:s text:c="30"/></text:p>
      <text:p text:style-name="Standard">temperature de consigne <text:s text:c="3"/>: 80.00 degres Celsius <text:s text:c="30"/></text:p>
      <text:p text:style-name="Standard">duree iterative de chauffe : 5.36 secondes <text:s text:c="37"/></text:p>
      <text:p text:style-name="Standard">duree restante <text:s text:c="12"/>: 88.00 minutes <text:s text:c="37"/></text:p>
      <text:p text:style-name="Standard">cout <text:s text:c="22"/>: 0.0612 euros <text:s text:c="38"/></text:p>
      <text:p text:style-name="Standard">Somme des Dich <text:s text:c="12"/>: 826.5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7.50 <text:s text:c="44"/></text:p>
      <text:p text:style-name="Standard">temperature mesuree <text:s text:c="7"/>: 78.31 degres Celsius <text:s text:c="30"/></text:p>
      <text:p text:style-name="Standard">temperature de consigne <text:s text:c="3"/>: 80.00 degres Celsius <text:s text:c="30"/></text:p>
      <text:p text:style-name="Standard">duree iterative de chauffe : 5.57 secondes <text:s text:c="37"/></text:p>
      <text:p text:style-name="Standard"><text:soft-page-break/>duree restante <text:s text:c="12"/>: 87.50 minutes <text:s text:c="37"/></text:p>
      <text:p text:style-name="Standard">cout <text:s text:c="22"/>: 0.0616 euros <text:s text:c="38"/></text:p>
      <text:p text:style-name="Standard">Somme des Dich <text:s text:c="12"/>: 831.9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8.00 <text:s text:c="44"/></text:p>
      <text:p text:style-name="Standard">temperature mesuree <text:s text:c="7"/>: 78.44 degres Celsius <text:s text:c="30"/></text:p>
      <text:p text:style-name="Standard">temperature de consigne <text:s text:c="3"/>: 80.00 degres Celsius <text:s text:c="30"/></text:p>
      <text:p text:style-name="Standard">duree iterative de chauffe : 5.16 secondes <text:s text:c="37"/></text:p>
      <text:p text:style-name="Standard">duree restante <text:s text:c="12"/>: 87.00 minutes <text:s text:c="37"/></text:p>
      <text:p text:style-name="Standard">cout <text:s text:c="22"/>: 0.0620 euros <text:s text:c="38"/></text:p>
      <text:p text:style-name="Standard">Somme des Dich <text:s text:c="12"/>: 837.53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8.50 <text:s text:c="44"/></text:p>
      <text:p text:style-name="Standard">temperature mesuree <text:s text:c="7"/>: 78.75 degres Celsius <text:s text:c="30"/></text:p>
      <text:p text:style-name="Standard">temperature de consigne <text:s text:c="3"/>: 80.00 degres Celsius <text:s text:c="30"/></text:p>
      <text:p text:style-name="Standard">duree iterative de chauffe : 4.12 secondes <text:s text:c="37"/></text:p>
      <text:p text:style-name="Standard">duree restante <text:s text:c="12"/>: 86.50 minutes <text:s text:c="37"/></text:p>
      <text:p text:style-name="Standard">cout <text:s text:c="22"/>: 0.0624 euros <text:s text:c="38"/></text:p>
      <text:p text:style-name="Standard">Somme des Dich <text:s text:c="12"/>: 842.68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9.00 <text:s text:c="44"/></text:p>
      <text:p text:style-name="Standard">temperature mesuree <text:s text:c="7"/>: 79.19 degres Celsius <text:s text:c="30"/></text:p>
      <text:p text:style-name="Standard">temperature de consigne <text:s text:c="3"/>: 80.00 degres Celsius <text:s text:c="30"/></text:p>
      <text:p text:style-name="Standard">duree iterative de chauffe : 2.68 secondes <text:s text:c="37"/></text:p>
      <text:p text:style-name="Standard">duree restante <text:s text:c="12"/>: 86.00 minutes <text:s text:c="37"/></text:p>
      <text:p text:style-name="Standard">cout <text:s text:c="22"/>: 0.0627 euros <text:s text:c="38"/></text:p>
      <text:p text:style-name="Standard">Somme des Dich <text:s text:c="12"/>: 846.8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199.50 <text:s text:c="44"/></text:p>
      <text:p text:style-name="Standard">temperature mesuree <text:s text:c="7"/>: 72.31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85.50 minutes <text:s text:c="37"/></text:p>
      <text:p text:style-name="Standard">cout <text:s text:c="22"/>: 0.0629 euros <text:s text:c="38"/></text:p>
      <text:p text:style-name="Standard">Somme des Dich <text:s text:c="12"/>: 849.4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0.00 <text:s text:c="44"/></text:p>
      <text:p text:style-name="Standard">temperature mesuree <text:s text:c="7"/>: 126.31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85.00 minutes <text:s text:c="37"/></text:p>
      <text:p text:style-name="Standard">cout <text:s text:c="22"/>: 0.0635 euros <text:s text:c="38"/></text:p>
      <text:p text:style-name="Standard">Somme des Dich <text:s text:c="12"/>: 857.7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0.50 <text:s text:c="44"/></text:p>
      <text:p text:style-name="Standard">temperature mesuree <text:s text:c="7"/>: -18.12 degres Celsius <text:s text:c="29"/></text:p>
      <text:p text:style-name="Standard"><text:soft-page-break/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84.50 minutes <text:s text:c="37"/></text:p>
      <text:p text:style-name="Standard">cout <text:s text:c="22"/>: 0.0635 euros <text:s text:c="38"/></text:p>
      <text:p text:style-name="Standard">Somme des Dich <text:s text:c="12"/>: 857.7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1.00 <text:s text:c="44"/></text:p>
      <text:p text:style-name="Standard">temperature mesuree <text:s text:c="7"/>: 77.31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84.00 minutes <text:s text:c="37"/></text:p>
      <text:p text:style-name="Standard">cout <text:s text:c="22"/>: 0.0641 euros <text:s text:c="38"/></text:p>
      <text:p text:style-name="Standard">Somme des Dich <text:s text:c="12"/>: 865.9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1.50 <text:s text:c="44"/></text:p>
      <text:p text:style-name="Standard">temperature mesuree <text:s text:c="7"/>: 127.94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83.50 minutes <text:s text:c="37"/></text:p>
      <text:p text:style-name="Standard">cout <text:s text:c="22"/>: 0.0647 euros <text:s text:c="38"/></text:p>
      <text:p text:style-name="Standard">Somme des Dich <text:s text:c="12"/>: 874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2.00 <text:s text:c="44"/></text:p>
      <text:p text:style-name="Standard">temperature mesuree <text:s text:c="7"/>: 127.94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83.00 minutes <text:s text:c="37"/></text:p>
      <text:p text:style-name="Standard">cout <text:s text:c="22"/>: 0.0647 euros <text:s text:c="38"/></text:p>
      <text:p text:style-name="Standard">Somme des Dich <text:s text:c="12"/>: 874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2.50 <text:s text:c="44"/></text:p>
      <text:p text:style-name="Standard">temperature mesuree <text:s text:c="7"/>: 127.94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82.50 minutes <text:s text:c="37"/></text:p>
      <text:p text:style-name="Standard">cout <text:s text:c="22"/>: 0.0647 euros <text:s text:c="38"/></text:p>
      <text:p text:style-name="Standard">Somme des Dich <text:s text:c="12"/>: 874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3.00 <text:s text:c="44"/></text:p>
      <text:p text:style-name="Standard">temperature mesuree <text:s text:c="7"/>: 127.94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82.00 minutes <text:s text:c="37"/></text:p>
      <text:p text:style-name="Standard">cout <text:s text:c="22"/>: 0.0647 euros <text:s text:c="38"/></text:p>
      <text:p text:style-name="Standard">Somme des Dich <text:s text:c="12"/>: 874.24 secondes <text:s text:c="35"/></text:p>
      <text:p text:style-name="Standard">FC1 <text:s text:c="23"/>: 0 <text:s text:c="49"/></text:p>
      <text:p text:style-name="Standard"><text:s text:c="80"/></text:p>
      <text:p text:style-name="Standard"><text:soft-page-break/>t <text:s text:c="25"/>: 203.50 <text:s text:c="44"/></text:p>
      <text:p text:style-name="Standard">temperature mesuree <text:s text:c="7"/>: -46.88 degres Celsius <text:s text:c="29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81.50 minutes <text:s text:c="37"/></text:p>
      <text:p text:style-name="Standard">cout <text:s text:c="22"/>: 0.0647 euros <text:s text:c="38"/></text:p>
      <text:p text:style-name="Standard">Somme des Dich <text:s text:c="12"/>: 874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4.00 <text:s text:c="44"/></text:p>
      <text:p text:style-name="Standard">temperature mesuree <text:s text:c="7"/>: 36.75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81.00 minutes <text:s text:c="37"/></text:p>
      <text:p text:style-name="Standard">cout <text:s text:c="22"/>: 0.0653 euros <text:s text:c="38"/></text:p>
      <text:p text:style-name="Standard">Somme des Dich <text:s text:c="12"/>: 882.4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4.50 <text:s text:c="44"/></text:p>
      <text:p text:style-name="Standard">temperature mesuree <text:s text:c="7"/>: -13.81 degres Celsius <text:s text:c="29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80.50 minutes <text:s text:c="37"/></text:p>
      <text:p text:style-name="Standard">cout <text:s text:c="22"/>: 0.0659 euros <text:s text:c="38"/></text:p>
      <text:p text:style-name="Standard">Somme des Dich <text:s text:c="12"/>: 890.7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5.00 <text:s text:c="44"/></text:p>
      <text:p text:style-name="Standard">temperature mesuree <text:s text:c="7"/>: 8.44 degres Celsius <text:s text:c="31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80.00 minutes <text:s text:c="37"/></text:p>
      <text:p text:style-name="Standard">cout <text:s text:c="22"/>: 0.0666 euros <text:s text:c="38"/></text:p>
      <text:p text:style-name="Standard">Somme des Dich <text:s text:c="12"/>: 898.9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5.50 <text:s text:c="44"/></text:p>
      <text:p text:style-name="Standard">temperature mesuree <text:s text:c="7"/>: 117.00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79.50 minutes <text:s text:c="37"/></text:p>
      <text:p text:style-name="Standard">cout <text:s text:c="22"/>: 0.0672 euros <text:s text:c="38"/></text:p>
      <text:p text:style-name="Standard">Somme des Dich <text:s text:c="12"/>: 907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6.00 <text:s text:c="44"/></text:p>
      <text:p text:style-name="Standard">temperature mesuree <text:s text:c="7"/>: 61.81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79.00 minutes <text:s text:c="37"/></text:p>
      <text:p text:style-name="Standard">cout <text:s text:c="22"/>: 0.0672 euros <text:s text:c="38"/></text:p>
      <text:p text:style-name="Standard">Somme des Dich <text:s text:c="12"/>: 907.24 secondes <text:s text:c="35"/></text:p>
      <text:p text:style-name="Standard"><text:soft-page-break/>FC1 <text:s text:c="23"/>: 0 <text:s text:c="49"/></text:p>
      <text:p text:style-name="Standard"><text:s text:c="80"/></text:p>
      <text:p text:style-name="Standard">t <text:s text:c="25"/>: 206.50 <text:s text:c="44"/></text:p>
      <text:p text:style-name="Standard">temperature mesuree <text:s text:c="7"/>: 14.38 degres Celsius <text:s text:c="30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78.50 minutes <text:s text:c="37"/></text:p>
      <text:p text:style-name="Standard">cout <text:s text:c="22"/>: 0.0678 euros <text:s text:c="38"/></text:p>
      <text:p text:style-name="Standard">Somme des Dich <text:s text:c="12"/>: 915.4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7.00 <text:s text:c="44"/></text:p>
      <text:p text:style-name="Standard">temperature mesuree <text:s text:c="7"/>: 127.94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78.00 minutes <text:s text:c="37"/></text:p>
      <text:p text:style-name="Standard">cout <text:s text:c="22"/>: 0.0684 euros <text:s text:c="38"/></text:p>
      <text:p text:style-name="Standard">Somme des Dich <text:s text:c="12"/>: 923.7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7.50 <text:s text:c="44"/></text:p>
      <text:p text:style-name="Standard">temperature mesuree <text:s text:c="7"/>: 127.94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77.50 minutes <text:s text:c="37"/></text:p>
      <text:p text:style-name="Standard">cout <text:s text:c="22"/>: 0.0684 euros <text:s text:c="38"/></text:p>
      <text:p text:style-name="Standard">Somme des Dich <text:s text:c="12"/>: 923.7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8.00 <text:s text:c="44"/></text:p>
      <text:p text:style-name="Standard">temperature mesuree <text:s text:c="7"/>: 127.94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77.00 minutes <text:s text:c="37"/></text:p>
      <text:p text:style-name="Standard">cout <text:s text:c="22"/>: 0.0684 euros <text:s text:c="38"/></text:p>
      <text:p text:style-name="Standard">Somme des Dich <text:s text:c="12"/>: 923.7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8.50 <text:s text:c="44"/></text:p>
      <text:p text:style-name="Standard">temperature mesuree <text:s text:c="7"/>: -49.81 degres Celsius <text:s text:c="29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76.50 minutes <text:s text:c="37"/></text:p>
      <text:p text:style-name="Standard">cout <text:s text:c="22"/>: 0.0684 euros <text:s text:c="38"/></text:p>
      <text:p text:style-name="Standard">Somme des Dich <text:s text:c="12"/>: 923.7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9.00 <text:s text:c="44"/></text:p>
      <text:p text:style-name="Standard">temperature mesuree <text:s text:c="7"/>: -105.69 degres Celsius <text:s text:c="28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76.00 minutes <text:s text:c="37"/></text:p>
      <text:p text:style-name="Standard"><text:soft-page-break/>cout <text:s text:c="22"/>: 0.0690 euros <text:s text:c="38"/></text:p>
      <text:p text:style-name="Standard">Somme des Dich <text:s text:c="12"/>: 931.9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09.50 <text:s text:c="44"/></text:p>
      <text:p text:style-name="Standard">temperature mesuree <text:s text:c="7"/>: -110.69 degres Celsius <text:s text:c="28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75.50 minutes <text:s text:c="37"/></text:p>
      <text:p text:style-name="Standard">cout <text:s text:c="22"/>: 0.0696 euros <text:s text:c="38"/></text:p>
      <text:p text:style-name="Standard">Somme des Dich <text:s text:c="12"/>: 940.24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10.00 <text:s text:c="44"/></text:p>
      <text:p text:style-name="Standard">temperature mesuree <text:s text:c="7"/>: 106.69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75.00 minutes <text:s text:c="37"/></text:p>
      <text:p text:style-name="Standard">cout <text:s text:c="22"/>: 0.0702 euros <text:s text:c="38"/></text:p>
      <text:p text:style-name="Standard">Somme des Dich <text:s text:c="12"/>: 948.4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10.50 <text:s text:c="44"/></text:p>
      <text:p text:style-name="Standard">temperature mesuree <text:s text:c="7"/>: 127.94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74.50 minutes <text:s text:c="37"/></text:p>
      <text:p text:style-name="Standard">cout <text:s text:c="22"/>: 0.0702 euros <text:s text:c="38"/></text:p>
      <text:p text:style-name="Standard">Somme des Dich <text:s text:c="12"/>: 948.4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11.00 <text:s text:c="44"/></text:p>
      <text:p text:style-name="Standard">temperature mesuree <text:s text:c="7"/>: 79.81 degres Celsius <text:s text:c="30"/></text:p>
      <text:p text:style-name="Standard">temperature de consigne <text:s text:c="3"/>: 80.00 degres Celsius <text:s text:c="30"/></text:p>
      <text:p text:style-name="Standard">duree iterative de chauffe : 0.62 secondes <text:s text:c="37"/></text:p>
      <text:p text:style-name="Standard">duree restante <text:s text:c="12"/>: 74.00 minutes <text:s text:c="37"/></text:p>
      <text:p text:style-name="Standard">cout <text:s text:c="22"/>: 0.0702 euros <text:s text:c="38"/></text:p>
      <text:p text:style-name="Standard">Somme des Dich <text:s text:c="12"/>: 948.49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11.50 <text:s text:c="44"/></text:p>
      <text:p text:style-name="Standard">temperature mesuree <text:s text:c="7"/>: -121.44 degres Celsius <text:s text:c="28"/></text:p>
      <text:p text:style-name="Standard">temperature de consigne <text:s text:c="3"/>: 80.00 degres Celsius <text:s text:c="30"/></text:p>
      <text:p text:style-name="Standard">duree iterative de chauffe : 8.25 secondes <text:s text:c="37"/></text:p>
      <text:p text:style-name="Standard">duree restante <text:s text:c="12"/>: 73.50 minutes <text:s text:c="37"/></text:p>
      <text:p text:style-name="Standard">cout <text:s text:c="22"/>: 0.0703 euros <text:s text:c="38"/></text:p>
      <text:p text:style-name="Standard">Somme des Dich <text:s text:c="12"/>: 949.11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12.00 <text:s text:c="44"/></text:p>
      <text:p text:style-name="Standard">temperature mesuree <text:s text:c="7"/>: 127.94 degres Celsius <text:s text:c="29"/></text:p>
      <text:p text:style-name="Standard">temperature de consigne <text:s text:c="3"/>: 80.00 degres Celsius <text:s text:c="30"/></text:p>
      <text:p text:style-name="Standard"><text:soft-page-break/>duree iterative de chauffe : 0.00 secondes <text:s text:c="37"/></text:p>
      <text:p text:style-name="Standard">duree restante <text:s text:c="12"/>: 73.00 minutes <text:s text:c="37"/></text:p>
      <text:p text:style-name="Standard">cout <text:s text:c="22"/>: 0.0709 euros <text:s text:c="38"/></text:p>
      <text:p text:style-name="Standard">Somme des Dich <text:s text:c="12"/>: 957.36 secondes <text:s text:c="35"/></text:p>
      <text:p text:style-name="Standard">FC1 <text:s text:c="23"/>: 0 <text:s text:c="49"/></text:p>
      <text:p text:style-name="Standard"><text:s text:c="80"/></text:p>
      <text:p text:style-name="Standard">t <text:s text:c="25"/>: 212.50 <text:s text:c="44"/></text:p>
      <text:p text:style-name="Standard">temperature mesuree <text:s text:c="7"/>: 127.94 degres Celsius <text:s text:c="29"/></text:p>
      <text:p text:style-name="Standard">temperature de consigne <text:s text:c="3"/>: 80.00 degres Celsius <text:s text:c="30"/></text:p>
      <text:p text:style-name="Standard">duree iterative de chauffe : 0.00 secondes <text:s text:c="37"/></text:p>
      <text:p text:style-name="Standard">duree restante <text:s text:c="12"/>: 72.50 minutes <text:s text:c="37"/></text:p>
      <text:p text:style-name="Standard">cout <text:s text:c="22"/>: 0.0709 euros <text:s text:c="38"/></text:p>
      <text:p text:style-name="Standard">Somme des Dich <text:s text:c="12"/>: 957.36 secondes <text:s text:c="35"/></text:p>
      <text:p text:style-name="Standard">FC1 <text:s text:c="23"/>: 0 <text:s text:c="49"/></text:p>
      <text:p text:style-name="Standard"><text:s text:c="80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6:39:33.459250332</meta:creation-date>
    <dc:date>2020-11-18T16:43:04.056996083</dc:date>
    <meta:editing-duration>PT3M31S</meta:editing-duration>
    <meta:editing-cycles>1</meta:editing-cycles>
    <meta:document-statistic meta:table-count="0" meta:image-count="0" meta:object-count="0" meta:page-count="80" meta:paragraph-count="4118" meta:word-count="18795" meta:character-count="328353" meta:non-whitespace-character-count="89566"/>
    <meta:generator>LibreOffice/6.0.7.3$Linux_X86_64 LibreOffice_project/00m0$Build-3</meta:generator>
  </office:meta>
</office:document-meta>
</file>